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300000192922CBD3A42245C5D.png" manifest:media-type="image/png"/>
  <manifest:file-entry manifest:full-path="Pictures/10000001000002ED00000165682D0F5AD8C7D561.png" manifest:media-type="image/png"/>
  <manifest:file-entry manifest:full-path="Pictures/100000010000055600000300C322146F1C6041EB.png" manifest:media-type="image/png"/>
  <manifest:file-entry manifest:full-path="Pictures/1000000100000556000003003A2B13EE63B0B2A9.png" manifest:media-type="image/png"/>
  <manifest:file-entry manifest:full-path="Pictures/10000001000003B3000002345AF9A8206063E85E.png" manifest:media-type="image/png"/>
  <manifest:file-entry manifest:full-path="Pictures/10000001000002C70000031C9A517BE36DA84FE4.png" manifest:media-type="image/png"/>
  <manifest:file-entry manifest:full-path="Pictures/100000010000031D000001FA25881F307BD14E85.png" manifest:media-type="image/png"/>
  <manifest:file-entry manifest:full-path="Pictures/1000000100000572000002087307F488801135E3.png" manifest:media-type="image/png"/>
  <manifest:file-entry manifest:full-path="Pictures/100000010000055600000300412550E054D1DB53.png" manifest:media-type="image/png"/>
  <manifest:file-entry manifest:full-path="Pictures/10000001000007D0000007D0564BFFC8768E77D8.png" manifest:media-type="image/png"/>
  <manifest:file-entry manifest:full-path="Pictures/1000000100000556000003001AABA2DFA1394131.png" manifest:media-type="image/png"/>
  <manifest:file-entry manifest:full-path="Pictures/100000010000027200000234EED4E19559BE3E67.png" manifest:media-type="image/png"/>
  <manifest:file-entry manifest:full-path="Pictures/1000000100000556000003000375B8C78E47A22F.png" manifest:media-type="image/png"/>
  <manifest:file-entry manifest:full-path="Pictures/100000010000034B000000DA284AD775DF326CDE.png" manifest:media-type="image/png"/>
  <manifest:file-entry manifest:full-path="Pictures/1000000100000BB8000004DF385C6080CEF05260.png" manifest:media-type="image/png"/>
  <manifest:file-entry manifest:full-path="Pictures/1000000100000556000003008A136F42355E57E1.png" manifest:media-type="image/png"/>
  <manifest:file-entry manifest:full-path="Pictures/10000001000003B3000001943200CB9F1AD53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</office:font-face-decls>
  <office:automatic-styles>
    <style:style style:name="Table1" style:family="table">
      <style:table-properties style:width="12.261cm" table:align="margins"/>
    </style:style>
    <style:style style:name="Table1.A" style:family="table-column">
      <style:table-column-properties style:column-width="2.593cm" style:rel-column-width="13859*"/>
    </style:style>
    <style:style style:name="Table1.B" style:family="table-column">
      <style:table-column-properties style:column-width="9.668cm" style:rel-column-width="5167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min-row-height="2.572cm"/>
    </style:style>
    <style:style style:name="Table1.B3" style:family="table-cell">
      <style:table-cell-properties fo:background-color="#282a36" fo:padding="0.097cm" fo:border-left="0.5pt solid #000000" fo:border-right="0.5pt solid #000000" fo:border-top="none" fo:border-bottom="0.5pt solid #000000" ch2_options="{'Style': 'dracula', 'Language': 'C', 'UseCharStyles': 0, 'LineNumberRatio': 100, 'LineNumberStart': 1, 'MasterCharStyle': '', 'ShowLineNumbers': 1, 'ColourizeBackground': 1, 'LineNumberSeparator': '  ', 'LineNumberPaddingSymbol': '', 'StoreOptionsWithSnippet': 1}">
        <style:background-image/>
      </style:table-cell-properties>
    </style:style>
    <style:style style:name="Table2" style:family="table">
      <style:table-properties style:width="12.261cm" table:align="margins"/>
    </style:style>
    <style:style style:name="Table2.A" style:family="table-column">
      <style:table-column-properties style:column-width="2.699cm" style:rel-column-width="14425*"/>
    </style:style>
    <style:style style:name="Table2.B" style:family="table-column">
      <style:table-column-properties style:column-width="9.562cm" style:rel-column-width="51110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12.261cm" style:rel-column-width="65535*"/>
    </style:style>
    <style:style style:name="Table3.A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261cm" table:align="margins"/>
    </style:style>
    <style:style style:name="Table4.A" style:family="table-column">
      <style:table-column-properties style:column-width="12.261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2.261cm" table:align="margins"/>
    </style:style>
    <style:style style:name="Table5.A" style:family="table-column">
      <style:table-column-properties style:column-width="0.794cm" style:rel-column-width="4242*"/>
    </style:style>
    <style:style style:name="Table5.B" style:family="table-column">
      <style:table-column-properties style:column-width="5.6cm" style:rel-column-width="29934*"/>
    </style:style>
    <style:style style:name="Table5.C" style:family="table-column">
      <style:table-column-properties style:column-width="0.817cm" style:rel-column-width="4365*"/>
    </style:style>
    <style:style style:name="Table5.D" style:family="table-column">
      <style:table-column-properties style:column-width="5.05cm" style:rel-column-width="26994*"/>
    </style:style>
    <style:style style:name="Table5.A1" style:family="table-cell">
      <style:table-cell-properties style:vertical-align="middle" fo:padding="0.097cm" fo:border-left="0.5pt solid #6272a4" fo:border-right="none" fo:border-top="0.5pt solid #6272a4" fo:border-bottom="0.5pt solid #6272a4"/>
    </style:style>
    <style:style style:name="Table5.B1" style:family="table-cell">
      <style:table-cell-properties fo:padding="0.097cm" fo:border-left="0.5pt solid #6272a4" fo:border-right="none" fo:border-top="0.5pt solid #6272a4" fo:border-bottom="0.5pt solid #6272a4"/>
    </style:style>
    <style:style style:name="Table5.D1" style:family="table-cell">
      <style:table-cell-properties fo:padding="0.097cm" fo:border="0.5pt solid #6272a4"/>
    </style:style>
    <style:style style:name="Table5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5.B2" style:family="table-cell">
      <style:table-cell-properties fo:padding="0.097cm" fo:border-left="0.5pt solid #6272a4" fo:border-right="none" fo:border-top="none" fo:border-bottom="0.5pt solid #6272a4"/>
    </style:style>
    <style:style style:name="Table5.D2" style:family="table-cell">
      <style:table-cell-properties fo:padding="0.097cm" fo:border-left="0.5pt solid #6272a4" fo:border-right="0.5pt solid #6272a4" fo:border-top="none" fo:border-bottom="0.5pt solid #6272a4"/>
    </style:style>
    <style:style style:name="Table5.B3" style:family="table-cell">
      <style:table-cell-properties fo:padding="0.097cm" fo:border-left="0.5pt solid #6272a4" fo:border-right="none" fo:border-top="none" fo:border-bottom="0.5pt solid #6272a4"/>
    </style:style>
    <style:style style:name="Table5.D3" style:family="table-cell">
      <style:table-cell-properties fo:padding="0.097cm" fo:border-left="0.5pt solid #6272a4" fo:border-right="0.5pt solid #6272a4" fo:border-top="none" fo:border-bottom="0.5pt solid #6272a4"/>
    </style:style>
    <style:style style:name="Table5.B4" style:family="table-cell">
      <style:table-cell-properties fo:padding="0.097cm" fo:border-left="0.5pt solid #6272a4" fo:border-right="none" fo:border-top="none" fo:border-bottom="0.5pt solid #6272a4"/>
    </style:style>
    <style:style style:name="Table5.C4" style:family="table-cell">
      <style:table-cell-properties style:vertical-align="middle" fo:padding="0.097cm" fo:border-left="0.5pt solid #6272a4" fo:border-right="0.5pt solid #6272a4" fo:border-top="none" fo:border-bottom="0.5pt solid #6272a4"/>
    </style:style>
    <style:style style:name="Table8" style:family="table">
      <style:table-properties style:width="12.261cm" table:align="margins"/>
    </style:style>
    <style:style style:name="Table8.A" style:family="table-column">
      <style:table-column-properties style:column-width="2.096cm" style:rel-column-width="11200*"/>
    </style:style>
    <style:style style:name="Table8.B" style:family="table-column">
      <style:table-column-properties style:column-width="2.314cm" style:rel-column-width="12369*"/>
    </style:style>
    <style:style style:name="Table8.C" style:family="table-column">
      <style:table-column-properties style:column-width="7.851cm" style:rel-column-width="41966*"/>
    </style:style>
    <style:style style:name="Table8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8.C1" style:family="table-cell">
      <style:table-cell-properties style:vertical-align="middle" fo:background-color="#44475a" fo:padding="0.097cm" fo:border="0.5pt solid #6272a4">
        <style:background-image/>
      </style:table-cell-properties>
    </style:style>
    <style:style style:name="Table8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2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3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4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5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6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7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8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9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9" style:family="table">
      <style:table-properties style:width="12.261cm" table:align="margins"/>
    </style:style>
    <style:style style:name="Table9.A" style:family="table-column">
      <style:table-column-properties style:column-width="2.096cm" style:rel-column-width="11200*"/>
    </style:style>
    <style:style style:name="Table9.B" style:family="table-column">
      <style:table-column-properties style:column-width="3.505cm" style:rel-column-width="18733*"/>
    </style:style>
    <style:style style:name="Table9.C" style:family="table-column">
      <style:table-column-properties style:column-width="6.66cm" style:rel-column-width="35602*"/>
    </style:style>
    <style:style style:name="Table9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B1" style:family="table-cell">
      <style:table-cell-properties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C1" style:family="table-cell">
      <style:table-cell-properties fo:background-color="#44475a" fo:padding="0.097cm" fo:border="0.5pt solid #6272a4">
        <style:background-image/>
      </style:table-cell-properties>
    </style:style>
    <style:style style:name="Table9.A2" style:family="table-cell">
      <style:table-cell-properties style:vertical-align="middle" fo:background-color="#50fa7b" fo:padding="0.097cm" fo:border-left="0.5pt solid #6272a4" fo:border-right="none" fo:border-top="none" fo:border-bottom="0.5pt solid #6272a4">
        <style:background-image/>
      </style:table-cell-properties>
    </style:style>
    <style:style style:name="Table9.B2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2" style:family="table-cell">
      <style:table-cell-properties fo:padding="0.097cm" fo:border-left="0.5pt solid #6272a4" fo:border-right="0.5pt solid #6272a4" fo:border-top="none" fo:border-bottom="0.5pt solid #6272a4"/>
    </style:style>
    <style:style style:name="Table9.B3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3" style:family="table-cell">
      <style:table-cell-properties fo:padding="0.097cm" fo:border-left="0.5pt solid #6272a4" fo:border-right="0.5pt solid #6272a4" fo:border-top="none" fo:border-bottom="0.5pt solid #6272a4"/>
    </style:style>
    <style:style style:name="Table9.A4" style:family="table-cell">
      <style:table-cell-properties style:vertical-align="middle" fo:background-color="#ff5555" fo:padding="0.097cm" fo:border-left="0.5pt solid #6272a4" fo:border-right="none" fo:border-top="none" fo:border-bottom="0.5pt solid #6272a4">
        <style:background-image/>
      </style:table-cell-properties>
    </style:style>
    <style:style style:name="Table9.B4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4" style:family="table-cell">
      <style:table-cell-properties fo:padding="0.097cm" fo:border-left="0.5pt solid #6272a4" fo:border-right="0.5pt solid #6272a4" fo:border-top="none" fo:border-bottom="0.5pt solid #6272a4"/>
    </style:style>
    <style:style style:name="Table9.B5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5" style:family="table-cell">
      <style:table-cell-properties fo:padding="0.097cm" fo:border-left="0.5pt solid #6272a4" fo:border-right="0.5pt solid #6272a4" fo:border-top="none" fo:border-bottom="0.5pt solid #6272a4"/>
    </style:style>
    <style:style style:name="Table9.B6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6" style:family="table-cell">
      <style:table-cell-properties fo:padding="0.097cm" fo:border-left="0.5pt solid #6272a4" fo:border-right="0.5pt solid #6272a4" fo:border-top="none" fo:border-bottom="0.5pt solid #6272a4"/>
    </style:style>
    <style:style style:name="Table10" style:family="table">
      <style:table-properties style:width="12.252cm" table:align="left"/>
    </style:style>
    <style:style style:name="Table10.A" style:family="table-column">
      <style:table-column-properties style:column-width="5.389cm"/>
    </style:style>
    <style:style style:name="Table10.B" style:family="table-column">
      <style:table-column-properties style:column-width="2.288cm"/>
    </style:style>
    <style:style style:name="Table10.A1" style:family="table-cell">
      <style:table-cell-properties fo:background-color="#282a36" fo:padding="0.097cm" fo:border-left="0.5pt solid #f8f8f2" fo:border-right="none" fo:border-top="0.5pt solid #f8f8f2" fo:border-bottom="0.5pt solid #f8f8f2">
        <style:background-image/>
      </style:table-cell-properties>
    </style:style>
    <style:style style:name="Table10.C1" style:family="table-cell">
      <style:table-cell-properties fo:background-color="#282a36" fo:padding="0.097cm" fo:border="0.5pt solid #f8f8f2">
        <style:background-image/>
      </style:table-cell-properties>
    </style:style>
    <style:style style:name="Table10.A2" style:family="table-cell">
      <style:table-cell-properties fo:padding="0.097cm" fo:border-left="0.5pt solid #f8f8f2" fo:border-right="none" fo:border-top="none" fo:border-bottom="0.5pt solid #f8f8f2"/>
    </style:style>
    <style:style style:name="Table10.B2" style:family="table-cell">
      <style:table-cell-properties fo:background-color="#44475a" fo:padding="0.097cm" fo:border-left="0.5pt solid #f8f8f2" fo:border-right="none" fo:border-top="none" fo:border-bottom="0.5pt solid #f8f8f2">
        <style:background-image/>
      </style:table-cell-properties>
    </style:style>
    <style:style style:name="Table10.D2" style:family="table-cell">
      <style:table-cell-properties fo:background-color="#44475a" fo:padding="0.097cm" fo:border-left="0.5pt solid #f8f8f2" fo:border-right="0.5pt solid #f8f8f2" fo:border-top="none" fo:border-bottom="0.5pt solid #f8f8f2">
        <style:background-image/>
      </style:table-cell-properties>
    </style:style>
    <style:style style:name="Table10.A3" style:family="table-cell">
      <style:table-cell-properties fo:padding="0.097cm" fo:border-left="0.5pt solid #f8f8f2" fo:border-right="none" fo:border-top="none" fo:border-bottom="0.5pt solid #f8f8f2"/>
    </style:style>
    <style:style style:name="Table10.A4" style:family="table-cell">
      <style:table-cell-properties fo:padding="0.097cm" fo:border-left="0.5pt solid #f8f8f2" fo:border-right="none" fo:border-top="none" fo:border-bottom="0.5pt solid #f8f8f2"/>
    </style:style>
    <style:style style:name="Table10.A5" style:family="table-cell">
      <style:table-cell-properties fo:padding="0.097cm" fo:border-left="0.5pt solid #f8f8f2" fo:border-right="none" fo:border-top="none" fo:border-bottom="0.5pt solid #f8f8f2"/>
    </style:style>
    <style:style style:name="Table11" style:family="table">
      <style:table-properties style:width="12.252cm" table:align="left"/>
    </style:style>
    <style:style style:name="Table11.A" style:family="table-column">
      <style:table-column-properties style:column-width="5.006cm"/>
    </style:style>
    <style:style style:name="Table11.B" style:family="table-column">
      <style:table-column-properties style:column-width="7.246cm"/>
    </style:style>
    <style:style style:name="Table11.A1" style:family="table-cell">
      <style:table-cell-properties fo:padding="0.097cm" fo:border-left="0.75pt ridge #44475a" fo:border-right="none" fo:border-top="0.75pt ridge #44475a" fo:border-bottom="0.75pt ridge #44475a"/>
    </style:style>
    <style:style style:name="Table11.B1" style:family="table-cell">
      <style:table-cell-properties fo:padding="0.097cm" fo:border="0.75pt ridge #44475a"/>
    </style:style>
    <style:style style:name="Table11.A2" style:family="table-cell">
      <style:table-cell-properties style:vertical-align="middle" fo:padding="0.097cm" fo:border-left="0.5pt solid #44475a" fo:border-right="none" fo:border-top="none" fo:border-bottom="0.5pt solid #44475a"/>
    </style:style>
    <style:style style:name="Table11.B2" style:family="table-cell">
      <style:table-cell-properties fo:padding="0.097cm" fo:border="none"/>
    </style:style>
    <style:style style:name="Table11.B3" style:family="table-cell">
      <style:table-cell-properties fo:padding="0.097cm" fo:border="none"/>
    </style:style>
    <style:style style:name="Table11.B4" style:family="table-cell">
      <style:table-cell-properties fo:padding="0.097cm" fo:border="none"/>
    </style:style>
    <style:style style:name="Table11.A5" style:family="table-cell">
      <style:table-cell-properties style:vertical-align="middle" fo:background-color="#44475a" fo:padding="0.097cm" fo:border-left="0.5pt solid #44475a" fo:border-right="none" fo:border-top="none" fo:border-bottom="0.5pt solid #44475a">
        <style:background-image/>
      </style:table-cell-properties>
    </style:style>
    <style:style style:name="Table11.B5" style:family="table-cell">
      <style:table-cell-properties fo:background-color="#44475a" fo:padding="0.097cm" fo:border="none">
        <style:background-image/>
      </style:table-cell-properties>
    </style:style>
    <style:style style:name="Table11.B6" style:family="table-cell">
      <style:table-cell-properties fo:padding="0.097cm" fo:border="none"/>
    </style:style>
    <style:style style:name="Table11.B7" style:family="table-cell">
      <style:table-cell-properties fo:padding="0.097cm" fo:border="none"/>
    </style:style>
    <style:style style:name="Table11.B8" style:family="table-cell">
      <style:table-cell-properties fo:padding="0.097cm" fo:border="none"/>
    </style:style>
    <style:style style:name="Table13" style:family="table">
      <style:table-properties style:width="12.261cm" table:align="margins"/>
    </style:style>
    <style:style style:name="Table13.A" style:family="table-column">
      <style:table-column-properties style:column-width="7.408cm" style:rel-column-width="39598*"/>
    </style:style>
    <style:style style:name="Table13.B" style:family="table-column">
      <style:table-column-properties style:column-width="4.852cm" style:rel-column-width="25937*"/>
    </style:style>
    <style:style style:name="Table13.A1" style:family="table-cell">
      <style:table-cell-properties fo:padding="0.097cm" fo:border-left="0.75pt solid #2a6099" fo:border-right="none" fo:border-top="0.75pt solid #2a6099" fo:border-bottom="0.75pt solid #2a6099"/>
    </style:style>
    <style:style style:name="Table13.B1" style:family="table-cell">
      <style:table-cell-properties fo:padding="0.097cm" fo:border="0.75pt solid #2a6099"/>
    </style:style>
    <style:style style:name="Table1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3.5" style:family="table-row">
      <style:table-row-properties style:min-row-height="0.753cm"/>
    </style:style>
    <style:style style:name="Table13.6" style:family="table-row">
      <style:table-row-properties style:min-row-height="0.39cm"/>
    </style:style>
    <style:style style:name="Table13.A6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13.B6" style:family="table-cell">
      <style:table-cell-properties style:vertical-align="middle"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2" style:family="table">
      <style:table-properties style:width="12.261cm" table:align="margins" style:writing-mode="lr-tb"/>
    </style:style>
    <style:style style:name="Table12.A" style:family="table-column">
      <style:table-column-properties style:column-width="12.261cm" style:rel-column-width="65535*"/>
    </style:style>
    <style:style style:name="Table12.A1" style:family="table-cell">
      <style:table-cell-properties fo:padding="0.097cm" fo:border-left="0.5pt solid #000000" fo:border-right="0.5pt solid #000000" fo:border-top="0.5pt solid #000000" fo:border-bottom="none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2.261cm" table:align="margins"/>
    </style:style>
    <style:style style:name="Table14.A" style:family="table-column">
      <style:table-column-properties style:column-width="1.612cm" style:rel-column-width="8617*"/>
    </style:style>
    <style:style style:name="Table14.B" style:family="table-column">
      <style:table-column-properties style:column-width="10.649cm" style:rel-column-width="56918*"/>
    </style:style>
    <style:style style:name="Table14.A1" style:family="table-cell">
      <style:table-cell-properties fo:background-color="#ffff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4.B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A2" style:family="table-cell">
      <style:table-cell-properties fo:background-color="#ffff00" fo:padding="0.097cm" fo:border-left="0.5pt solid #2a6099" fo:border-right="none" fo:border-top="none" fo:border-bottom="0.5pt solid #2a6099">
        <style:background-image/>
      </style:table-cell-properties>
    </style:style>
    <style:style style:name="Table14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B3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A4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4.B4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B5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6" style:family="table">
      <style:table-properties style:width="12.261cm" table:align="margins"/>
    </style:style>
    <style:style style:name="Table6.A" style:family="table-column">
      <style:table-column-properties style:column-width="12.261cm" style:rel-column-width="65535*"/>
    </style:style>
    <style:style style:name="Table6.A1" style:family="table-cell">
      <style:table-cell-properties fo:padding="0.097cm" fo:border="0.5pt solid #2a6099"/>
    </style:style>
    <style:style style:name="Table7" style:family="table">
      <style:table-properties style:width="12.261cm" table:align="margins"/>
    </style:style>
    <style:style style:name="Table7.A" style:family="table-column">
      <style:table-column-properties style:column-width="12.261cm" style:rel-column-width="65535*"/>
    </style:style>
    <style:style style:name="Table7.A1" style:family="table-cell">
      <style:table-cell-properties fo:padding="0.097cm" fo:border="0.5pt solid #000000"/>
    </style:style>
    <style:style style:name="Table15" style:family="table">
      <style:table-properties style:width="12.261cm" table:align="margins"/>
    </style:style>
    <style:style style:name="Table15.A" style:family="table-column">
      <style:table-column-properties style:column-width="12.261cm" style:rel-column-width="65535*"/>
    </style:style>
    <style:style style:name="Table15.A1" style:family="table-cell">
      <style:table-cell-properties fo:padding="0.097cm" fo:border="0.5pt solid #2a6099"/>
    </style:style>
    <style:style style:name="Table16" style:family="table">
      <style:table-properties style:width="12.261cm" table:align="margins"/>
    </style:style>
    <style:style style:name="Table16.A" style:family="table-column">
      <style:table-column-properties style:column-width="2.452cm" style:rel-column-width="13107*"/>
    </style:style>
    <style:style style:name="Table16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16.E1" style:family="table-cell">
      <style:table-cell-properties style:vertical-align="middle" fo:padding="0.097cm" fo:border="0.5pt solid #2a6099"/>
    </style:style>
    <style:style style:name="Table16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6.E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3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4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5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6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7" style:family="table-row">
      <style:table-row-properties style:min-row-height="0.803cm"/>
    </style:style>
    <style:style style:name="Table16.D7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7" style:family="table">
      <style:table-properties style:width="12.261cm" table:align="margins"/>
    </style:style>
    <style:style style:name="Table17.A" style:family="table-column">
      <style:table-column-properties style:column-width="1.612cm" style:rel-column-width="8617*"/>
    </style:style>
    <style:style style:name="Table17.B" style:family="table-column">
      <style:table-column-properties style:column-width="3.39cm" style:rel-column-width="18120*"/>
    </style:style>
    <style:style style:name="Table17.C" style:family="table-column">
      <style:table-column-properties style:column-width="7.258cm" style:rel-column-width="38798*"/>
    </style:style>
    <style:style style:name="Table17.A1" style:family="table-cell">
      <style:table-cell-properties fo:background-color="#ff5555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7.B1" style:family="table-cell">
      <style:table-cell-properties fo:padding="0.097cm" fo:border-left="0.5pt solid #2a6099" fo:border-right="none" fo:border-top="0.5pt solid #2a6099" fo:border-bottom="0.5pt solid #2a6099"/>
    </style:style>
    <style:style style:name="Table17.C1" style:family="table-cell">
      <style:table-cell-properties fo:padding="0.097cm" fo:border="0.5pt solid #2a6099"/>
    </style:style>
    <style:style style:name="Table17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7.B2" style:family="table-cell">
      <style:table-cell-properties fo:padding="0.097cm" fo:border-left="0.5pt solid #2a6099" fo:border-right="none" fo:border-top="none" fo:border-bottom="0.5pt solid #2a6099"/>
    </style:style>
    <style:style style:name="Table17.C2" style:family="table-cell">
      <style:table-cell-properties fo:padding="0.097cm" fo:border-left="0.5pt solid #2a6099" fo:border-right="0.5pt solid #2a6099" fo:border-top="none" fo:border-bottom="0.5pt solid #2a6099"/>
    </style:style>
    <style:style style:name="Table17.B3" style:family="table-cell">
      <style:table-cell-properties fo:padding="0.097cm" fo:border-left="0.5pt solid #2a6099" fo:border-right="none" fo:border-top="none" fo:border-bottom="0.5pt solid #2a6099"/>
    </style:style>
    <style:style style:name="Table17.C3" style:family="table-cell">
      <style:table-cell-properties fo:padding="0.097cm" fo:border-left="0.5pt solid #2a6099" fo:border-right="0.5pt solid #2a6099" fo:border-top="none" fo:border-bottom="0.5pt solid #2a6099"/>
    </style:style>
    <style:style style:name="Table17.B4" style:family="table-cell">
      <style:table-cell-properties fo:padding="0.097cm" fo:border-left="0.5pt solid #2a6099" fo:border-right="none" fo:border-top="none" fo:border-bottom="0.5pt solid #2a6099"/>
    </style:style>
    <style:style style:name="Table17.C4" style:family="table-cell">
      <style:table-cell-properties fo:padding="0.097cm" fo:border-left="0.5pt solid #2a6099" fo:border-right="0.5pt solid #2a6099" fo:border-top="none" fo:border-bottom="0.5pt solid #2a6099"/>
    </style:style>
    <style:style style:name="Table17.B5" style:family="table-cell">
      <style:table-cell-properties fo:padding="0.097cm" fo:border-left="0.5pt solid #2a6099" fo:border-right="none" fo:border-top="none" fo:border-bottom="0.5pt solid #2a6099"/>
    </style:style>
    <style:style style:name="Table17.C5" style:family="table-cell">
      <style:table-cell-properties fo:padding="0.097cm" fo:border-left="0.5pt solid #2a6099" fo:border-right="0.5pt solid #2a6099" fo:border-top="none" fo:border-bottom="0.5pt solid #2a6099"/>
    </style:style>
    <style:style style:name="Table17.A6" style:family="table-cell">
      <style:table-cell-properties fo:background-color="#50fa7b" fo:padding="0.097cm" fo:border-left="0.5pt solid #2a6099" fo:border-right="none" fo:border-top="none" fo:border-bottom="0.5pt solid #2a6099">
        <style:background-image/>
      </style:table-cell-properties>
    </style:style>
    <style:style style:name="Table17.B6" style:family="table-cell">
      <style:table-cell-properties fo:padding="0.097cm" fo:border-left="0.5pt solid #2a6099" fo:border-right="none" fo:border-top="none" fo:border-bottom="0.5pt solid #2a6099"/>
    </style:style>
    <style:style style:name="Table17.C6" style:family="table-cell">
      <style:table-cell-properties fo:padding="0.097cm" fo:border-left="0.5pt solid #2a6099" fo:border-right="0.5pt solid #2a6099" fo:border-top="none" fo:border-bottom="0.5pt solid #2a6099"/>
    </style:style>
    <style:style style:name="Table17.B7" style:family="table-cell">
      <style:table-cell-properties fo:padding="0.097cm" fo:border-left="0.5pt solid #2a6099" fo:border-right="none" fo:border-top="none" fo:border-bottom="0.5pt solid #2a6099"/>
    </style:style>
    <style:style style:name="Table17.C7" style:family="table-cell">
      <style:table-cell-properties fo:padding="0.097cm" fo:border-left="0.5pt solid #2a6099" fo:border-right="0.5pt solid #2a6099" fo:border-top="none" fo:border-bottom="0.5pt solid #2a6099"/>
    </style:style>
    <style:style style:name="Table18" style:family="table">
      <style:table-properties style:width="12.261cm" table:align="margins"/>
    </style:style>
    <style:style style:name="Table18.A" style:family="table-column">
      <style:table-column-properties style:column-width="7.408cm" style:rel-column-width="4200*"/>
    </style:style>
    <style:style style:name="Table18.B" style:family="table-column">
      <style:table-column-properties style:column-width="4.852cm" style:rel-column-width="2751*"/>
    </style:style>
    <style:style style:name="Table18.A1" style:family="table-cell">
      <style:table-cell-properties fo:padding="0.097cm" fo:border-left="0.5pt solid #2a6099" fo:border-right="none" fo:border-top="0.5pt solid #2a6099" fo:border-bottom="0.5pt solid #2a6099"/>
    </style:style>
    <style:style style:name="Table18.B1" style:family="table-cell">
      <style:table-cell-properties fo:padding="0.097cm" fo:border="0.5pt solid #2a6099"/>
    </style:style>
    <style:style style:name="Table18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8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9" style:family="table">
      <style:table-properties style:width="12.261cm" table:align="margins"/>
    </style:style>
    <style:style style:name="Table19.A" style:family="table-column">
      <style:table-column-properties style:column-width="6.131cm" style:rel-column-width="32767*"/>
    </style:style>
    <style:style style:name="Table19.A1" style:family="table-cell">
      <style:table-cell-properties fo:padding="0.097cm" fo:border-left="0.5pt solid #2a6099" fo:border-right="none" fo:border-top="0.5pt solid #2a6099" fo:border-bottom="0.5pt solid #2a6099"/>
    </style:style>
    <style:style style:name="Table19.B1" style:family="table-cell">
      <style:table-cell-properties fo:padding="0.097cm" fo:border="0.5pt solid #2a6099"/>
    </style:style>
    <style:style style:name="Table19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9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0" style:family="table">
      <style:table-properties style:width="12.261cm" table:align="margins"/>
    </style:style>
    <style:style style:name="Table20.A" style:family="table-column">
      <style:table-column-properties style:column-width="12.261cm" style:rel-column-width="65535*"/>
    </style:style>
    <style:style style:name="Table20.A1" style:family="table-cell">
      <style:table-cell-properties fo:padding="0.097cm" fo:border="0.5pt solid #2a6099"/>
    </style:style>
    <style:style style:name="Table20.A2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Horizontal_20_Line">
      <style:text-properties officeooo:paragraph-rsid="001e9ab4"/>
    </style:style>
    <style:style style:name="P2" style:family="paragraph" style:parent-style-name="Horizontal_20_Line">
      <style:text-properties fo:color="#f8f8f2" loext:opacity="100%" fo:font-style="normal" officeooo:rsid="00485842" officeooo:paragraph-rsid="00485842" style:font-style-asian="normal" style:font-style-complex="normal"/>
    </style:style>
    <style:style style:name="P3" style:family="paragraph" style:parent-style-name="Text_20_body">
      <style:text-properties fo:color="#f8f8f2" loext:opacity="100%" fo:font-style="normal" officeooo:rsid="00485842" officeooo:paragraph-rsid="00485842" style:font-style-asian="normal" style:font-style-complex="normal"/>
    </style:style>
    <style:style style:name="P4" style:family="paragraph" style:parent-style-name="Text_20_body">
      <style:text-properties fo:color="#f8f8f2" loext:opacity="100%" fo:font-style="normal" officeooo:rsid="00485842" officeooo:paragraph-rsid="007da025" style:font-style-asian="normal" style:font-style-complex="normal"/>
    </style:style>
    <style:style style:name="P5" style:family="paragraph" style:parent-style-name="Text_20_body">
      <style:text-properties fo:color="#f8f8f2" loext:opacity="100%" fo:font-style="normal" officeooo:rsid="007cd4c0" officeooo:paragraph-rsid="00485842" style:font-style-asian="normal" style:font-style-complex="normal"/>
    </style:style>
    <style:style style:name="P6" style:family="paragraph" style:parent-style-name="Text_20_body">
      <style:paragraph-properties style:writing-mode="lr-tb"/>
      <style:text-properties fo:color="#f8f8f2" loext:opacity="100%" fo:font-style="normal" officeooo:rsid="007cd4c0" officeooo:paragraph-rsid="007da025" style:font-style-asian="normal" style:font-style-complex="normal"/>
    </style:style>
    <style:style style:name="P7" style:family="paragraph" style:parent-style-name="Text_20_body">
      <style:paragraph-properties style:writing-mode="lr-tb"/>
      <style:text-properties fo:color="#f8f8f2" loext:opacity="100%" fo:font-style="normal" officeooo:rsid="007cd4c0" officeooo:paragraph-rsid="0089de00" style:font-style-asian="normal" style:font-style-complex="normal"/>
    </style:style>
    <style:style style:name="P8" style:family="paragraph" style:parent-style-name="Text_20_body">
      <style:paragraph-properties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9" style:family="paragraph" style:parent-style-name="Code">
      <style:paragraph-properties fo:text-align="center" style:justify-single-word="false"/>
      <style:text-properties fo:color="#f8f8f2" loext:opacity="100%" fo:font-size="10pt" fo:background-color="transparent" style:font-size-asian="10pt" style:font-size-complex="10pt"/>
    </style:style>
    <style:style style:name="P10" style:family="paragraph" style:parent-style-name="Code">
      <style:text-properties fo:color="#f8f8f2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1" style:family="paragraph" style:parent-style-name="Code">
      <style:paragraph-properties fo:text-align="start" style:justify-single-word="false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12" style:family="paragraph" style:parent-style-name="Text_20_body">
      <style:text-properties fo:color="#f8f8f2" loext:opacity="100%" fo:font-size="16pt" officeooo:rsid="004d3b05" officeooo:paragraph-rsid="004d3b05" style:font-size-asian="16pt" style:font-size-complex="16pt"/>
    </style:style>
    <style:style style:name="P13" style:family="paragraph" style:parent-style-name="Text_20_body">
      <style:paragraph-properties fo:text-align="center" style:justify-single-word="false" fo:break-before="page"/>
      <style:text-properties fo:color="#f8f8f2" loext:opacity="100%" fo:font-size="16pt" officeooo:rsid="004d3b05" officeooo:paragraph-rsid="004d3b05" style:font-size-asian="16pt" style:font-size-complex="16pt"/>
    </style:style>
    <style:style style:name="P14" style:family="paragraph" style:parent-style-name="Horizontal_20_Line">
      <style:text-properties officeooo:paragraph-rsid="0025ddce"/>
    </style:style>
    <style:style style:name="P15" style:family="paragraph" style:parent-style-name="Horizontal_20_Line">
      <style:text-properties officeooo:paragraph-rsid="002871bb"/>
    </style:style>
    <style:style style:name="P16" style:family="paragraph" style:parent-style-name="Text_20_body">
      <style:text-properties officeooo:paragraph-rsid="002871bb"/>
    </style:style>
    <style:style style:name="P17" style:family="paragraph" style:parent-style-name="Table_20_Contents">
      <style:paragraph-properties fo:text-align="center" style:justify-single-word="false"/>
      <style:text-properties officeooo:rsid="00265ad7" officeooo:paragraph-rsid="00265ad7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65ad7" officeooo:paragraph-rsid="00265ad7" style:font-weight-asian="bold" style:font-weight-complex="bold"/>
    </style:style>
    <style:style style:name="P19" style:family="paragraph" style:parent-style-name="Text_20_body">
      <style:text-properties fo:font-weight="bold" officeooo:rsid="0030ebc1" officeooo:paragraph-rsid="0030ebc1" style:font-weight-asian="bold" style:font-weight-complex="bold"/>
    </style:style>
    <style:style style:name="P20" style:family="paragraph" style:parent-style-name="Text_20_body">
      <style:text-properties officeooo:rsid="001e9ab4" officeooo:paragraph-rsid="001e9ab4"/>
    </style:style>
    <style:style style:name="P21" style:family="paragraph" style:parent-style-name="Text_20_body">
      <style:text-properties officeooo:rsid="001e9ab4" officeooo:paragraph-rsid="0026f5c2"/>
    </style:style>
    <style:style style:name="P22" style:family="paragraph" style:parent-style-name="Text_20_body">
      <style:text-properties officeooo:paragraph-rsid="0026f5c2"/>
    </style:style>
    <style:style style:name="P23" style:family="paragraph" style:parent-style-name="Text_20_body">
      <style:text-properties style:font-name="Noto Sans Thai" fo:font-size="10pt" officeooo:paragraph-rsid="0025ddce" style:font-size-asian="10pt" style:font-name-complex="Noto Sans Thai" style:font-size-complex="10pt"/>
    </style:style>
    <style:style style:name="P24" style:family="paragraph" style:parent-style-name="Footnote">
      <style:text-properties officeooo:rsid="0028f4b5" officeooo:paragraph-rsid="0028f4b5"/>
    </style:style>
    <style:style style:name="P25" style:family="paragraph" style:parent-style-name="Table_20_Contents">
      <style:paragraph-properties fo:text-align="center" style:justify-single-word="false"/>
      <style:text-properties officeooo:rsid="002ab890" officeooo:paragraph-rsid="002ab890"/>
    </style:style>
    <style:style style:name="P26" style:family="paragraph" style:parent-style-name="Horizontal_20_Line">
      <style:text-properties officeooo:paragraph-rsid="002ab890"/>
    </style:style>
    <style:style style:name="P27" style:family="paragraph" style:parent-style-name="Text_20_body">
      <style:text-properties officeooo:paragraph-rsid="002ab890"/>
    </style:style>
    <style:style style:name="P28" style:family="paragraph" style:parent-style-name="Text_20_body">
      <style:text-properties fo:color="#ffffff" loext:opacity="100%" style:font-name="TH Sarabun New" fo:font-size="16pt" fo:language="zxx" fo:country="none" fo:font-style="normal" style:text-underline-style="none" fo:font-weight="normal" officeooo:rsid="0026f5c2" officeooo:paragraph-rsid="0028f4b5" fo:background-color="transparent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color="#ffffff" loext:opacity="100%" fo:font-size="10pt" officeooo:rsid="0059f91d" officeooo:paragraph-rsid="0059f91d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ffffff" loext:opacity="100%" fo:font-size="10pt" officeooo:rsid="005a1d2d" officeooo:paragraph-rsid="005a1d2d" style:font-size-asian="10pt" style:font-size-complex="10pt"/>
    </style:style>
    <style:style style:name="P31" style:family="paragraph" style:parent-style-name="Text_20_body">
      <style:text-properties officeooo:paragraph-rsid="0028f4b5"/>
    </style:style>
    <style:style style:name="P32" style:family="paragraph" style:parent-style-name="Text_20_body">
      <style:text-properties officeooo:paragraph-rsid="002c6343"/>
    </style:style>
    <style:style style:name="P33" style:family="paragraph" style:parent-style-name="Text_20_body">
      <style:text-properties officeooo:rsid="00323a3d" officeooo:paragraph-rsid="00335300"/>
    </style:style>
    <style:style style:name="P34" style:family="paragraph" style:parent-style-name="Code">
      <style:paragraph-properties fo:text-align="start" style:justify-single-word="false"/>
      <style:text-properties officeooo:rsid="00323a3d" officeooo:paragraph-rsid="00323a3d"/>
    </style:style>
    <style:style style:name="P35" style:family="paragraph" style:parent-style-name="Horizontal_20_Line">
      <style:text-properties officeooo:paragraph-rsid="002d67fe"/>
    </style:style>
    <style:style style:name="P36" style:family="paragraph" style:parent-style-name="Text_20_body">
      <style:text-properties officeooo:rsid="0030ebc1" officeooo:paragraph-rsid="0030ebc1"/>
    </style:style>
    <style:style style:name="P37" style:family="paragraph" style:parent-style-name="Text_20_body">
      <style:text-properties officeooo:rsid="0030ebc1" officeooo:paragraph-rsid="006c2b9f"/>
    </style:style>
    <style:style style:name="P38" style:family="paragraph" style:parent-style-name="Text_20_body">
      <style:paragraph-properties fo:break-before="page"/>
      <style:text-properties officeooo:rsid="0030ebc1" officeooo:paragraph-rsid="006c2b9f"/>
    </style:style>
    <style:style style:name="P39" style:family="paragraph" style:parent-style-name="Text_20_body">
      <style:text-properties officeooo:rsid="0037c8a3" officeooo:paragraph-rsid="0039a4ba"/>
    </style:style>
    <style:style style:name="P40" style:family="paragraph" style:parent-style-name="Text_20_body">
      <style:text-properties officeooo:rsid="0037c8a3" officeooo:paragraph-rsid="00701e82"/>
    </style:style>
    <style:style style:name="P41" style:family="paragraph" style:parent-style-name="Footnote">
      <style:text-properties officeooo:rsid="003b3846" officeooo:paragraph-rsid="003b3846"/>
    </style:style>
    <style:style style:name="P42" style:family="paragraph" style:parent-style-name="Text_20_body">
      <style:text-properties officeooo:rsid="003b3846" officeooo:paragraph-rsid="003b3846"/>
    </style:style>
    <style:style style:name="P43" style:family="paragraph" style:parent-style-name="Horizontal_20_Line">
      <style:text-properties officeooo:paragraph-rsid="003b3846"/>
    </style:style>
    <style:style style:name="P44" style:family="paragraph" style:parent-style-name="Horizontal_20_Line">
      <style:text-properties officeooo:paragraph-rsid="003fc94d"/>
    </style:style>
    <style:style style:name="P45" style:family="paragraph" style:parent-style-name="Text_20_body">
      <style:text-properties officeooo:paragraph-rsid="003fc94d"/>
    </style:style>
    <style:style style:name="P46" style:family="paragraph" style:parent-style-name="Text_20_body">
      <style:text-properties officeooo:rsid="003d1560" officeooo:paragraph-rsid="003d1560"/>
    </style:style>
    <style:style style:name="P47" style:family="paragraph" style:parent-style-name="Text_20_body">
      <style:paragraph-properties fo:break-before="page"/>
      <style:text-properties officeooo:rsid="003d1560" officeooo:paragraph-rsid="00701e82"/>
    </style:style>
    <style:style style:name="P48" style:family="paragraph" style:parent-style-name="Text_20_body">
      <style:text-properties officeooo:rsid="003d1560" officeooo:paragraph-rsid="007102b7"/>
    </style:style>
    <style:style style:name="P49" style:family="paragraph" style:parent-style-name="Text_20_body">
      <style:paragraph-properties fo:break-before="page"/>
      <style:text-properties officeooo:rsid="003d1c75" officeooo:paragraph-rsid="003d1c75"/>
    </style:style>
    <style:style style:name="P50" style:family="paragraph" style:parent-style-name="Text_20_body">
      <style:text-properties officeooo:rsid="003d1c75" officeooo:paragraph-rsid="003d1c75"/>
    </style:style>
    <style:style style:name="P51" style:family="paragraph" style:parent-style-name="Text_20_body">
      <style:text-properties officeooo:rsid="003ea86e" officeooo:paragraph-rsid="003ea86e"/>
    </style:style>
    <style:style style:name="P52" style:family="paragraph" style:parent-style-name="Text_20_body">
      <style:text-properties officeooo:rsid="003fc94d" officeooo:paragraph-rsid="003fc94d"/>
    </style:style>
    <style:style style:name="P53" style:family="paragraph" style:parent-style-name="Horizontal_20_Line">
      <style:text-properties officeooo:paragraph-rsid="004295f1"/>
    </style:style>
    <style:style style:name="P54" style:family="paragraph" style:parent-style-name="Horizontal_20_Line">
      <style:text-properties officeooo:paragraph-rsid="00485842"/>
    </style:style>
    <style:style style:name="P55" style:family="paragraph" style:parent-style-name="Text_20_body">
      <style:text-properties officeooo:rsid="003fe4b7" officeooo:paragraph-rsid="003fe4b7"/>
    </style:style>
    <style:style style:name="P56" style:family="paragraph" style:parent-style-name="Text_20_body">
      <style:text-properties fo:font-size="16pt" officeooo:rsid="00485842" officeooo:paragraph-rsid="00485842" style:font-size-asian="16pt" style:font-size-complex="16pt"/>
    </style:style>
    <style:style style:name="P57" style:family="paragraph" style:parent-style-name="Text_20_body">
      <style:text-properties fo:font-size="16pt" officeooo:rsid="0092a143" officeooo:paragraph-rsid="0092a143" style:font-size-asian="16pt" style:font-size-complex="16pt"/>
    </style:style>
    <style:style style:name="P58" style:family="paragraph" style:parent-style-name="Text_20_body">
      <style:text-properties fo:font-size="16pt" officeooo:rsid="00946d21" officeooo:paragraph-rsid="00946d21" style:font-size-asian="16pt" style:font-size-complex="16pt"/>
    </style:style>
    <style:style style:name="P59" style:family="paragraph" style:parent-style-name="Text_20_body">
      <style:text-properties fo:font-size="16pt" officeooo:rsid="00657017" officeooo:paragraph-rsid="00849b68" style:font-size-complex="16pt"/>
    </style:style>
    <style:style style:name="P60" style:family="paragraph" style:parent-style-name="Text_20_body">
      <style:text-properties officeooo:paragraph-rsid="004eb207"/>
    </style:style>
    <style:style style:name="P6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6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984daa" officeooo:paragraph-rsid="00984daa" fo:background-color="transparent"/>
    </style:style>
    <style:style style:name="P63" style:family="paragraph" style:parent-style-name="Code">
      <style:paragraph-properties fo:text-align="center" style:justify-single-word="false"/>
      <style:text-properties fo:font-size="10pt" officeooo:rsid="0053e1b4" officeooo:paragraph-rsid="0053e1b4" style:font-size-asian="10pt" style:font-size-complex="10pt"/>
    </style:style>
    <style:style style:name="P64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officeooo:rsid="0053e1b4" officeooo:paragraph-rsid="0053e1b4" style:font-size-asian="10pt" style:font-size-complex="10pt"/>
    </style:style>
    <style:style style:name="P65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style:font-size-asian="10pt" style:font-size-complex="10pt"/>
    </style:style>
    <style:style style:name="P66" style:family="paragraph" style:parent-style-name="Code">
      <style:text-properties fo:font-size="10pt" officeooo:rsid="005c8f9f" officeooo:paragraph-rsid="005c8f9f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6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7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508953" officeooo:paragraph-rsid="00508953" fo:background-color="transparent" style:font-size-asian="10pt" style:font-size-complex="10pt"/>
    </style:style>
    <style:style style:name="P71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72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paragraph-rsid="00265ad7" fo:background-color="transparent"/>
    </style:style>
    <style:style style:name="P73" style:family="paragraph" style:parent-style-name="Table_20_Contents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2pt" fo:language="zxx" fo:country="none" fo:font-style="normal" style:text-underline-style="none" fo:font-weight="normal" officeooo:rsid="00807980" officeooo:paragraph-rsid="00807980" fo:background-color="transparent" style:font-size-asian="12pt" style:font-size-complex="12pt"/>
    </style:style>
    <style:style style:name="P74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5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6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8f28ec" officeooo:paragraph-rsid="008f28ec" fo:background-color="transparent"/>
    </style:style>
    <style:style style:name="P7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984daa" officeooo:paragraph-rsid="00984daa" fo:background-color="transparent"/>
    </style:style>
    <style:style style:name="P78" style:family="paragraph" style:parent-style-name="Code">
      <style:paragraph-properties fo:text-align="start" style:justify-single-word="false"/>
      <style:text-properties fo:font-size="12pt" officeooo:rsid="00375a8a" officeooo:paragraph-rsid="00375a8a" style:font-size-asian="12pt" style:font-size-complex="12pt"/>
    </style:style>
    <style:style style:name="P79" style:family="paragraph" style:parent-style-name="Code">
      <style:paragraph-properties fo:text-align="start" style:justify-single-word="false"/>
      <style:text-properties fo:font-size="12pt" officeooo:paragraph-rsid="00265ad7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4d3b05" officeooo:paragraph-rsid="004d3b05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2" style:family="paragraph" style:parent-style-name="Text_20_body">
      <style:paragraph-properties fo:break-before="page"/>
      <style:text-properties fo:font-size="12pt" officeooo:rsid="00984daa" officeooo:paragraph-rsid="00984daa" style:font-size-asian="10.5pt" style:font-size-complex="16pt"/>
    </style:style>
    <style:style style:name="P83" style:family="paragraph" style:parent-style-name="Text_20_body">
      <style:text-properties fo:font-size="12pt" officeooo:rsid="009897f9" officeooo:paragraph-rsid="009897f9" style:font-size-asian="10.5pt" style:font-size-complex="16pt"/>
    </style:style>
    <style:style style:name="P84" style:family="paragraph" style:parent-style-name="Code">
      <style:paragraph-properties fo:text-align="start" style:justify-single-word="false"/>
      <style:text-properties fo:font-size="11.5pt" style:font-size-asian="11.5pt" style:font-size-complex="11.5pt"/>
    </style:style>
    <style:style style:name="P85" style:family="paragraph" style:parent-style-name="Code">
      <style:paragraph-properties fo:text-align="start" style:justify-single-word="false"/>
    </style:style>
    <style:style style:name="P86" style:family="paragraph" style:parent-style-name="Code">
      <style:text-properties fo:color="#bd93f9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87" style:family="paragraph" style:parent-style-name="Footnote">
      <style:text-properties officeooo:rsid="005fde18" officeooo:paragraph-rsid="005fde18"/>
    </style:style>
    <style:style style:name="P88" style:family="paragraph" style:parent-style-name="Horizontal_20_Line">
      <style:text-properties officeooo:paragraph-rsid="0060dfd1"/>
    </style:style>
    <style:style style:name="P89" style:family="paragraph" style:parent-style-name="Text_20_body">
      <style:text-properties officeooo:paragraph-rsid="0060dfd1"/>
    </style:style>
    <style:style style:name="P90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5924d" style:font-size-asian="10pt" style:font-name-complex="Athiti1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6b8bb" style:font-size-asian="10pt" style:font-name-complex="Athiti1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Athiti1" fo:font-size="10pt" officeooo:rsid="0058458b" officeooo:paragraph-rsid="0058458b" style:font-size-asian="10pt" style:font-name-complex="Athiti1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Athiti1" fo:font-size="10pt" officeooo:paragraph-rsid="0056b8bb" style:font-size-asian="10pt" style:font-name-complex="Athiti1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officeooo:rsid="005a1d2d" officeooo:paragraph-rsid="005a1d2d"/>
    </style:style>
    <style:style style:name="P95" style:family="paragraph" style:parent-style-name="Table_20_Contents">
      <style:text-properties officeooo:rsid="005c8f9f" officeooo:paragraph-rsid="005c8f9f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fo:font-size="10pt" officeooo:rsid="0059f91d" officeooo:paragraph-rsid="0059f91d" style:font-size-asian="10pt" style:font-size-complex="10pt"/>
    </style:style>
    <style:style style:name="P97" style:family="paragraph" style:parent-style-name="Table_20_Contents">
      <style:text-properties officeooo:rsid="00657017" officeooo:paragraph-rsid="00657017"/>
    </style:style>
    <style:style style:name="P98" style:family="paragraph" style:parent-style-name="Text_20_body">
      <style:text-properties officeooo:rsid="00657017" officeooo:paragraph-rsid="00657017"/>
    </style:style>
    <style:style style:name="P99" style:family="paragraph" style:parent-style-name="Text_20_body">
      <style:text-properties officeooo:rsid="00657017" officeooo:paragraph-rsid="007692ba"/>
    </style:style>
    <style:style style:name="P100" style:family="paragraph" style:parent-style-name="Text_20_body">
      <style:text-properties officeooo:rsid="00657017" officeooo:paragraph-rsid="0082f133"/>
    </style:style>
    <style:style style:name="P101" style:family="paragraph" style:parent-style-name="Text_20_body">
      <style:paragraph-properties fo:break-before="page"/>
      <style:text-properties officeooo:rsid="00657017" officeooo:paragraph-rsid="00849b68"/>
    </style:style>
    <style:style style:name="P102" style:family="paragraph" style:parent-style-name="Text_20_body">
      <style:paragraph-properties fo:break-before="page"/>
      <style:text-properties officeooo:rsid="00657017" officeooo:paragraph-rsid="006c2b9f"/>
    </style:style>
    <style:style style:name="P103" style:family="paragraph" style:parent-style-name="Text_20_body">
      <style:text-properties officeooo:rsid="00657017" officeooo:paragraph-rsid="008684df"/>
    </style:style>
    <style:style style:name="P104" style:family="paragraph" style:parent-style-name="Table_20_Contents">
      <style:text-properties fo:color="#50fa7b" loext:opacity="100%" style:font-name="Fira Code" officeooo:rsid="00657017" officeooo:paragraph-rsid="00657017"/>
    </style:style>
    <style:style style:name="P105" style:family="paragraph" style:parent-style-name="Table_20_Contents">
      <style:text-properties fo:color="#50fa7b" loext:opacity="100%" style:font-name="Fira Code" officeooo:rsid="00665b79" officeooo:paragraph-rsid="00665b79"/>
    </style:style>
    <style:style style:name="P106" style:family="paragraph" style:parent-style-name="Table_20_Contents">
      <style:text-properties officeooo:rsid="00665b79" officeooo:paragraph-rsid="00665b79"/>
    </style:style>
    <style:style style:name="P107" style:family="paragraph" style:parent-style-name="Table_20_Contents">
      <style:paragraph-properties fo:text-align="center" style:justify-single-word="false"/>
      <style:text-properties fo:color="#ffb86c" loext:opacity="100%" style:font-name="Fira Code" officeooo:rsid="004d3b05" officeooo:paragraph-rsid="004d3b05" style:font-size-asian="16pt" style:font-size-complex="16pt"/>
    </style:style>
    <style:style style:name="P108" style:family="paragraph" style:parent-style-name="Table_20_Contents">
      <style:paragraph-properties fo:text-align="center" style:justify-single-word="false"/>
      <style:text-properties fo:color="#ffb86c" loext:opacity="100%" style:font-name="Fira Code" style:font-size-asian="16pt" style:font-size-complex="16pt"/>
    </style:style>
    <style:style style:name="P109" style:family="paragraph" style:parent-style-name="Table_20_Contents">
      <style:paragraph-properties fo:text-align="center" style:justify-single-word="false"/>
      <style:text-properties fo:color="#ffb86c" loext:opacity="100%" style:font-name="Fira Code" fo:font-size="12pt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rsid="007692ba" officeooo:paragraph-rsid="007692ba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color="#ffb86c" loext:opacity="100%" style:font-name="Hack" fo:font-size="10pt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paragraph-rsid="007692ba" style:font-size-asian="10pt" style:font-size-complex="10pt"/>
    </style:style>
    <style:style style:name="P113" style:family="paragraph" style:parent-style-name="Code">
      <style:text-properties fo:color="#ffb86c" loext:opacity="100%" style:font-name="Hack" fo:font-size="10pt" officeooo:rsid="0074d006" officeooo:paragraph-rsid="00849b68" style:font-size-asian="10pt" style:font-size-complex="10pt"/>
    </style:style>
    <style:style style:name="P114" style:family="paragraph" style:parent-style-name="Table_20_Contents">
      <style:text-properties fo:color="#ffb86c" loext:opacity="100%" style:font-name="Hack" fo:font-size="10pt" officeooo:rsid="0074d006" officeooo:paragraph-rsid="0074d006" style:font-size-asian="10pt" style:font-name-complex="Hack" style:font-size-complex="10pt"/>
    </style:style>
    <style:style style:name="P115" style:family="paragraph" style:parent-style-name="Code">
      <style:text-properties fo:color="#ffb86c" loext:opacity="100%" style:font-name="Hack" fo:font-size="10pt" officeooo:rsid="0074d006" officeooo:paragraph-rsid="0086c761" style:font-size-asian="10pt" style:font-name-complex="Hack" style:font-size-complex="10pt"/>
    </style:style>
    <style:style style:name="P116" style:family="paragraph" style:parent-style-name="Table_20_Contents">
      <style:text-properties fo:color="#ffb86c" loext:opacity="100%" style:font-name="Hack" fo:font-size="10pt" officeooo:rsid="007692ba" officeooo:paragraph-rsid="007692ba" style:font-size-asian="10pt" style:font-name-complex="Hack" style:font-size-complex="10pt"/>
    </style:style>
    <style:style style:name="P117" style:family="paragraph" style:parent-style-name="Code">
      <style:text-properties fo:color="#ffb86c" loext:opacity="100%" style:font-name="Hack" fo:font-size="10pt" officeooo:rsid="007692ba" officeooo:paragraph-rsid="00849b68" style:font-size-asian="10pt" style:font-name-complex="Hack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color="#ffb86c" loext:opacity="100%" style:font-name="Hack" fo:font-size="2.25pt" officeooo:paragraph-rsid="007692ba" style:font-size-asian="1.95000004768372pt" style:font-size-complex="3pt"/>
    </style:style>
    <style:style style:name="P119" style:family="paragraph" style:parent-style-name="Table_20_Contents">
      <style:text-properties officeooo:rsid="0074d006" officeooo:paragraph-rsid="0074d006"/>
    </style:style>
    <style:style style:name="P120" style:family="paragraph" style:parent-style-name="Table_20_Contents">
      <style:text-properties style:font-name="Hack" fo:font-size="2.25pt" officeooo:rsid="007692ba" officeooo:paragraph-rsid="007692ba" style:font-size-asian="1.95000004768372pt" style:font-name-complex="Hack" style:font-size-complex="3pt"/>
    </style:style>
    <style:style style:name="P121" style:family="paragraph" style:parent-style-name="Text_20_body">
      <style:text-properties officeooo:paragraph-rsid="0059f91d"/>
    </style:style>
    <style:style style:name="P122" style:family="paragraph" style:parent-style-name="Text_20_body">
      <style:text-properties officeooo:paragraph-rsid="00701e82"/>
    </style:style>
    <style:style style:name="P123" style:family="paragraph" style:parent-style-name="Text_20_body">
      <style:text-properties officeooo:paragraph-rsid="00709462"/>
    </style:style>
    <style:style style:name="P124" style:family="paragraph" style:parent-style-name="Code">
      <loext:graphic-properties draw:fill="solid" draw:fill-color="#44475a" draw:opacity="100%"/>
      <style:paragraph-properties fo:background-color="#44475a"/>
      <style:text-properties fo:font-size="3pt" style:font-size-asian="3pt" style:font-size-complex="3pt"/>
    </style:style>
    <style:style style:name="P125" style:family="paragraph" style:parent-style-name="Code">
      <loext:graphic-properties draw:fill="solid" draw:fill-color="#44475a" draw:opacity="100%"/>
      <style:paragraph-properties fo:background-color="#44475a"/>
      <style:text-properties fo:font-size="3pt" officeooo:paragraph-rsid="00849b68" style:font-size-asian="3pt" style:font-size-complex="3pt"/>
    </style:style>
    <style:style style:name="P126" style:family="paragraph" style:parent-style-name="Code">
      <style:text-properties officeooo:paragraph-rsid="0086c761"/>
    </style:style>
    <style:style style:name="P127" style:family="paragraph" style:parent-style-name="Table_20_Contents">
      <style:text-properties officeooo:rsid="00849b68" officeooo:paragraph-rsid="00849b68"/>
    </style:style>
    <style:style style:name="P128" style:family="paragraph" style:parent-style-name="Text_20_body">
      <style:text-properties officeooo:paragraph-rsid="0089de00"/>
    </style:style>
    <style:style style:name="P129" style:family="paragraph" style:parent-style-name="Text_20_body">
      <style:paragraph-properties fo:break-before="page"/>
      <style:text-properties officeooo:paragraph-rsid="0089de00"/>
    </style:style>
    <style:style style:name="P130" style:family="paragraph" style:parent-style-name="Horizontal_20_Line">
      <style:text-properties officeooo:paragraph-rsid="008f173b"/>
    </style:style>
    <style:style style:name="P131" style:family="paragraph" style:parent-style-name="Horizontal_20_Line">
      <style:text-properties officeooo:paragraph-rsid="009c7ecc"/>
    </style:style>
    <style:style style:name="P132" style:family="paragraph" style:parent-style-name="Table_20_Contents">
      <style:text-properties officeooo:rsid="008f28ec" officeooo:paragraph-rsid="008f28ec"/>
    </style:style>
    <style:style style:name="P133" style:family="paragraph" style:parent-style-name="Text_20_body">
      <style:text-properties officeooo:rsid="008f28ec" officeooo:paragraph-rsid="0092591a"/>
    </style:style>
    <style:style style:name="P134" style:family="paragraph" style:parent-style-name="Table_20_Contents">
      <style:text-properties fo:color="#282a36" loext:opacity="100%" officeooo:rsid="008f28ec" officeooo:paragraph-rsid="008f28ec"/>
    </style:style>
    <style:style style:name="P135" style:family="paragraph" style:parent-style-name="Table_20_Contents">
      <style:text-properties fo:color="#282a36" loext:opacity="100%" officeooo:rsid="00a00563" officeooo:paragraph-rsid="00a00563"/>
    </style:style>
    <style:style style:name="P136" style:family="paragraph" style:parent-style-name="Table_20_Contents">
      <style:text-properties officeooo:rsid="00a00563" officeooo:paragraph-rsid="00a00563"/>
    </style:style>
    <style:style style:name="P137" style:family="paragraph" style:parent-style-name="Table_20_Contents">
      <style:paragraph-properties fo:text-align="start" style:justify-single-word="false"/>
      <style:text-properties officeooo:rsid="00a00563" officeooo:paragraph-rsid="00a00563"/>
    </style:style>
    <style:style style:name="P138" style:family="paragraph" style:parent-style-name="Text_20_body">
      <style:text-properties officeooo:paragraph-rsid="008f28ec"/>
    </style:style>
    <style:style style:name="P139" style:family="paragraph" style:parent-style-name="Code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40" style:family="paragraph" style:parent-style-name="Code">
      <style:text-properties style:use-window-font-color="true" loext:opacity="0%" fo:language="zxx" fo:country="none" fo:font-style="normal" style:text-underline-style="none" fo:font-weight="normal" officeooo:paragraph-rsid="00a92bee" fo:background-color="transparent"/>
    </style:style>
    <style:style style:name="P14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afb0d6" officeooo:paragraph-rsid="00afb0d6" fo:background-color="transparent"/>
    </style:style>
    <style:style style:name="P14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00967" officeooo:paragraph-rsid="00b00967" fo:background-color="transparent"/>
    </style:style>
    <style:style style:name="P14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f8f8f2" loext:opacity="100%" fo:language="zxx" fo:country="none" fo:font-style="normal" style:text-underline-style="none" fo:font-weight="normal" officeooo:rsid="00b00967" officeooo:paragraph-rsid="00b00967" fo:background-color="transparent"/>
    </style:style>
    <style:style style:name="P144" style:family="paragraph" style:parent-style-name="Code">
      <style:text-properties fo:font-size="12pt" officeooo:rsid="009d1e18" officeooo:paragraph-rsid="00a19bde" style:font-size-asian="12pt" style:font-size-complex="12pt"/>
    </style:style>
    <style:style style:name="P145" style:family="paragraph" style:parent-style-name="Code">
      <style:text-properties fo:font-size="12pt" officeooo:rsid="009d1e18" officeooo:paragraph-rsid="009d1e18" style:font-size-asian="12pt" style:font-size-complex="12pt"/>
    </style:style>
    <style:style style:name="P146" style:family="paragraph" style:parent-style-name="Code">
      <style:text-properties fo:font-size="12pt" officeooo:rsid="00a19bde" officeooo:paragraph-rsid="00a19bde" style:font-size-asian="12pt" style:font-size-complex="12pt"/>
    </style:style>
    <style:style style:name="P14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00967" officeooo:paragraph-rsid="00b00967" fo:background-color="transparent"/>
    </style:style>
    <style:style style:name="P148" style:family="paragraph" style:parent-style-name="Heading_20_1">
      <style:paragraph-properties fo:break-before="page"/>
    </style:style>
    <style:style style:name="P149" style:family="paragraph" style:parent-style-name="Heading_20_1" style:master-page-name="Standard">
      <style:paragraph-properties style:page-number="1"/>
    </style:style>
    <style:style style:name="P150" style:family="paragraph" style:parent-style-name="Heading_20_1">
      <style:paragraph-properties fo:break-before="page"/>
      <style:text-properties officeooo:rsid="002d67fe" officeooo:paragraph-rsid="002d67fe"/>
    </style:style>
    <style:style style:name="P151" style:family="paragraph" style:parent-style-name="Heading_20_1">
      <style:paragraph-properties fo:break-before="page"/>
      <style:text-properties officeooo:rsid="004295f1" officeooo:paragraph-rsid="008684df"/>
    </style:style>
    <style:style style:name="P152" style:family="paragraph" style:parent-style-name="Heading_20_1">
      <style:paragraph-properties fo:break-before="page"/>
      <style:text-properties officeooo:rsid="004295f1" officeooo:paragraph-rsid="004295f1"/>
    </style:style>
    <style:style style:name="P153" style:family="paragraph" style:parent-style-name="Heading_20_1">
      <style:paragraph-properties fo:break-before="page"/>
      <style:text-properties officeooo:rsid="00a92bee" officeooo:paragraph-rsid="00a92bee"/>
    </style:style>
    <style:style style:name="P154" style:family="paragraph" style:parent-style-name="Heading_20_2">
      <style:text-properties officeooo:paragraph-rsid="001e9ab4"/>
    </style:style>
    <style:style style:name="P155" style:family="paragraph" style:parent-style-name="Heading_20_2">
      <style:text-properties officeooo:rsid="0025ddce" officeooo:paragraph-rsid="0025ddce"/>
    </style:style>
    <style:style style:name="P156" style:family="paragraph" style:parent-style-name="Heading_20_2">
      <style:paragraph-properties fo:break-before="page"/>
      <style:text-properties officeooo:rsid="002871bb" officeooo:paragraph-rsid="002871bb"/>
    </style:style>
    <style:style style:name="P157" style:family="paragraph" style:parent-style-name="Heading_20_2">
      <style:paragraph-properties fo:break-before="page"/>
      <style:text-properties officeooo:rsid="002ab890" officeooo:paragraph-rsid="002ab890"/>
    </style:style>
    <style:style style:name="P158" style:family="paragraph" style:parent-style-name="Heading_20_2">
      <style:text-properties officeooo:rsid="002d67fe" officeooo:paragraph-rsid="002d67fe"/>
    </style:style>
    <style:style style:name="P159" style:family="paragraph" style:parent-style-name="Heading_20_2">
      <style:paragraph-properties fo:break-before="page"/>
      <style:text-properties officeooo:rsid="003b3846" officeooo:paragraph-rsid="003b3846"/>
    </style:style>
    <style:style style:name="P160" style:family="paragraph" style:parent-style-name="Heading_20_2">
      <style:paragraph-properties fo:break-before="page"/>
      <style:text-properties fo:font-size="18pt" officeooo:rsid="003fc94d" officeooo:paragraph-rsid="003fc94d" style:font-size-asian="16pt" style:font-size-complex="20pt"/>
    </style:style>
    <style:style style:name="P161" style:family="paragraph" style:parent-style-name="Heading_20_2">
      <style:paragraph-properties fo:break-before="page"/>
      <style:text-properties officeooo:rsid="00485842" officeooo:paragraph-rsid="00485842"/>
    </style:style>
    <style:style style:name="P162" style:family="paragraph" style:parent-style-name="Heading_20_2">
      <style:paragraph-properties fo:break-before="page"/>
    </style:style>
    <style:style style:name="P163" style:family="paragraph" style:parent-style-name="Heading_20_2">
      <style:paragraph-properties fo:break-before="page"/>
      <style:text-properties officeooo:rsid="0060dfd1" officeooo:paragraph-rsid="0060dfd1"/>
    </style:style>
    <style:style style:name="P164" style:family="paragraph" style:parent-style-name="Heading_20_2">
      <style:text-properties fo:color="#f8f8f2" loext:opacity="100%" fo:font-style="normal" officeooo:rsid="00485842" officeooo:paragraph-rsid="00485842" style:font-style-asian="normal" style:font-style-complex="normal"/>
    </style:style>
    <style:style style:name="P165" style:family="paragraph" style:parent-style-name="Heading_20_2">
      <style:paragraph-properties fo:break-before="page"/>
      <style:text-properties officeooo:rsid="008f173b" officeooo:paragraph-rsid="008f173b"/>
    </style:style>
    <style:style style:name="P166" style:family="paragraph" style:parent-style-name="Heading_20_2">
      <style:text-properties officeooo:rsid="004295f1" officeooo:paragraph-rsid="004295f1"/>
    </style:style>
    <style:style style:name="P167" style:family="paragraph" style:parent-style-name="Heading_20_2">
      <style:paragraph-properties fo:break-before="page"/>
      <style:text-properties officeooo:rsid="009c7ecc" officeooo:paragraph-rsid="009c7ecc"/>
    </style:style>
    <style:style style:name="P168" style:family="paragraph" style:parent-style-name="Heading_20_2">
      <style:text-properties officeooo:paragraph-rsid="00a39346"/>
    </style:style>
    <style:style style:name="P169" style:family="paragraph" style:parent-style-name="Horizontal_20_Line">
      <style:text-properties officeooo:paragraph-rsid="00a39346"/>
    </style:style>
    <style:style style:name="P170" style:family="paragraph" style:parent-style-name="List" style:list-style-name="L1"/>
    <style:style style:name="P171" style:family="paragraph" style:parent-style-name="List" style:list-style-name="L1">
      <style:text-properties officeooo:rsid="00237800" officeooo:paragraph-rsid="00237800"/>
    </style:style>
    <style:style style:name="P172" style:family="paragraph" style:parent-style-name="Standard" style:master-page-name="Standard">
      <style:paragraph-properties style:page-number="1"/>
      <style:text-properties officeooo:rsid="001c8f9b" officeooo:paragraph-rsid="001d8c48"/>
    </style:style>
    <style:style style:name="P173" style:family="paragraph" style:parent-style-name="Table_20_Contents">
      <style:paragraph-properties fo:text-align="center" style:justify-single-word="false"/>
      <style:text-properties fo:color="#ffb86c" loext:opacity="100%" style:font-name="Hack" fo:font-size="12pt" officeooo:rsid="009d1e18" officeooo:paragraph-rsid="00a19bde" style:font-size-asian="12pt" style:font-size-complex="12pt"/>
    </style:style>
    <style:style style:name="P174" style:family="paragraph" style:parent-style-name="Table_20_Contents">
      <style:text-properties officeooo:rsid="00a52ed0" officeooo:paragraph-rsid="00a52ed0"/>
    </style:style>
    <style:style style:name="P175" style:family="paragraph" style:parent-style-name="Table_20_Contents">
      <style:text-properties officeooo:rsid="00a92bee" officeooo:paragraph-rsid="00a92bee"/>
    </style:style>
    <style:style style:name="P176" style:family="paragraph" style:parent-style-name="Table_20_Contents">
      <style:text-properties officeooo:rsid="00af5114" officeooo:paragraph-rsid="00af5114"/>
    </style:style>
    <style:style style:name="P177" style:family="paragraph" style:parent-style-name="Text_20_body" style:list-style-name="L2">
      <style:text-properties officeooo:rsid="00287971" officeooo:paragraph-rsid="0028f4b5"/>
    </style:style>
    <style:style style:name="P178" style:family="paragraph" style:parent-style-name="Text_20_body" style:list-style-name="L3">
      <style:text-properties officeooo:rsid="003fc94d" officeooo:paragraph-rsid="003fc94d"/>
    </style:style>
    <style:style style:name="P179" style:family="paragraph" style:parent-style-name="Text_20_body" style:list-style-name="L3">
      <style:text-properties officeooo:rsid="003fc94d" officeooo:paragraph-rsid="00709462"/>
    </style:style>
    <style:style style:name="P180" style:family="paragraph" style:parent-style-name="Text_20_body" style:list-style-name="L4">
      <style:text-properties officeooo:rsid="00497dd1" officeooo:paragraph-rsid="00709462"/>
    </style:style>
    <style:style style:name="P181" style:family="paragraph" style:parent-style-name="Text_20_body" style:list-style-name="L4">
      <style:text-properties officeooo:rsid="00497dd1" officeooo:paragraph-rsid="00497dd1"/>
    </style:style>
    <style:style style:name="P182" style:family="paragraph" style:parent-style-name="Text_20_body" style:list-style-name="L4">
      <style:text-properties fo:color="#f8f8f2" loext:opacity="100%" fo:font-size="16pt" officeooo:rsid="004d3b05" officeooo:paragraph-rsid="00709462" style:font-size-asian="16pt" style:font-size-complex="16pt"/>
    </style:style>
    <style:style style:name="P183" style:family="paragraph" style:parent-style-name="Text_20_body" style:list-style-name="L5">
      <style:text-properties fo:font-size="13pt" officeooo:rsid="0043e55b" officeooo:paragraph-rsid="0043e55b" style:font-size-asian="15pt" style:font-size-complex="13pt"/>
    </style:style>
    <style:style style:name="P184" style:family="paragraph" style:parent-style-name="Text_20_body" style:list-style-name="L5">
      <style:text-properties fo:font-size="13pt" officeooo:rsid="0045c72e" officeooo:paragraph-rsid="0045c72e" style:font-size-asian="15pt" style:font-size-complex="13pt"/>
    </style:style>
    <style:style style:name="P185" style:family="paragraph" style:parent-style-name="Text_20_body">
      <style:text-properties fo:font-size="16pt" officeooo:rsid="009897f9" officeooo:paragraph-rsid="009897f9" style:font-size-asian="16pt" style:font-size-complex="16pt"/>
    </style:style>
    <style:style style:name="P186" style:family="paragraph" style:parent-style-name="Text_20_body">
      <style:text-properties fo:font-size="16pt" officeooo:rsid="009c7ecc" officeooo:paragraph-rsid="009c7ecc" style:font-size-asian="16pt" style:font-size-complex="16pt"/>
    </style:style>
    <style:style style:name="P187" style:family="paragraph" style:parent-style-name="Text_20_body" style:list-style-name="L6">
      <style:text-properties officeooo:rsid="009c7ecc" officeooo:paragraph-rsid="009c7ecc"/>
    </style:style>
    <style:style style:name="P188" style:family="paragraph" style:parent-style-name="Text_20_body" style:list-style-name="L6">
      <style:text-properties officeooo:rsid="009c7ecc" officeooo:paragraph-rsid="00a19bde"/>
    </style:style>
    <style:style style:name="P189" style:family="paragraph" style:parent-style-name="Text_20_body" style:list-style-name="L6">
      <style:text-properties officeooo:rsid="009e5b92" officeooo:paragraph-rsid="009e5b92"/>
    </style:style>
    <style:style style:name="P190" style:family="paragraph" style:parent-style-name="Text_20_body">
      <style:text-properties officeooo:paragraph-rsid="00a19bde"/>
    </style:style>
    <style:style style:name="P191" style:family="paragraph" style:parent-style-name="Text_20_body">
      <style:text-properties officeooo:rsid="009ec78c" officeooo:paragraph-rsid="00a19bde"/>
    </style:style>
    <style:style style:name="P192" style:family="paragraph" style:parent-style-name="Text_20_body">
      <style:text-properties officeooo:rsid="009ec78c" officeooo:paragraph-rsid="009ec78c"/>
    </style:style>
    <style:style style:name="P193" style:family="paragraph" style:parent-style-name="Text_20_body">
      <style:text-properties officeooo:paragraph-rsid="00a618cc"/>
    </style:style>
    <style:style style:name="P194" style:family="paragraph" style:parent-style-name="Text_20_body">
      <style:text-properties officeooo:paragraph-rsid="00a92bee"/>
    </style:style>
    <style:style style:name="P195" style:family="paragraph" style:parent-style-name="Text_20_body">
      <style:text-properties officeooo:rsid="00afb0d6" officeooo:paragraph-rsid="00afb0d6"/>
    </style:style>
    <style:style style:name="P196" style:family="paragraph" style:parent-style-name="Text_20_body">
      <style:text-properties officeooo:rsid="00afb0d6" officeooo:paragraph-rsid="00b18d3e"/>
    </style:style>
    <style:style style:name="P197" style:family="paragraph" style:parent-style-name="Text_20_body">
      <style:text-properties officeooo:paragraph-rsid="00b18d3e"/>
    </style:style>
    <style:style style:name="T1" style:family="text">
      <style:text-properties officeooo:rsid="001e9ab4"/>
    </style:style>
    <style:style style:name="T2" style:family="text">
      <style:text-properties officeooo:rsid="001ffcfa"/>
    </style:style>
    <style:style style:name="T3" style:family="text">
      <style:text-properties fo:color="#ddaa33" loext:opacity="100%" fo:font-style="normal" style:font-style-asian="normal" style:font-style-complex="normal"/>
    </style:style>
    <style:style style:name="T4" style:family="text">
      <style:text-properties fo:color="#ddaa33" loext:opacity="100%" fo:font-style="normal" officeooo:rsid="00485842" style:font-style-asian="normal" style:font-style-complex="normal"/>
    </style:style>
    <style:style style:name="T5" style:family="text">
      <style:text-properties officeooo:rsid="00219239"/>
    </style:style>
    <style:style style:name="T6" style:family="text">
      <style:text-properties officeooo:rsid="00237800"/>
    </style:style>
    <style:style style:name="T7" style:family="text">
      <style:text-properties officeooo:rsid="0023e63b"/>
    </style:style>
    <style:style style:name="T8" style:family="text">
      <style:text-properties officeooo:rsid="0025ddce"/>
    </style:style>
    <style:style style:name="T9" style:family="text">
      <style:text-properties fo:color="#ffff38" loext:opacity="100%"/>
    </style:style>
    <style:style style:name="T10" style:family="text">
      <style:text-properties fo:color="#ffff38" loext:opacity="100%" style:font-name="Hack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38" loext:opacity="100%" style:font-name="Hack" fo:font-size="10pt" fo:font-weight="bold" officeooo:rsid="001e9ab4" style:font-size-asian="10pt" style:font-weight-asian="bold" style:font-size-complex="10pt" style:font-weight-complex="bold"/>
    </style:style>
    <style:style style:name="T12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ffff38" loext:opacity="100%" style:font-name="Hack" fo:font-size="10pt" fo:language="zxx" fo:country="none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ffff38" loext:opacity="100%" fo:font-weight="normal" style:font-weight-asian="normal" style:font-weight-complex="normal"/>
    </style:style>
    <style:style style:name="T16" style:family="text">
      <style:text-properties fo:color="#ffff38" loext:opacity="100%" officeooo:rsid="0028d6d7"/>
    </style:style>
    <style:style style:name="T17" style:family="text">
      <style:text-properties fo:color="#ffff38" loext:opacity="100%" style:font-name="Fira Code" fo:font-size="10pt" fo:background-color="#000000" loext:char-shading-value="0" style:font-size-asian="10pt" style:font-name-complex="Fira Code" style:font-size-complex="10pt"/>
    </style:style>
    <style:style style:name="T18" style:family="text">
      <style:text-properties fo:color="#ffff38" loext:opacity="100%" style:font-name="Fira Code" fo:font-size="10pt" officeooo:rsid="0030ebc1" fo:background-color="#000000" loext:char-shading-value="0" style:font-size-asian="10pt" style:font-name-complex="Fira Code" style:font-size-complex="10pt"/>
    </style:style>
    <style:style style:name="T19" style:family="text">
      <style:text-properties fo:color="#ffff38" loext:opacity="100%" style:font-name="Fira Code" fo:font-size="10pt" officeooo:rsid="003b3846" fo:background-color="#000000" loext:char-shading-value="0" style:font-size-asian="10pt" style:font-name-complex="Fira Code" style:font-size-complex="10pt"/>
    </style:style>
    <style:style style:name="T20" style:family="text">
      <style:text-properties fo:color="#ffff38" loext:opacity="100%" style:font-name="Fira Code" fo:font-size="10pt" style:font-size-asian="10pt" style:font-size-complex="10pt"/>
    </style:style>
    <style:style style:name="T21" style:family="text">
      <style:text-properties fo:color="#ffff38" loext:opacity="100%" style:font-name="Fira Code" fo:font-size="10pt" officeooo:rsid="0030ebc1" style:font-size-asian="10pt" style:font-size-complex="10pt"/>
    </style:style>
    <style:style style:name="T22" style:family="text">
      <style:text-properties fo:color="#ffff38" loext:opacity="100%" officeooo:rsid="003b3846"/>
    </style:style>
    <style:style style:name="T23" style:family="text">
      <style:text-properties fo:color="#b4c7dc" loext:opacity="100%"/>
    </style:style>
    <style:style style:name="T24" style:family="text">
      <style:text-properties officeooo:rsid="00265ad7"/>
    </style:style>
    <style:style style:name="T25" style:family="text">
      <style:text-properties fo:color="#ff79c6" loext:opacity="100%"/>
    </style:style>
    <style:style style:name="T26" style:family="text">
      <style:text-properties fo:color="#ff79c6" loext:opacity="100%" officeooo:rsid="0045c72e"/>
    </style:style>
    <style:style style:name="T27" style:family="text">
      <style:text-properties fo:color="#ff79c6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8" style:family="text">
      <style:text-properties fo:color="#ff79c6" loext:opacity="100%" style:font-name="Hack"/>
    </style:style>
    <style:style style:name="T29" style:family="text">
      <style:text-properties fo:color="#ff79c6" loext:opacity="100%" style:font-name="Hack" fo:font-size="10pt" officeooo:rsid="006ae8f6" style:font-size-asian="10pt" style:font-size-complex="10pt"/>
    </style:style>
    <style:style style:name="T30" style:family="text">
      <style:text-properties fo:color="#ff79c6" loext:opacity="100%" style:font-name="Hack" fo:font-size="10pt" officeooo:rsid="006bacd5" style:font-size-asian="10pt" style:font-size-complex="10pt"/>
    </style:style>
    <style:style style:name="T31" style:family="text">
      <style:text-properties fo:color="#ff79c6" loext:opacity="100%" style:font-name="Hack" fo:font-size="10pt" officeooo:rsid="00849b68" style:font-size-asian="10pt" style:font-size-complex="10pt"/>
    </style:style>
    <style:style style:name="T32" style:family="text">
      <style:text-properties fo:color="#ff79c6" loext:opacity="100%" style:font-name="Hack" fo:font-size="10pt" officeooo:rsid="006bacd5" style:font-size-asian="10pt" style:font-name-complex="Hack" style:font-size-complex="10pt"/>
    </style:style>
    <style:style style:name="T33" style:family="text">
      <style:text-properties fo:color="#ff79c6" loext:opacity="100%" style:font-name="Hack" officeooo:rsid="006bacd5"/>
    </style:style>
    <style:style style:name="T34" style:family="text">
      <style:text-properties fo:color="#ff79c6" loext:opacity="100%" officeooo:rsid="007692ba"/>
    </style:style>
    <style:style style:name="T35" style:family="text">
      <style:text-properties fo:color="#ff79c6" loext:opacity="100%" officeooo:rsid="00470b3b"/>
    </style:style>
    <style:style style:name="T36" style:family="text">
      <style:text-properties fo:color="#f8f8f2" loext:opacity="100%"/>
    </style:style>
    <style:style style:name="T37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8" style:family="text">
      <style:text-properties fo:color="#f8f8f2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9" style:family="text">
      <style:text-properties fo:color="#f8f8f2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40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41" style:family="text">
      <style:text-properties fo:color="#f8f8f2" loext:opacity="100%" fo:font-style="normal" style:text-underline-style="none" fo:font-weight="normal"/>
    </style:style>
    <style:style style:name="T42" style:family="text">
      <style:text-properties fo:color="#f8f8f2" loext:opacity="100%" style:font-name="Hack" fo:font-size="16pt" officeooo:rsid="0092591a" style:font-size-asian="16pt" style:font-name-complex="TH Sarabun New" style:font-size-complex="16pt"/>
    </style:style>
    <style:style style:name="T43" style:family="text">
      <style:text-properties fo:color="#6272a4" loext:opacity="100%"/>
    </style:style>
    <style:style style:name="T44" style:family="text">
      <style:text-properties fo:color="#6272a4" loext:opacity="100%" fo:font-size="14pt" style:font-size-asian="14pt" style:font-size-complex="14pt"/>
    </style:style>
    <style:style style:name="T45" style:family="text">
      <style:text-properties fo:color="#6272a4" loext:opacity="100%" fo:font-size="14pt" officeooo:rsid="004a9318" style:font-size-asian="14pt" style:font-size-complex="14pt"/>
    </style:style>
    <style:style style:name="T46" style:family="text">
      <style:text-properties fo:color="#6272a4" loext:opacity="100%" fo:font-size="14pt" officeooo:rsid="004a9c04" style:font-size-asian="14pt" style:font-size-complex="14pt"/>
    </style:style>
    <style:style style:name="T47" style:family="text">
      <style:text-properties fo:color="#6272a4" loext:opacity="100%" fo:font-size="14pt" officeooo:rsid="00722f9b" style:font-size-asian="14pt" style:font-size-complex="14pt"/>
    </style:style>
    <style:style style:name="T48" style:family="text">
      <style:text-properties fo:color="#6272a4" loext:opacity="100%" fo:font-size="14pt" officeooo:rsid="007692ba" style:font-size-asian="14pt" style:font-size-complex="14pt"/>
    </style:style>
    <style:style style:name="T49" style:family="text">
      <style:text-properties fo:color="#6272a4" loext:opacity="100%" fo:font-size="8pt" style:font-size-asian="8pt" style:font-size-complex="8pt"/>
    </style:style>
    <style:style style:name="T50" style:family="text">
      <style:text-properties fo:color="#6272a4" loext:opacity="100%" fo:font-size="8pt" officeooo:rsid="004e074f" style:font-size-asian="8pt" style:font-size-complex="8pt"/>
    </style:style>
    <style:style style:name="T51" style:family="text">
      <style:text-properties fo:color="#6272a4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2" style:family="text">
      <style:text-properties fo:color="#6272a4" loext:opacity="100%" officeooo:rsid="004eb207"/>
    </style:style>
    <style:style style:name="T53" style:family="text">
      <style:text-properties fo:color="#6272a4" loext:opacity="100%" fo:font-size="12pt"/>
    </style:style>
    <style:style style:name="T54" style:family="text">
      <style:text-properties fo:color="#6272a4" loext:opacity="100%" fo:font-size="12pt" officeooo:rsid="007692ba" style:font-size-asian="12pt" style:font-size-complex="12pt"/>
    </style:style>
    <style:style style:name="T55" style:family="text">
      <style:text-properties fo:color="#6272a4" loext:opacity="100%" fo:font-size="12pt" officeooo:rsid="0082f133" style:font-size-asian="12pt" style:font-size-complex="12pt"/>
    </style:style>
    <style:style style:name="T56" style:family="text">
      <style:text-properties fo:color="#6272a4" loext:opacity="100%" fo:font-size="12pt" officeooo:rsid="00a92bee" style:font-size-asian="12pt" style:font-size-complex="12pt"/>
    </style:style>
    <style:style style:name="T57" style:family="text">
      <style:text-properties fo:color="#8be9fd" loext:opacity="100%"/>
    </style:style>
    <style:style style:name="T58" style:family="text">
      <style:text-properties fo:color="#8be9fd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9" style:family="text">
      <style:text-properties fo:color="#8be9fd" loext:opacity="100%" officeooo:rsid="00375a8a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0" style:family="text">
      <style:text-properties fo:color="#8be9fd" loext:opacity="100%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1" style:family="text">
      <style:text-properties fo:color="#8be9fd" loext:opacity="100%" fo:font-style="italic"/>
    </style:style>
    <style:style style:name="T62" style:family="text">
      <style:text-properties fo:color="#8be9fd" loext:opacity="100%" fo:font-style="italic" officeooo:rsid="00a52ed0"/>
    </style:style>
    <style:style style:name="T63" style:family="text">
      <style:text-properties fo:color="#50fa7b" loext:opacity="100%"/>
    </style:style>
    <style:style style:name="T64" style:family="text">
      <style:text-properties fo:color="#50fa7b" loext:opacity="100%" style:font-name="Noto Sans" fo:font-size="11pt" style:font-size-asian="11pt" style:font-size-complex="11pt"/>
    </style:style>
    <style:style style:name="T65" style:family="text">
      <style:text-properties fo:color="#50fa7b" loext:opacity="100%" style:font-name="Noto Sans" fo:font-size="11pt" fo:font-weight="bold" officeooo:rsid="004a9318" style:font-name-asian="FreeSans" style:font-size-asian="11pt" style:font-weight-asian="bold" style:font-name-complex="FreeSans" style:font-size-complex="11pt" style:font-weight-complex="bold"/>
    </style:style>
    <style:style style:name="T66" style:family="text">
      <style:text-properties fo:color="#50fa7b" loext:opacity="100%" fo:font-weight="normal" style:font-weight-asian="normal" style:font-weight-complex="normal"/>
    </style:style>
    <style:style style:name="T67" style:family="text">
      <style:text-properties fo:color="#50fa7b" loext:opacity="100%" fo:font-weight="normal" officeooo:rsid="0055924d" style:font-weight-asian="normal" style:font-weight-complex="normal"/>
    </style:style>
    <style:style style:name="T68" style:family="text">
      <style:text-properties fo:color="#50fa7b" loext:opacity="100%" style:font-name="Fira Code" fo:font-size="10pt" officeooo:rsid="0069c4d0" style:font-size-asian="10pt" style:font-size-complex="10pt"/>
    </style:style>
    <style:style style:name="T69" style:family="text">
      <style:text-properties fo:color="#50fa7b" loext:opacity="100%" officeooo:rsid="007da025"/>
    </style:style>
    <style:style style:name="T70" style:family="text">
      <style:text-properties fo:color="#bd93f9" loext:opacity="100%"/>
    </style:style>
    <style:style style:name="T71" style:family="text">
      <style:text-properties fo:color="#bd93f9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2" style:family="text">
      <style:text-properties fo:color="#bd93f9" loext:opacity="100%" style:font-name="TH Sarabun New" fo:font-size="12pt" fo:language="zxx" fo:country="none" fo:font-style="normal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73" style:family="text">
      <style:text-properties fo:color="#bd93f9" loext:opacity="100%" fo:font-weight="bold" style:font-weight-asian="bold" style:font-weight-complex="bold"/>
    </style:style>
    <style:style style:name="T74" style:family="text">
      <style:text-properties fo:color="#bd93f9" loext:opacity="100%" fo:font-weight="bold" officeooo:rsid="008f173b" style:font-weight-asian="bold" style:font-weight-complex="bold"/>
    </style:style>
    <style:style style:name="T75" style:family="text">
      <style:text-properties fo:color="#bd93f9" loext:opacity="100%" fo:font-weight="bold" officeooo:rsid="008f28ec" style:font-weight-asian="bold" style:font-weight-complex="bold"/>
    </style:style>
    <style:style style:name="T76" style:family="text">
      <style:text-properties fo:color="#bd93f9" loext:opacity="100%" fo:font-size="16pt" fo:language="zxx" fo:country="none" fo:font-style="normal" style:text-underline-style="none" fo:font-weight="normal" officeooo:rsid="00375a8a" fo:background-color="#282a36" loext:char-shading-value="0" style:font-size-asian="16pt" style:font-size-complex="16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7" style:family="text">
      <style:text-properties fo:color="#bd93f9" loext:opacity="100%" style:font-name="Fira Code" fo:font-size="12pt" style:font-size-asian="12pt" style:font-size-complex="12pt"/>
    </style:style>
    <style:style style:name="T78" style:family="text">
      <style:text-properties fo:color="#bd93f9" loext:opacity="100%" style:font-name="Fira Code" fo:font-size="12pt" fo:language="zxx" fo:country="none" fo:font-style="normal" style:text-underline-style="none" fo:font-weight="normal" officeooo:rsid="00375a8a" fo:background-color="#282a36" loext:char-shading-value="0" style:font-size-asian="12pt" style:font-size-complex="12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9" style:family="text">
      <style:text-properties fo:color="#bd93f9" loext:opacity="100%" style:font-name="Fira Code" fo:font-size="10pt" style:font-size-asian="10pt" style:font-size-complex="10pt"/>
    </style:style>
    <style:style style:name="T80" style:family="text">
      <style:text-properties fo:color="#bd93f9" loext:opacity="100%" style:font-name="Fira Code" fo:font-size="10pt" officeooo:rsid="00485842" style:font-size-asian="10pt" style:font-size-complex="10pt"/>
    </style:style>
    <style:style style:name="T81" style:family="text">
      <style:text-properties fo:color="#bd93f9" loext:opacity="100%" style:font-name="Fira Code" fo:font-size="10pt" officeooo:rsid="004eb207" style:font-size-asian="10pt" style:font-name-complex="Fira Code" style:font-size-complex="10pt"/>
    </style:style>
    <style:style style:name="T82" style:family="text">
      <style:text-properties fo:color="#bd93f9" loext:opacity="100%" style:font-name="Fira Code" fo:font-size="10pt" fo:font-style="normal" style:font-size-asian="10pt" style:font-style-asian="normal" style:font-size-complex="10pt" style:font-style-complex="normal"/>
    </style:style>
    <style:style style:name="T83" style:family="text">
      <style:text-properties fo:color="#bd93f9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84" style:family="text">
      <style:text-properties fo:color="#bd93f9" loext:opacity="100%" style:font-name="Fira Code" fo:font-weight="bold" officeooo:rsid="008f173b" style:font-weight-asian="bold" style:font-weight-complex="bold"/>
    </style:style>
    <style:style style:name="T85" style:family="text">
      <style:text-properties fo:color="#bd93f9" loext:opacity="100%" officeooo:rsid="0059f91d"/>
    </style:style>
    <style:style style:name="T86" style:family="text">
      <style:text-properties fo:color="#bd93f9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7" style:family="text">
      <style:text-properties fo:color="#bd93f9" loext:opacity="100%" officeooo:rsid="00375a8a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8" style:family="text">
      <style:text-properties fo:color="#bd93f9" loext:opacity="100%" officeooo:rsid="0074d006"/>
    </style:style>
    <style:style style:name="T89" style:family="text">
      <style:text-properties fo:color="#bd93f9" loext:opacity="100%" officeooo:rsid="005c8f9f"/>
    </style:style>
    <style:style style:name="T90" style:family="text">
      <style:text-properties fo:color="#bd93f9" loext:opacity="100%" officeooo:rsid="008f28ec"/>
    </style:style>
    <style:style style:name="T91" style:family="text">
      <style:text-properties fo:color="#bd93f9" loext:opacity="100%" style:font-name="Fira Code" fo:font-size="10pt" fo:font-weight="bold" officeooo:rsid="00a92bee" style:font-size-asian="10pt" style:font-weight-asian="bold" style:font-size-complex="10pt" style:font-weight-complex="bold"/>
    </style:style>
    <style:style style:name="T92" style:family="text">
      <style:text-properties fo:color="#ffffff" loext:opacity="100%"/>
    </style:style>
    <style:style style:name="T93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5ad7" fo:background-color="transparent" loext:char-shading-value="0" style:font-size-asian="16pt" style:font-size-complex="16pt"/>
    </style:style>
    <style:style style:name="T94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f5c2" fo:background-color="transparent" loext:char-shading-value="0" style:font-size-asian="16pt" style:font-size-complex="16pt"/>
    </style:style>
    <style:style style:name="T95" style:family="text">
      <style:text-properties fo:color="#ffffff" loext:opacity="100%" style:font-name="TH Sarabun New" fo:font-size="16pt" fo:language="zxx" fo:country="none" fo:font-style="italic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96" style:family="text">
      <style:text-properties fo:color="#ffffff" loext:opacity="100%" officeooo:rsid="007da025"/>
    </style:style>
    <style:style style:name="T97" style:family="text">
      <style:text-properties fo:color="#d4ea6b" loext:opacity="100%"/>
    </style:style>
    <style:style style:name="T98" style:family="text">
      <style:text-properties officeooo:rsid="002871bb"/>
    </style:style>
    <style:style style:name="T99" style:family="text">
      <style:text-properties officeooo:rsid="0028d6d7"/>
    </style:style>
    <style:style style:name="T100" style:family="text">
      <style:text-properties officeooo:rsid="0028f4b5"/>
    </style:style>
    <style:style style:name="T101" style:family="text">
      <style:text-properties officeooo:rsid="0029a799"/>
    </style:style>
    <style:style style:name="T102" style:family="text">
      <style:text-properties officeooo:rsid="002ab890"/>
    </style:style>
    <style:style style:name="T103" style:family="text">
      <style:text-properties fo:color="#44475a" loext:opacity="100%"/>
    </style:style>
    <style:style style:name="T104" style:family="text">
      <style:text-properties fo:color="#44475a" loext:opacity="100%" style:text-underline-style="none"/>
    </style:style>
    <style:style style:name="T105" style:family="text">
      <style:text-properties officeooo:rsid="002c6343"/>
    </style:style>
    <style:style style:name="T106" style:family="text">
      <style:text-properties fo:color="#f1fa8c" loext:opacity="100%"/>
    </style:style>
    <style:style style:name="T107" style:family="text">
      <style:text-properties fo:color="#f1fa8c" loext:opacity="100%" style:text-underline-style="none" officeooo:rsid="002ab890" fo:background-color="transparent" loext:char-shading-value="0"/>
    </style:style>
    <style:style style:name="T108" style:family="text">
      <style:text-properties fo:color="#f1fa8c" loext:opacity="100%" style:text-underline-style="none" officeooo:rsid="002c6343" fo:background-color="transparent" loext:char-shading-value="0"/>
    </style:style>
    <style:style style:name="T109" style:family="text">
      <style:text-properties fo:color="#f1fa8c" loext:opacity="100%" style:font-name="Courier New" fo:font-size="10.5pt" style:text-underline-style="none" officeooo:rsid="002c6343" fo:background-color="transparent" loext:char-shading-value="0" style:font-size-asian="10.5pt" style:font-size-complex="10.5pt"/>
    </style:style>
    <style:style style:name="T110" style:family="text">
      <style:text-properties fo:color="#f1fa8c" loext:opacity="100%" style:font-name="Courier New" fo:font-size="10.5pt" style:text-underline-style="none" officeooo:rsid="002ab890" fo:background-color="transparent" loext:char-shading-value="0" style:font-size-asian="10.5pt" style:font-size-complex="10.5pt"/>
    </style:style>
    <style:style style:name="T111" style:family="text">
      <style:text-properties fo:color="#f1fa8c" loext:opacity="100%" fo:font-size="16pt" style:text-underline-style="solid" style:text-underline-width="auto" style:text-underline-color="font-color" fo:font-weight="bold" officeooo:rsid="00849b68" style:font-size-asian="10pt" style:font-weight-asian="bold" style:font-size-complex="16pt" style:font-weight-complex="bold"/>
    </style:style>
    <style:style style:name="T112" style:family="text">
      <style:text-properties style:text-underline-style="none" fo:font-weight="bold" style:font-weight-asian="bold" style:font-weight-complex="bold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0323a3d"/>
    </style:style>
    <style:style style:name="T115" style:family="text">
      <style:text-properties officeooo:rsid="00375a8a"/>
    </style:style>
    <style:style style:name="T116" style:family="text">
      <style:text-properties officeooo:rsid="0037c8a3"/>
    </style:style>
    <style:style style:name="T117" style:family="text">
      <style:text-properties officeooo:rsid="0039a4ba"/>
    </style:style>
    <style:style style:name="T118" style:family="text">
      <style:text-properties officeooo:rsid="003b3846"/>
    </style:style>
    <style:style style:name="T119" style:family="text">
      <style:text-properties officeooo:rsid="003d1c75"/>
    </style:style>
    <style:style style:name="T120" style:family="text">
      <style:text-properties style:text-underline-style="dash" style:text-underline-width="auto" style:text-underline-color="font-color"/>
    </style:style>
    <style:style style:name="T121" style:family="text">
      <style:text-properties style:text-underline-style="solid" style:text-underline-width="auto" style:text-underline-color="#ff5555"/>
    </style:style>
    <style:style style:name="T122" style:family="text">
      <style:text-properties officeooo:rsid="003dc967"/>
    </style:style>
    <style:style style:name="T123" style:family="text">
      <style:text-properties officeooo:rsid="003ea86e"/>
    </style:style>
    <style:style style:name="T124" style:family="text">
      <style:text-properties officeooo:rsid="003fc94d"/>
    </style:style>
    <style:style style:name="T125" style:family="text">
      <style:text-properties officeooo:rsid="003fe4b7"/>
    </style:style>
    <style:style style:name="T126" style:family="text">
      <style:text-properties officeooo:rsid="004295f1"/>
    </style:style>
    <style:style style:name="T127" style:family="text">
      <style:text-properties officeooo:rsid="0043e55b"/>
    </style:style>
    <style:style style:name="T128" style:family="text">
      <style:text-properties officeooo:rsid="0045c72e"/>
    </style:style>
    <style:style style:name="T129" style:family="text">
      <style:text-properties officeooo:rsid="0047d632"/>
    </style:style>
    <style:style style:name="T130" style:family="text">
      <style:text-properties fo:font-size="15pt" officeooo:rsid="00470b3b" style:font-size-asian="15pt" style:font-size-complex="15pt"/>
    </style:style>
    <style:style style:name="T131" style:family="text">
      <style:text-properties fo:font-size="16pt" style:font-size-asian="16pt"/>
    </style:style>
    <style:style style:name="T132" style:family="text">
      <style:text-properties fo:font-size="16pt" officeooo:rsid="00485842" style:font-size-asian="16pt" style:font-size-complex="16pt"/>
    </style:style>
    <style:style style:name="T133" style:family="text">
      <style:text-properties fo:font-size="16pt" officeooo:rsid="004eb207" style:font-size-asian="16pt" style:font-size-complex="16pt"/>
    </style:style>
    <style:style style:name="T134" style:family="text">
      <style:text-properties fo:font-size="16pt" officeooo:rsid="00849b68" style:font-size-complex="16pt"/>
    </style:style>
    <style:style style:name="T135" style:family="text">
      <style:text-properties fo:font-size="16pt" officeooo:rsid="00849b68" style:font-size-asian="10pt" style:font-size-complex="16pt"/>
    </style:style>
    <style:style style:name="T136" style:family="text">
      <style:text-properties officeooo:rsid="00485842"/>
    </style:style>
    <style:style style:name="T137" style:family="text">
      <style:text-properties officeooo:rsid="004a9318"/>
    </style:style>
    <style:style style:name="T138" style:family="text">
      <style:text-properties officeooo:rsid="004bb3ed"/>
    </style:style>
    <style:style style:name="T139" style:family="text">
      <style:text-properties fo:color="#ffb86c" loext:opacity="100%"/>
    </style:style>
    <style:style style:name="T140" style:family="text">
      <style:text-properties fo:color="#ffb86c" loext:opacity="100%" style:font-name="Fira Code" fo:font-size="8pt" style:font-size-asian="8pt" style:font-name-complex="Fira Code" style:font-size-complex="8pt"/>
    </style:style>
    <style:style style:name="T141" style:family="text">
      <style:text-properties fo:color="#ffb86c" loext:opacity="100%" style:font-name="Fira Code" fo:font-size="8pt" officeooo:rsid="0055924d" style:font-size-asian="8pt" style:font-name-complex="Fira Code" style:font-size-complex="8pt"/>
    </style:style>
    <style:style style:name="T142" style:family="text">
      <style:text-properties fo:color="#ffb86c" loext:opacity="100%" style:font-name="Fira Code" fo:font-size="8pt" officeooo:rsid="0057af07" style:font-size-asian="8pt" style:font-name-complex="Fira Code" style:font-size-complex="8pt"/>
    </style:style>
    <style:style style:name="T143" style:family="text">
      <style:text-properties fo:color="#ffb86c" loext:opacity="100%" style:font-name="Fira Code" fo:font-size="10pt" style:font-size-asian="10pt" style:font-size-complex="10pt"/>
    </style:style>
    <style:style style:name="T144" style:family="text">
      <style:text-properties fo:color="#ffb86c" loext:opacity="100%" style:font-name="Fira Code" fo:font-size="10pt" officeooo:rsid="0069c4d0" style:font-size-asian="10pt" style:font-size-complex="10pt"/>
    </style:style>
    <style:style style:name="T145" style:family="text">
      <style:text-properties fo:color="#ffb86c" loext:opacity="100%" style:font-name="Fira Code" fo:font-size="10pt" officeooo:rsid="00485842" style:font-size-asian="10pt" style:font-size-complex="10pt"/>
    </style:style>
    <style:style style:name="T146" style:family="text">
      <style:text-properties fo:color="#ffb86c" loext:opacity="100%" style:font-name="Fira Code" fo:font-size="10pt" fo:font-style="normal" officeooo:rsid="00485842" style:font-size-asian="10pt" style:font-style-asian="normal" style:font-name-complex="TH Sarabun New" style:font-size-complex="10pt" style:font-style-complex="normal"/>
    </style:style>
    <style:style style:name="T147" style:family="text">
      <style:text-properties fo:color="#ffb86c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148" style:family="text">
      <style:text-properties fo:color="#ffb86c" loext:opacity="100%" style:font-name="Fira Code" fo:font-size="10pt" fo:language="zxx" fo:country="none" fo:font-style="normal" style:text-underline-style="none" fo:font-weight="normal" officeooo:rsid="00984daa" fo:background-color="transparent" loext:char-shading-value="0" style:font-size-asian="10pt" style:font-style-asian="normal" style:font-size-complex="10pt" style:font-style-complex="normal"/>
    </style:style>
    <style:style style:name="T149" style:family="text">
      <style:text-properties fo:color="#ffb86c" loext:opacity="100%" officeooo:rsid="006ae8f6"/>
    </style:style>
    <style:style style:name="T150" style:family="text">
      <style:text-properties fo:color="#ffb86c" loext:opacity="100%" officeooo:rsid="006bacd5"/>
    </style:style>
    <style:style style:name="T151" style:family="text">
      <style:text-properties fo:color="#ffb86c" loext:opacity="100%" style:font-name="Hack" fo:font-size="10pt" officeooo:rsid="0074d006" style:font-size-asian="10pt" style:font-size-complex="10pt"/>
    </style:style>
    <style:style style:name="T152" style:family="text">
      <style:text-properties fo:color="#ffb86c" loext:opacity="100%" style:font-name="Hack" fo:font-size="10pt" officeooo:rsid="007692ba" style:font-size-asian="10pt" style:font-size-complex="10pt"/>
    </style:style>
    <style:style style:name="T153" style:family="text">
      <style:text-properties fo:color="#ffb86c" loext:opacity="100%" style:font-name="Hack" fo:font-size="10pt" officeooo:rsid="007692ba" style:font-size-asian="10pt" style:font-name-complex="Hack" style:font-size-complex="10pt"/>
    </style:style>
    <style:style style:name="T154" style:family="text">
      <style:text-properties fo:color="#ffb86c" loext:opacity="100%" style:font-name="Hack" fo:font-size="10pt" officeooo:rsid="0092591a" style:font-size-asian="10pt" style:font-name-complex="Hack" style:font-size-complex="10pt"/>
    </style:style>
    <style:style style:name="T155" style:family="text">
      <style:text-properties fo:color="#ffb86c" loext:opacity="100%" style:font-name="Hack" fo:font-size="10pt" officeooo:rsid="0074d006" fo:background-color="#44475a" loext:char-shading-value="0" style:font-size-asian="10pt" style:font-size-complex="10pt"/>
    </style:style>
    <style:style style:name="T156" style:family="text">
      <style:text-properties fo:color="#ffb86c" loext:opacity="100%" style:font-name="Hack" style:font-name-complex="Hack"/>
    </style:style>
    <style:style style:name="T157" style:family="text">
      <style:text-properties fo:color="#ffb86c" loext:opacity="100%" style:font-name="Hack" officeooo:rsid="007692ba" style:font-name-complex="Hack"/>
    </style:style>
    <style:style style:name="T158" style:family="text">
      <style:text-properties fo:color="#ffb86c" loext:opacity="100%" style:font-name="Fira Code Medium" fo:font-size="11pt" fo:font-weight="bold" officeooo:rsid="00a52ed0" style:font-size-asian="11pt" style:font-weight-asian="bold" style:font-name-complex="Fira Code Medium" style:font-size-complex="11pt" style:font-weight-complex="bold"/>
    </style:style>
    <style:style style:name="T159" style:family="text">
      <style:text-properties fo:color="#ffb86c" loext:opacity="100%"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160" style:family="text">
      <style:text-properties style:font-name="TH Sarabun New" fo:font-size="16pt" officeooo:rsid="004eb207" style:font-size-asian="16pt" style:font-name-complex="TH Sarabun New" style:font-size-complex="16pt"/>
    </style:style>
    <style:style style:name="T161" style:family="text">
      <style:text-properties officeooo:rsid="0053e1b4"/>
    </style:style>
    <style:style style:name="T162" style:family="text">
      <style:text-properties officeooo:rsid="0055924d"/>
    </style:style>
    <style:style style:name="T163" style:family="text">
      <style:text-properties style:font-name="Athiti"/>
    </style:style>
    <style:style style:name="T164" style:family="text">
      <style:text-properties style:font-name="Athiti" officeooo:rsid="0056b8bb"/>
    </style:style>
    <style:style style:name="T165" style:family="text">
      <style:text-properties fo:font-weight="bold" officeooo:rsid="0053e1b4" style:font-weight-asian="bold" style:font-weight-complex="bold"/>
    </style:style>
    <style:style style:name="T166" style:family="text">
      <style:text-properties officeooo:rsid="0058458b"/>
    </style:style>
    <style:style style:name="T167" style:family="text">
      <style:text-properties officeooo:rsid="0059503a"/>
    </style:style>
    <style:style style:name="T168" style:family="text">
      <style:text-properties officeooo:rsid="0059f91d"/>
    </style:style>
    <style:style style:name="T169" style:family="text">
      <style:text-properties style:use-window-font-color="true" loext:opacity="0%" officeooo:rsid="0059f91d"/>
    </style:style>
    <style:style style:name="T170" style:family="text">
      <style:text-properties style:use-window-font-color="true" loext:opacity="0%" officeooo:rsid="005f45c7"/>
    </style:style>
    <style:style style:name="T171" style:family="text">
      <style:text-properties style:use-window-font-color="true" loext:opacity="0%" officeooo:rsid="007ed102"/>
    </style:style>
    <style:style style:name="T172" style:family="text">
      <style:text-properties style:text-underline-style="wave" style:text-underline-width="auto" style:text-underline-color="#ff5555"/>
    </style:style>
    <style:style style:name="T173" style:family="text">
      <style:text-properties fo:color="#ff5555" loext:opacity="100%"/>
    </style:style>
    <style:style style:name="T174" style:family="text">
      <style:text-properties fo:color="#ff5555" loext:opacity="100%" officeooo:rsid="0074d006"/>
    </style:style>
    <style:style style:name="T175" style:family="text">
      <style:text-properties fo:color="#ff5555" loext:opacity="100%" style:font-name="Hack" fo:font-size="10pt" officeooo:rsid="0074d006" style:font-size-asian="10pt" style:font-size-complex="10pt"/>
    </style:style>
    <style:style style:name="T176" style:family="text">
      <style:text-properties fo:color="#ff5555" loext:opacity="100%" officeooo:rsid="007692ba"/>
    </style:style>
    <style:style style:name="T177" style:family="text">
      <style:text-properties officeooo:rsid="0061081a"/>
    </style:style>
    <style:style style:name="T178" style:family="text">
      <style:text-properties officeooo:rsid="0062bb36"/>
    </style:style>
    <style:style style:name="T179" style:family="text">
      <style:text-properties officeooo:rsid="00641002"/>
    </style:style>
    <style:style style:name="T180" style:family="text">
      <style:text-properties officeooo:rsid="0065601f"/>
    </style:style>
    <style:style style:name="T181" style:family="text">
      <style:text-properties officeooo:rsid="00665b79"/>
    </style:style>
    <style:style style:name="T182" style:family="text">
      <style:text-properties officeooo:rsid="0069c4d0"/>
    </style:style>
    <style:style style:name="T183" style:family="text">
      <style:text-properties officeooo:rsid="006ae8f6"/>
    </style:style>
    <style:style style:name="T184" style:family="text">
      <style:text-properties officeooo:rsid="006bacd5"/>
    </style:style>
    <style:style style:name="T185" style:family="text">
      <style:text-properties officeooo:rsid="006c2b9f"/>
    </style:style>
    <style:style style:name="T186" style:family="text">
      <style:text-properties officeooo:rsid="007102b7"/>
    </style:style>
    <style:style style:name="T187" style:family="text">
      <style:text-properties officeooo:rsid="0074d006"/>
    </style:style>
    <style:style style:name="T188" style:family="text">
      <style:text-properties officeooo:rsid="007692ba"/>
    </style:style>
    <style:style style:name="T189" style:family="text">
      <style:text-properties officeooo:rsid="007a7145"/>
    </style:style>
    <style:style style:name="T190" style:family="text">
      <style:text-properties officeooo:rsid="007da025"/>
    </style:style>
    <style:style style:name="T191" style:family="text">
      <style:text-properties style:font-name="Courier New" fo:font-size="10.5pt" style:text-underline-style="none" fo:background-color="transparent" loext:char-shading-value="0" style:font-size-asian="10.5pt" style:font-size-complex="10.5pt"/>
    </style:style>
    <style:style style:name="T192" style:family="text">
      <style:text-properties officeooo:rsid="0082f133"/>
    </style:style>
    <style:style style:name="T193" style:family="text">
      <style:text-properties officeooo:rsid="00849b68"/>
    </style:style>
    <style:style style:name="T194" style:family="text">
      <style:text-properties officeooo:rsid="00849b68" fo:background-color="#44475a" loext:char-shading-value="0"/>
    </style:style>
    <style:style style:name="T195" style:family="text">
      <style:text-properties officeooo:rsid="008684df" fo:background-color="#44475a" loext:char-shading-value="0"/>
    </style:style>
    <style:style style:name="T196" style:family="text">
      <style:text-properties officeooo:rsid="008684df"/>
    </style:style>
    <style:style style:name="T197" style:family="text">
      <style:text-properties officeooo:rsid="0089bf38"/>
    </style:style>
    <style:style style:name="T198" style:family="text">
      <style:text-properties officeooo:rsid="008a9b10"/>
    </style:style>
    <style:style style:name="T199" style:family="text">
      <style:text-properties officeooo:rsid="008f173b"/>
    </style:style>
    <style:style style:name="T200" style:family="text">
      <style:text-properties officeooo:rsid="008f28ec"/>
    </style:style>
    <style:style style:name="T201" style:family="text">
      <style:text-properties officeooo:rsid="0090d0f9"/>
    </style:style>
    <style:style style:name="T202" style:family="text">
      <style:text-properties officeooo:rsid="0092591a"/>
    </style:style>
    <style:style style:name="T203" style:family="text">
      <style:text-properties officeooo:rsid="00946d21"/>
    </style:style>
    <style:style style:name="T204" style:family="text">
      <style:text-properties officeooo:rsid="0094908d"/>
    </style:style>
    <style:style style:name="T205" style:family="text">
      <style:text-properties fo:font-size="13pt" officeooo:rsid="0094908d" style:font-size-asian="13pt" style:font-size-complex="13pt"/>
    </style:style>
    <style:style style:name="T206" style:family="text">
      <style:text-properties officeooo:rsid="00470b3b"/>
    </style:style>
    <style:style style:name="T207" style:family="text">
      <style:text-properties officeooo:rsid="009c7ecc"/>
    </style:style>
    <style:style style:name="T208" style:family="text">
      <style:text-properties officeooo:rsid="00a00563"/>
    </style:style>
    <style:style style:name="T209" style:family="text">
      <style:text-properties style:text-underline-style="dot-dash" style:text-underline-width="auto" style:text-underline-color="#6272a4" fo:font-weight="bold" style:font-weight-asian="bold" style:font-weight-complex="bold"/>
    </style:style>
    <style:style style:name="T210" style:family="text">
      <style:text-properties officeooo:rsid="00a39346"/>
    </style:style>
    <style:style style:name="T211" style:family="text">
      <style:text-properties officeooo:rsid="00a52ed0"/>
    </style:style>
    <style:style style:name="T212" style:family="text">
      <style:text-properties officeooo:rsid="00a618cc"/>
    </style:style>
    <style:style style:name="T213" style:family="text">
      <style:text-properties officeooo:rsid="00a92bee"/>
    </style:style>
    <style:style style:name="T214" style:family="text">
      <style:text-properties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215" style:family="text">
      <style:text-properties officeooo:rsid="00a96fab"/>
    </style:style>
    <style:style style:name="T216" style:family="text">
      <style:text-properties officeooo:rsid="00aa4f4d"/>
    </style:style>
    <style:style style:name="T217" style:family="text">
      <style:text-properties officeooo:rsid="00b00967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Cover</text:h>
      <text:h text:style-name="P148" text:outline-level="1">This is คำนำ</text:h>
      <text:h text:style-name="P148" text:outline-level="1">บริจาคให้เรา</text:h>
      <text:h text:style-name="P148" text:outline-level="1">This is สารบัญ</text:h>
      <text:h text:style-name="P149" text:outline-level="1">บทที่ <text:span text:style-name="T3">0</text:span></text:h>
      <text:h text:style-name="P154" text:outline-level="2"><text:span text:style-name="T2">ภาษา </text:span><text:span text:style-name="T1">Python</text:span></text:h>
      <text:p text:style-name="P1"/>
      <text:p text:style-name="P20"><text:tab/>ภาษา <text:span text:style-name="T10">Python</text:span> นั้น เป็นภาษาที่มีความนิยมในโลกของการเขียนโปรแกรมยุคใหม่ เพราะว่า ศึกษาง่าย เรียนง่าย และเป็นมิตรเป็นผู้ใช้ มากกว่าภาษาอื่นๆ อย่างภาษา <text:span text:style-name="T15">C</text:span> และ <text:span text:style-name="T9">JavaScript</text:span> ที่เหมาะกับมือใหม่เช่นกัน แต่ไม่ค่อยเป็นมิตรเท่าไหร่</text:p>
      <text:p text:style-name="P20"><text:tab/><text:span text:style-name="T5">ข้อดีของภาษานี้คือ เป็นภาษาโปรแกรมที่ เข้าใจง่าย ใช้เวลาในการศึกษาไม่มาก มีฟีเจอร์และLibrary ที่ครอบคลุมการใช้งาน</text:span></text:p>
      <text:p text:style-name="P21"><text:tab/><text:span text:style-name="T8">ตัวอย่างสายอาชีพที่ได้ใช้ภาษา </text:span><text:span text:style-name="T10">Python</text:span><text:span text:style-name="T8"> ได้แก่...</text:span></text:p>
      <text:list xml:id="list3728641640" text:style-name="L1">
        <text:list-item>
          <text:p text:style-name="P170"><text:span text:style-name="T97">Backend Developer </text:span>(นักพัฒนาเว็บไซต์<text:span text:style-name="T7">ฝ่ายหลังบ้าน</text:span>)</text:p>
        </text:list-item>
        <text:list-item>
          <text:p text:style-name="P170"><text:span text:style-name="T97">Software Developer</text:span> (นักพัฒนาซอฟแวร์)</text:p>
        </text:list-item>
        <text:list-item>
          <text:p text:style-name="P171"><text:span text:style-name="T97">Machine Learning Engineer</text:span> (วิศวกรและนักพัฒนา AI)</text:p>
        </text:list-item>
        <text:list-item>
          <text:p text:style-name="P170"><text:span text:style-name="T97">Mathematics </text:span>(นักคณิตศาสตร์)</text:p>
        </text:list-item>
        <text:list-item>
          <text:p text:style-name="P170"><text:span text:style-name="T97">Data Scientist</text:span> (นักวิทยาศาสตร์ข้อมูล)</text:p>
        </text:list-item>
        <text:list-item>
          <text:p text:style-name="P170"><text:span text:style-name="T97">Accountant</text:span> <text:span text:style-name="T6">(นักบัญชี)</text:span><text:span text:style-name="T6"><text:note text:id="ftn1" text:note-class="footnote"><text:note-citation>1</text:note-citation><text:note-body><text:p text:style-name="Footnote">ซอฟแวร์<text:span text:style-name="T8">ต่างๆ </text:span>ที่ใช้ในสายงานบัญชี เช่น <text:span text:style-name="T23">Microsoft Excel</text:span> และ<text:span text:style-name="T23">LibreOffice Calc</text:span> สนับสนุนการใช้ภาษา Python ในการเขียน Script ต่างๆ</text:p></text:note-body></text:note></text:span></text:p>
        </text:list-item>
      </text:list>
      <text:h text:style-name="P155" text:outline-level="2"><text:soft-page-break/>Python ใช้ทำอะไรได้บ้าง?</text:h>
      <text:p text:style-name="P14"/>
      <text:p text:style-name="P22"><text:tab/><text:span text:style-name="T8">เนื่องจาก </text:span><text:span text:style-name="T11">Python</text:span><text:span text:style-name="T8"> เป็นภาษาที่เขียนง่าย รวดเร็ว จึงทำให้ภาษา </text:span><text:span text:style-name="T11">Python</text:span><text:span text:style-name="T8"> เป็นภาษาที่สามารถเขียนและนำไปใช้จริงได้เร็วกว่าภาษาอื่นๆ เช่น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ภาษา</text:p>
          </table:table-cell>
          <table:table-cell table:style-name="Table1.B1" office:value-type="string">
            <text:p text:style-name="P18">Code</text:p>
          </table:table-cell>
        </table:table-row>
        <table:table-row>
          <table:table-cell table:style-name="Table1.A2" office:value-type="string">
            <text:p text:style-name="P17">Python</text:p>
          </table:table-cell>
          <table:table-cell table:style-name="Table1.B2" office:value-type="string">
            <text:p text:style-name="P79"><text:span text:style-name="T43">1 <text:s/></text:span><text:span text:style-name="T58">print</text:span><text:span text:style-name="T38">(</text:span><text:span text:style-name="T71">"หวัดดีลุงตู่"</text:span><text:span text:style-name="T37">)</text:span></text:p>
          </table:table-cell>
        </table:table-row>
        <table:table-row table:style-name="Table1.3">
          <table:table-cell table:style-name="Table1.A2" office:value-type="string">
            <text:p text:style-name="P17">C</text:p>
          </table:table-cell>
          <table:table-cell table:style-name="Table1.B3" office:value-type="string">
            <text:p text:style-name="P71"><text:span text:style-name="T43">1 <text:s/></text:span><text:span text:style-name="T25">#include</text:span><text:span text:style-name="T36"> </text:span><text:span text:style-name="T43">&lt;stdio.h&gt;</text:span></text:p>
            <text:p text:style-name="P71"><text:span text:style-name="T43">2 <text:s/></text:span><text:span text:style-name="T57">int</text:span><text:span text:style-name="T36"> </text:span><text:span text:style-name="T63">main</text:span><text:span text:style-name="T36">() {</text:span></text:p>
            <text:p text:style-name="P72"><text:span text:style-name="T43">3 <text:s/></text:span><text:span text:style-name="T36"><text:s text:c="4"/>printf(</text:span><text:span text:style-name="T70">"หวัดดีลุงตู่"</text:span><text:span text:style-name="T36">);</text:span></text:p>
            <text:p text:style-name="P11"><text:span text:style-name="T43">4 <text:s/></text:span>}</text:p>
          </table:table-cell>
        </table:table-row>
      </table:table>
      <text:p text:style-name="P23">** <text:span text:style-name="T24">ตัวเลขทางด้านซ้ายของ Code </text:span><text:span text:style-name="T98">มีไว้เพื่อบอกเลขที่ของบรรทัด</text:span><text:span text:style-name="T24"> **</text:span></text:p>
      <text:p text:style-name="P16"><text:tab/><text:span text:style-name="T24">จาก Code ที่เขียนมาทั้ง 2 ภาษา หากเรา</text:span><text:span text:style-name="T100">ล</text:span><text:span text:style-name="T24">อง </text:span><text:span text:style-name="T100">run</text:span><text:span text:style-name="T24"> Code เหล่านี้ดู จะให้ผลลัพธ์เหมือนกัน คือ แสดงผลคำว่า </text:span><text:span text:style-name="T95">" </text:span><text:span text:style-name="T72">หวัดดีลุงตู่ </text:span><text:span text:style-name="T95"><text:s/>"</text:span><text:span text:style-name="T93"> ออกมาที่ Terminal เท่านั้น ทว่าภาษา </text:span><text:span text:style-name="T12">Python</text:span><text:span text:style-name="T93"> กลับใช้พื้นที่ในการเขียนที่สั้นกว่า น้อยกว่า ทำให้ผู้เขียน Code สามารถ</text:span><text:span text:style-name="T94">จบงานได้ไวกว่านั่นเอง</text:span></text:p>
      <text:p text:style-name="P28"><text:tab/>อย่างไรก็ดี ด้วยความที่ภาษา <text:span text:style-name="T11">Python</text:span> นั้นเป็นภาษาที่มีความซับซ้อนน้อย นั่นก็ทำให้ภาษานี้ขาดบางฟีเจอร์ไปเช่นกัน เช่นกันบริหารจัดการ Memory แบบภาษา <text:span text:style-name="T9">C</text:span> เป็นต้น นั่นทำให้ <text:span text:style-name="T11">Python</text:span> ไม่ได้เหมาะกับทุกสายงาน แต่เหมาะกับงานที่เน้นการพัฒนาซอฟแวร์มากกว่า</text:p>
      <text:h text:style-name="P156" text:outline-level="2">ข้อควรทราบเกี่ยวกับ Python</text:h>
      <text:p text:style-name="P15"/>
      <text:p text:style-name="P31"><text:tab/><text:span text:style-name="T98">ถึงแม้ว่าภาษา </text:span><text:span text:style-name="T12">Python</text:span><text:span text:style-name="T98"> จะเป็นภาษาที่ดูดี แต่มันก็มีข้อเสียในตัวเองอยู่บ้างเหมือนกัน เหมือนกับทุกภาษาโปรแกรมอื่นๆ บนโลกที่ต่างก็มีข้อดีข้อเสียและเป้าหมายในการใช้งานที่แตกต่างกันไป</text:span></text:p>
      <text:list xml:id="list2224890499" text:style-name="L2">
        <text:list-item>
          <text:p text:style-name="P177">ภาษา <text:span text:style-name="T12">Python</text:span> นั้น ช้า กว่าภาษาอื่นๆ อย่างภาษา <text:span text:style-name="T9">C</text:span> หรือ <text:span text:style-name="T9">Ruby</text:span> ถึงแม้ว่า <text:span text:style-name="T12">Python</text:span> และภาษาอื่นๆ จะสามารถเขียน Code ให้ทำงานแบบเดียวกันได้ แต่ <text:span text:style-name="T12">Python</text:span> มักจะใช้เวลา run มากกว่าในหลายๆ สถานการณ์</text:p>
        </text:list-item>
        <text:list-item>
          <text:p text:style-name="P177">ภาษา <text:span text:style-name="T12">Python</text:span> เป็นภาษาที่<text:span text:style-name="T120">ไม่ได้</text:span>ออกแบบมาสำหรับการพัฒนา แอพมือถือ อันเนื่องมาจากการบริโภคทรัพยากรเครื่องสูงกว่าและไม่สามารถจัดการ Memory ได้ ทำให้ <text:span text:style-name="T12">Python</text:span> มักอยู่ฝั่ง Server-Side<text:note text:id="ftn2" text:note-class="footnote"><text:note-citation>2</text:note-citation><text:note-body><text:p text:style-name="P24">Server-Side หมายถึงซอฟแวร์ที่รับบน Server ที่ทำหน้าที่รับส่งข้อมูลจากผู้ใช้ (Client) เก็บขอมูลจากผู้ใช้ และประมวลผลข้อมูลบางอย่างของผู้ใช้ <text:span text:style-name="T101">เช่น Server ของเกม RoV</text:span></text:p></text:note-body></text:note> มากว่า Client-Side<text:note text:id="ftn3" text:note-class="footnote"><text:note-citation>3</text:note-citation><text:note-body><text:p text:style-name="P24">Client-Side หมายถึงซอฟแวร์ที่รันบนเครื่องของผู้ใช้ (Client) สามารถโต้ตอบกับผู้ใช้ได้โดยตรง <text:span text:style-name="T101">เช่น แอพฯ ต่างๆ บนมือถือ</text:span></text:p></text:note-body></text:note></text:p>
        </text:list-item>
        <text:list-item>
          <text:p text:style-name="P177">ภาษา <text:span text:style-name="T12">Python</text:span> นั้น เป็นภาษาแบบ Dynamic-Type หมายความว่าประเภทของตัวแปร <text:span text:style-name="T99">(จะอธิบายในบทต่อๆ ไป) </text:span>สามารถเปลี่ยนไปมาได้ระหว่าง run ทำให้ผู้ที่เขียน Code อาจต้องระวังในการเขียนมากกว่าภาษาที่เป็น Static-Type <text:span text:style-name="T99">อื่นๆ อย่างภาษา </text:span><text:span text:style-name="T16">C</text:span><text:span text:style-name="T99"> และ </text:span><text:span text:style-name="T16">Java</text:span></text:p>
        </text:list-item>
      </text:list>
      <text:h text:style-name="P157" text:outline-level="2">เตรียม Python ให้พร้อม</text:h>
      <text:p text:style-name="P26"/>
      <text:p text:style-name="P32"><text:tab/><text:span text:style-name="T102">ภาษา </text:span><text:span text:style-name="T12">Python</text:span><text:span text:style-name="T102"> ไม่ได้ถูกติดตั้งมาให้ในคอมพิวเตอร์ทุกเครื่อง ดังนั้นเราต้องตรวจสอบก่อนว่าคอมพิวเตอร์ของเรานั้นมี </text:span><text:span text:style-name="T12">Python</text:span><text:span text:style-name="T102"> อยู่หรือไม่</text:span></text:p>
      <text:p text:style-name="P27"><text:tab/><text:span text:style-name="T102">ให้รันคำสั่งนี้ใน Termin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Windows</text:p>
          </table:table-cell>
          <table:table-cell table:style-name="Table2.B1" office:value-type="string">
            <text:p text:style-name="P84"><text:span text:style-name="T103">C:\Users\YourName&gt;</text:span> python<text:span text:style-name="T102">3</text:span> --version</text:p>
          </table:table-cell>
        </table:table-row>
        <table:table-row>
          <table:table-cell table:style-name="Table2.A2" office:value-type="string">
            <text:p text:style-name="P25">Mac , Linux</text:p>
          </table:table-cell>
          <table:table-cell table:style-name="Table2.B2" office:value-type="string">
            <text:p text:style-name="P85"><text:span text:style-name="T104">YourName@Com</text:span><text:span text:style-name="T103"> :~$</text:span> python3 --version</text:p>
          </table:table-cell>
        </table:table-row>
      </table:table>
      <text:p text:style-name="P32"><text:tab/><text:span text:style-name="T102">หาก Code ของเรารันสำเร็จ และแสดงเวอร์ชั่นของ </text:span><text:span text:style-name="T12">Python</text:span><text:span text:style-name="T102"> ที่ติดตั้งอยู่ หมายความว่าในเครื่องขอ</text:span><text:span text:style-name="T117">ง</text:span><text:span text:style-name="T102">เรามี </text:span><text:span text:style-name="T12">Python</text:span><text:span text:style-name="T102"> ที่พร้อมใช้งานแล้ว หากยังไม่มี แนะนำว่าให้ติดตั้ง </text:span><text:span text:style-name="T12">Python</text:span><text:span text:style-name="T102"> จากเว็บไซต์ </text:span><text:span text:style-name="T107"><text:s/></text:span><text:a xlink:type="simple" xlink:href="http://www.python.org/downloads" text:style-name="Internet_20_link" text:visited-style-name="Visited_20_Internet_20_Link"><text:span text:style-name="T109">www.</text:span></text:a><text:a xlink:type="simple" xlink:href="http://www.python.org/downloads" text:style-name="Internet_20_link" text:visited-style-name="Visited_20_Internet_20_Link"><text:span text:style-name="T110">python.org/</text:span></text:a><text:a xlink:type="simple" xlink:href="http://www.python.org/downloads" text:style-name="Internet_20_link" text:visited-style-name="Visited_20_Internet_20_Link"><text:span text:style-name="T191">downloads</text:span></text:a><text:span text:style-name="T108"> </text:span><text:span text:style-name="T102"><text:s/>สำหรับ Windows </text:span><text:span text:style-name="T105">และ Mac</text:span><text:span text:style-name="T102"> และติดตั้ง</text:span><text:span text:style-name="T105">ได้</text:span><text:span text:style-name="T102">จาก Package Manager </text:span><text:span text:style-name="T105">สำหรับ</text:span><text:span text:style-name="T102"> Linux</text:span></text:p>
      <text:p text:style-name="P27"><draw:frame draw:style-name="fr2" draw:name="Frame1" text:anchor-type="char" svg:width="7.869cm" draw:z-index="0"><draw:text-box fo:min-height="4.951cm"><text:p text:style-name="Illustration"><draw:frame draw:style-name="fr12" draw:name="Image1" text:anchor-type="paragraph" svg:width="7.869cm" style:rel-width="100%" svg:height="4.949cm" style:rel-height="scale" draw:z-index="1"><draw:image xlink:href="Pictures/100000010000055600000300C322146F1C6041EB.png" xlink:type="simple" xlink:show="embed" xlink:actuate="onLoad" draw:mime-type="image/png"/></draw:frame>ภาพตัวอย่าง Terminal ที่มี Python ติดตั้งอยู่</text:p></draw:text-box></draw:frame><text:s/></text:p>
      <text:p text:style-name="P27"/>
      <text:p text:style-name="P38"><text:tab/>สำหรับการเริ่มต้นเขียน <text:span text:style-name="T12">Python</text:span> นั้น สามารถทำได้ 2 วิธี ดังนี้</text:p>
      <text:p text:style-name="P36"><text:tab/><text:span text:style-name="T112">เขียนโดยตรงที่ Terminal</text:span></text:p>
      <text:p text:style-name="P37"><text:tab/>สามารถเริ่มต้นได้โดยการเปิด Terminal แล้วพิมพ์คำว่า <text:span text:style-name="T20">python3</text:span> และกด Enter จากนั้นเราจะสามารถเขียน code ภาษา <text:span text:style-name="T12">Python</text:span> ในนั้นต่อได้เลย</text:p>
      <text:p text:style-name="P19"><draw:frame draw:style-name="fr5" draw:name="Image2" text:anchor-type="char" svg:x="0cm" svg:y="-0.333cm" svg:width="12.261cm" svg:height="6.892cm" draw:z-index="2"><draw:image xlink:href="Pictures/1000000100000556000003003A2B13EE63B0B2A9.png" xlink:type="simple" xlink:show="embed" xlink:actuate="onLoad" draw:mime-type="image/png"/></draw:frame><text:tab/>เขียนเป็น Module (ไฟล์) แล้ว run ทีหลัง</text:p>
      <text:p text:style-name="P36"><text:tab/>สามารถทำได้โดยการสร้างไฟล์ที่มีนามสกุลเป็น <text:span text:style-name="T17">.py</text:span> เช่น <text:span text:style-name="T17">FileName.py</text:span> หรือ <text:span text:style-name="T17">index.py </text:span>หรือ <text:span text:style-name="T17">main.py</text:span> เป็นต้น <text:span text:style-name="T114">และหากจะ run ไฟล์นั้นๆ ให้ใช้คำสั่งดังตัวอย่างนี้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4"><text:span text:style-name="T104">YourName@Com</text:span><text:span text:style-name="T103"> :~$</text:span> python3 FileName.py</text:p>
          </table:table-cell>
        </table:table-row>
        <table:table-row>
          <table:table-cell table:style-name="Table3.A2" office:value-type="string">
            <text:p text:style-name="P34"><text:span text:style-name="T104">YourName@Com</text:span><text:span text:style-name="T103"> :~$</text:span> python3 folder<text:span text:style-name="T106">/</text:span>FileName.py</text:p>
          </table:table-cell>
        </table:table-row>
      </table:table>
      <text:p text:style-name="P33"><text:tab/><text:span text:style-name="T113">โดยให้เปลี่ยน</text:span> <text:span text:style-name="T18">FileName.py</text:span> <text:span text:style-name="T113">เป็นชื่อไฟล์ที่เราเขียนภาษา Python เอาไว้จริงๆ </text:span></text:p>
      <text:h text:style-name="P150" text:outline-level="1">บทที่ <text:span text:style-name="T3">1</text:span></text:h>
      <text:h text:style-name="P158" text:outline-level="2">Basic Single-Line Code</text:h>
      <text:p text:style-name="P35"/>
      <text:p text:style-name="P122"><text:tab/><text:span text:style-name="T115">เราได้เห็น code ภาษา </text:span><text:span text:style-name="T12">Python</text:span><text:span text:style-name="T115"> ไปแล้วก่อนหน้านี้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8"><text:span text:style-name="T58">print</text:span><text:span text:style-name="T38">(</text:span><text:span text:style-name="T71">"หวัดดีลุงตู่"</text:span><text:span text:style-name="T37">)</text:span></text:p>
          </table:table-cell>
        </table:table-row>
      </table:table>
      <text:p text:style-name="P122"><text:tab/><text:span text:style-name="T116">เราบอกว่า code บรรทัดนี้ในภาษา </text:span><text:span text:style-name="T12">Python</text:span><text:span text:style-name="T116"> จะส่งข้อความ </text:span><text:span text:style-name="T72">หวัดดีลุงตู่</text:span><text:span text:style-name="T116"> ออกมาที่หน้า Terminal เราสามารถทดลองได้โดยการรันคำสั่งนี้ด้วยตัวเองได้เลย</text:span></text:p>
      <text:p text:style-name="P40"><text:span text:style-name="T73">ขั้นตอนที่ 1 &gt;&gt;&gt;</text:span> พิมพ์คำว่า <text:span text:style-name="T21">python3</text:span> ใน terminal ของเราเพื่อเข้าสู่โหมดการเขียนโค้ดภาษา <draw:frame draw:style-name="fr11" draw:name="Image3" text:anchor-type="char" svg:x="6.228cm" svg:y="1.39cm" svg:width="6.368cm" svg:height="7.103cm" draw:z-index="3"><draw:image xlink:href="Pictures/10000001000002C70000031C9A517BE36DA84FE4.png" xlink:type="simple" xlink:show="embed" xlink:actuate="onLoad" draw:mime-type="image/png"/></draw:frame><text:s/><text:span text:style-name="T12">Python</text:span></text:p>
      <text:p text:style-name="P39"><text:span text:style-name="T73">ขั้นตอนที่ 2 &gt;&gt;&gt;</text:span> เขียนโค้ดที่เราต้องการลงไป ตามภาพประกอบด้านขวา เราจะใช้ code <text:span text:style-name="T72">หวัดดีลุงตู่</text:span> ตามตัวอย่าง</text:p>
      <text:p text:style-name="P39"><text:span text:style-name="T73">ขั้นตอนที่ 3 &gt;&gt;&gt;</text:span> กด Enter บน Keyboard จากนั้นคำว่า <text:span text:style-name="T72">หวัดดีลุงตู่</text:span> จะปรากฎที่บรรทัดถัดมา พร้อมกับบรรทัดโล่งๆ อีกอันนึงเพื่อรอคำสั่งต่อไป</text:p>
      <text:h text:style-name="P159" text:outline-level="2">Basic Multiple-Line Code</text:h>
      <text:p text:style-name="P43"/>
      <text:p text:style-name="P122"><text:tab/><text:span text:style-name="T118">ในการเขียน Code ทีละหลายๆ บรรทัดนั้น มีขั้นตอนไม่ซับซ้อนเท่าไหร่ โดยให้สร้างไฟล์เปล่าๆ ขึ้นมา โดยให้มีนามสกุลของไฟล์เป็นนามสกุลของภาษาที่จะเขียน สำหรับภาษา </text:span><text:span text:style-name="T12">Python</text:span><text:span text:style-name="T118"> เราจะใช้ </text:span><text:span text:style-name="T18">.py</text:span><text:span text:style-name="T118"> <text:s/>คล้ายกับภาษา </text:span><text:span text:style-name="T22">C</text:span><text:span text:style-name="T118"> ที่ใช้ </text:span><text:span text:style-name="T18">.</text:span><text:span text:style-name="T19">c</text:span><text:span text:style-name="T118"> และภาษา </text:span><text:span text:style-name="T22">JavaScript</text:span><text:span text:style-name="T118"> ที่ใช้ </text:span><text:span text:style-name="T18">.</text:span><text:span text:style-name="T19">js</text:span><text:span text:style-name="T118"> จากนั้นเราก็สามารถเขียน Code ที่ต้องการลงไปในไฟล์นั้นได้เลย ไม่จำกัดจำนวนบรรทัด</text:span></text:p>
      <text:p text:style-name="P42"><draw:frame draw:style-name="fr2" draw:name="Frame2" text:anchor-type="char" svg:width="12.261cm" draw:z-index="4"><draw:text-box fo:min-height="4.572cm"><text:p text:style-name="Illustration"><draw:frame draw:style-name="fr10" draw:name="Image4" text:anchor-type="paragraph" svg:width="12.261cm" style:rel-width="100%" svg:height="4.572cm" style:rel-height="scale" draw:z-index="5"><draw:image xlink:href="Pictures/1000000100000572000002087307F488801135E3.png" xlink:type="simple" xlink:show="embed" xlink:actuate="onLoad" draw:mime-type="image/png"/></draw:frame>ภาพตัวอย่างการสร้างไฟล์ ชื่อว่า My<text:span text:style-name="T203">Python</text:span>.py</text:p></draw:text-box></draw:frame><text:tab/>สำหรับการเขียน Code ในไฟล์นั้นเราสามารถใช้โปรแกรมเขียนไฟล์ ข้อความ<text:note text:id="ftn4" text:note-class="footnote"><text:note-citation>4</text:note-citation><text:note-body><text:p text:style-name="P41">หมายถึงโปรแกรม Text Editor ซึ่งจะไม่เหมือนกับ Document Editor อย่าง Microsoft Word หรือ Google Docs ซึ่งเป็นโปรแกรมสร้างและเขียนเอกสาร ไม่ใช่โปรแกรมแก้ไขไฟล์ข้อความ <text:span text:style-name="T121">โปรแกรมเหล่านี้นำมาเขียนโค้ดและ run โค้ดไม่ได้</text:span></text:p></text:note-body></text:note> อะไรก็ได้ เช่น Notepad<text:span text:style-name="T43">,</text:span> Kate<text:span text:style-name="T43">,</text:span> Notepad ++<text:span text:style-name="T43">,</text:span> Atom<text:span text:style-name="T43">,</text:span> VS code เป็นต้น</text:p>
      <text:p text:style-name="P47"><text:tab/>ในที่นี้เราจะใช้โปรแกรมที่มีชื่อว่า <text:span text:style-name="T70">Kate</text:span> ในการเขียนโปรแกรมและรันโปรแกรมภาษา <text:span text:style-name="T12">Python</text:span> กัน โดยขอให้ทราบไว้ว่าผู้เขียนโค้ดสามารถใช้โปรแกรมแก้ไขไฟล์ข้อความใดๆ ก็ได้ตามที่ตนถนัด<draw:frame draw:style-name="fr1" draw:name="Frame3" text:anchor-type="char" svg:x="9.79cm" svg:y="0.06cm" svg:width="2.388cm" draw:z-index="7"><draw:text-box fo:min-height="2.388cm"><text:p text:style-name="Illustration"><draw:frame draw:style-name="fr10" draw:name="Image6" text:anchor-type="paragraph" svg:width="2.388cm" style:rel-width="100%" svg:height="2.388cm" style:rel-height="scale" draw:z-index="8"><draw:image xlink:href="Pictures/10000001000007D0000007D0564BFFC8768E77D8.png" xlink:type="simple" xlink:show="embed" xlink:actuate="onLoad" draw:mime-type="image/png"/></draw:frame>kate Logo</text:p></draw:text-box></draw:frame></text:p>
      <text:p text:style-name="P48"><draw:frame draw:style-name="fr9" draw:name="Image5" text:anchor-type="char" svg:width="12.261cm" svg:height="6.892cm" draw:z-index="6"><draw:image xlink:href="Pictures/1000000100000556000003001AABA2DFA1394131.png" xlink:type="simple" xlink:show="embed" xlink:actuate="onLoad" draw:mime-type="image/png"/></draw:frame><text:tab/><text:span text:style-name="T119">สำหรับวิธีการรันไฟล์นั้น บนบางระบบปฏิบัติการสามารถ Double Click <text:s/>ที่ไฟล์นั้นๆ และรันได้เลย แต่วิธีที่แนะนำคือให้ทำผ่าน Terminal จะดีที่สุด โดยให้ใช้คำสั่ง </text:span><text:span text:style-name="T21">python3</text:span><text:span text:style-name="T119"> และใส่ path ไปยังตำแหน่งของไฟล์ที่จะรัน</text:span></text:p>
      <text:p text:style-name="P46"><draw:frame draw:style-name="fr4" draw:name="Image7" text:anchor-type="char" svg:width="12.261cm" svg:height="3.17cm" draw:z-index="9"><draw:image xlink:href="Pictures/100000010000034B000000DA284AD775DF326CDE.png" xlink:type="simple" xlink:show="embed" xlink:actuate="onLoad" draw:mime-type="image/png"/></draw:frame></text:p>
      <text:p text:style-name="P49"><text:tab/>หากเราลองรันโค้ดดังกล่าว จะได้ผลดังน<text:span text:style-name="T122">ี้</text:span></text:p>
      <text:p text:style-name="P50"><draw:frame draw:style-name="fr4" draw:name="Image8" text:anchor-type="char" svg:width="12.261cm" svg:height="6.892cm" draw:z-index="10"><draw:image xlink:href="Pictures/1000000100000556000003008A136F42355E57E1.png" xlink:type="simple" xlink:show="embed" xlink:actuate="onLoad" draw:mime-type="image/png"/></draw:frame><text:tab/><text:span text:style-name="T122">จะเห็นได้ว่าโค้ดที่เราเขียนนั้นส่งข้อความออกมาที่ Terminal ทันทีหลังจากที่เราสั่งรันโค้ดนั้นๆ และยังรันจากบรรทัดบนสุดลงมาล่างสุดอีกด้วย</text:span></text:p>
      <text:p text:style-name="P50"><text:tab/><text:span text:style-name="T122">ในกรณีที่เราเขียน Code ผิด ใน Terminal </text:span><text:span text:style-name="T123">(เรียกว่า Error) </text:span><text:span text:style-name="T122">จะส่งข้อความบอกว่าการ Run โค้ดของเรานั้นล้มเหลว และอธิบายวิธีการแก้ไขให้ด้วย</text:span></text:p>
      <text:p text:style-name="P51"><draw:frame draw:style-name="fr3" draw:name="Image9" text:anchor-type="char" svg:x="4.397cm" svg:y="0cm" svg:width="7.89cm" svg:height="4.434cm" draw:z-index="11"><draw:image xlink:href="Pictures/100000010000055600000300412550E054D1DB53.png" xlink:type="simple" xlink:show="embed" xlink:actuate="onLoad" draw:mime-type="image/png"/></draw:frame>เมื่อเราลืมใส่เครื่องหมาย <text:span text:style-name="T76">"</text:span> ในโค้ดนี้ จะทำให้เกิด Error หากเรารันโค้ดนี้ Terminal จะให้รายระเอียดเกี่ยวกับ Error ให้เรา เช่น บรรทัดที่เขียนผิด เป็นต้น</text:p>
      <text:h text:style-name="P160" text:outline-level="2">The Working of Multiple-Line Code</text:h>
      <text:p text:style-name="P44"/>
      <text:p text:style-name="P45"><text:tab/><text:span text:style-name="T124">การทำงานของ Code หลายบรรทัดนั้นเข้าใจได้ไม่ยาก มีกฎที่ต้องสร้างอยู่ไม่กี้ข้อ ดังนี้</text:span></text:p>
      <text:list xml:id="list2927208185" text:style-name="L3">
        <text:list-item>
          <text:p text:style-name="P178">โค้ดจะรันจากบรรทัดบนลงล่างเสมอ ดังเช่นตัวอย่างที่ผ่านมา</text:p>
        </text:list-item>
        <text:list-item>
          <text:p text:style-name="P179">โค้ดในภาษา <text:span text:style-name="T12">Python</text:span> จะรันไปเรื่อยๆ และจะหยุดรันเมื่อเจอ 3 สถานการณ์ </text:p>
          <text:list>
            <text:list-item>
              <text:p text:style-name="P178">รันหมดทั้งโค้ดแล้ว ไม่เหลืออะไรให้รันต่อ</text:p>
            </text:list-item>
            <text:list-item>
              <text:p text:style-name="P178">เจอ Error กลางทาง</text:p>
            </text:list-item>
            <text:list-item>
              <text:p text:style-name="P178">ถูกสั่งให้หยุดรันกลางทาง</text:p>
            </text:list-item>
          </text:list>
        </text:list-item>
      </text:list>
      <text:p text:style-name="P52"><text:tab/>หากต้องการให้เราหยุดการรันโค้ดกลางทาง เราสามารถใช้คำสั่ง <text:span text:style-name="T77">exit()</text:span> ณ จุดที่ต้องการจะให้หยุดการรันโค้ด<text:span text:style-name="T125">ใดๆ ก็ได้</text:span></text:p>
      <text:p text:style-name="P55"><draw:frame draw:style-name="fr8" draw:name="Image10" text:anchor-type="char" svg:x="4.175cm" svg:y="0cm" svg:width="8.142cm" svg:height="4.577cm" draw:z-index="12"><draw:image xlink:href="Pictures/1000000100000556000003000375B8C78E47A22F.png" xlink:type="simple" xlink:show="embed" xlink:actuate="onLoad" draw:mime-type="image/png"/></draw:frame>จะสังเกตุได้ว่าโค้ดนี้จะหย<text:span text:style-name="T126">ุ</text:span>ดรันแค่ที่ 2 บรรทัดแรก ในบรรทัดที่ 3 มีคำสั่งให้หยุดรัน โค้ดจึงไม่รันต่อ</text:p>
      <text:h text:style-name="P161" text:outline-level="2">Basic Math For Python</text:h>
      <text:p text:style-name="P54"/>
      <text:p text:style-name="P123"><text:tab/><text:span text:style-name="T136">ภาษา </text:span><text:span text:style-name="T12">Python</text:span><text:span text:style-name="T136"> (รวมไปถึงภาษาโปรแกรมอื่นๆ) นั้นล้วนแล้วแต่มีความสามารถในการคำนวณทางคณิตศาสตร์และตรรกะศาสตร์มาให้ในตัว</text:span></text:p>
      <text:list xml:id="list891519540" text:style-name="L4">
        <text:list-item>
          <text:p text:style-name="P180">ประเภทของจำนวนในภาษา <text:span text:style-name="T12">Python</text:span> นั้นแบ่งออกได้เป็น <text:span text:style-name="T63">3</text:span> ประเภท คือ</text:p>
          <text:list>
            <text:list-item>
              <text:p text:style-name="P181"><text:span text:style-name="T63">จำนวนนับ (Integer : </text:span><text:span text:style-name="T65">ℤ</text:span><text:span text:style-name="T64"> </text:span><text:span text:style-name="T63">)</text:span> <text:span text:style-name="T137">คือจำนวนเต็มตั้งแต่จำนวนเต็มลบ จำนวนเต็มบวก และศูนย์ โดยไม่มีทศนิยม </text:span><text:span text:style-name="T45">เช่น 0 25 -18 </text:span><text:span text:style-name="T46">98912</text:span></text:p>
            </text:list-item>
            <text:list-item>
              <text:p text:style-name="P181"><text:span text:style-name="T63">จำนวนที่มีทศนิยม (Floating Point Number : </text:span><text:span text:style-name="T65">ℝ </text:span><text:span text:style-name="T63">)</text:span> <text:span text:style-name="T137">คือจำนวนใดๆ ที่อาจจะมีทศนิยม แต่จะต้องไม่มีจำนวน</text:span><text:span text:style-name="T138">จินตภาพ</text:span><text:span text:style-name="T137"> </text:span><text:span text:style-name="T45">เช่น 3.14 </text:span><text:span text:style-name="T47">10.0 25.6</text:span></text:p>
            </text:list-item>
            <text:list-item>
              <text:p text:style-name="P181"><text:span text:style-name="T63">จำนวนเชิงซ้อน (Complex Number : </text:span><text:span text:style-name="T65">ℂ </text:span><text:span text:style-name="T63">) </text:span><text:span text:style-name="T137">คือจำนวนใดๆ ที่อาจจะมีหรือไม่มีทศนิยมก็ได้ แต่มีการแสดงจำนวนจินตภาพด้วย </text:span><text:span text:style-name="T45">เช่น 5 + 12j</text:span></text:p>
            </text:list-item>
          </text:list>
        </text:list-item>
        <text:list-item>
          <text:p text:style-name="P182"><text:span text:style-name="T137">จ</text:span>ำนวนทุกแบบในภาษา <text:span text:style-name="T12">Python</text:span> สามารถนำมาบวกลบกันได้ เรียกว่า Basic Math Operation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7">+</text:p>
          </table:table-cell>
          <table:table-cell table:style-name="Table5.B1" office:value-type="string">
            <text:p text:style-name="P80">การบวก</text:p>
          </table:table-cell>
          <table:table-cell table:style-name="Table5.A1" office:value-type="string">
            <text:p text:style-name="P109">**</text:p>
          </table:table-cell>
          <table:table-cell table:style-name="Table5.D1" office:value-type="string">
            <text:p text:style-name="P80">การยกกำลัง</text:p>
          </table:table-cell>
        </table:table-row>
        <table:table-row>
          <table:table-cell table:style-name="Table5.A2" office:value-type="string">
            <text:p text:style-name="P108">-</text:p>
          </table:table-cell>
          <table:table-cell table:style-name="Table5.B2" office:value-type="string">
            <text:p text:style-name="P80">การลบ</text:p>
          </table:table-cell>
          <table:table-cell table:style-name="Table5.A2" office:value-type="string">
            <text:p text:style-name="P109">%</text:p>
          </table:table-cell>
          <table:table-cell table:style-name="Table5.D2" office:value-type="string">
            <text:p text:style-name="P80">การหารเอาเศษ</text:p>
          </table:table-cell>
        </table:table-row>
        <table:table-row>
          <table:table-cell table:style-name="Table5.A2" office:value-type="string">
            <text:p text:style-name="P108">*</text:p>
          </table:table-cell>
          <table:table-cell table:style-name="Table5.B3" office:value-type="string">
            <text:p text:style-name="P80">การคูณ</text:p>
          </table:table-cell>
          <table:table-cell table:style-name="Table5.A2" office:value-type="string">
            <text:p text:style-name="P109">//</text:p>
          </table:table-cell>
          <table:table-cell table:style-name="Table5.D3" office:value-type="string">
            <text:p text:style-name="P80">การหาร<text:span text:style-name="T49">แล้วให้ผลหารเป็นจำนวนเต็ม</text:span></text:p>
          </table:table-cell>
        </table:table-row>
        <table:table-row>
          <table:table-cell table:style-name="Table5.A2" office:value-type="string">
            <text:p text:style-name="P108">/</text:p>
          </table:table-cell>
          <table:table-cell table:style-name="Table5.B4" office:value-type="string">
            <text:p text:style-name="P80">การหาร<text:span text:style-name="T49">แล้วให้ผลหารเป็นจำนวน</text:span><text:span text:style-name="T50">ที่มีทศนิยม</text:span></text:p>
          </table:table-cell>
          <table:table-cell table:style-name="Table5.C4" table:number-columns-spanned="2" office:value-type="string">
            <text:p text:style-name="P81"/>
          </table:table-cell>
          <table:covered-table-cell/>
        </table:table-row>
      </table:table>
      <text:p text:style-name="P12"/>
      <text:p text:style-name="P13"><text:span text:style-name="T161"><text:tab/></text:span><text:span text:style-name="T165">ตัวอย่าง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4">โจทย์</text:p>
          </table:table-cell>
          <table:table-cell table:style-name="Table8.A1" office:value-type="string">
            <text:p text:style-name="P64">คำตอบที่ได้</text:p>
          </table:table-cell>
          <table:table-cell table:style-name="Table8.C1" office:value-type="string">
            <text:p text:style-name="P65">คำอธิบาย</text:p>
          </table:table-cell>
        </table:table-row>
        <table:table-row>
          <table:table-cell table:style-name="Table8.A2" office:value-type="string">
            <text:p text:style-name="P63">30 <text:span text:style-name="T106">+</text:span> 25</text:p>
          </table:table-cell>
          <table:table-cell table:style-name="Table8.B2" office:value-type="string">
            <text:p text:style-name="P63">55</text:p>
          </table:table-cell>
          <table:table-cell table:style-name="Table8.C2" office:value-type="string">
            <text:p text:style-name="P90">เพราะว่า <text:span text:style-name="T140">30 + 25</text:span> จะมีค่าเท่ากับ <text:span text:style-name="T140">55</text:span> (อ้างอิงจากเครื่องคิดเลขทั่วๆ ไป) <text:span text:style-name="T66">ผลที่ได้จึงเป็น 55</text:span></text:p>
          </table:table-cell>
        </table:table-row>
        <table:table-row>
          <table:table-cell table:style-name="Table8.A3" office:value-type="string">
            <text:p text:style-name="P63">30 <text:span text:style-name="T106">-</text:span> 25</text:p>
          </table:table-cell>
          <table:table-cell table:style-name="Table8.B3" office:value-type="string">
            <text:p text:style-name="P63">5</text:p>
          </table:table-cell>
          <table:table-cell table:style-name="Table8.C3" office:value-type="string">
            <text:p text:style-name="P90">เพราะว่า <text:span text:style-name="T140">30 - 25 </text:span>จะมีค่าเท่ากับ <text:span text:style-name="T140">5</text:span> (อ้างอิงจากเครื่องคิดเลขทั่วๆ ไป) <text:span text:style-name="T66">ผลที่ได้จึงเป็น 5</text:span></text:p>
          </table:table-cell>
        </table:table-row>
        <table:table-row>
          <table:table-cell table:style-name="Table8.A4" office:value-type="string">
            <text:p text:style-name="P63">5 <text:span text:style-name="T106">*</text:span> 5</text:p>
          </table:table-cell>
          <table:table-cell table:style-name="Table8.B4" office:value-type="string">
            <text:p text:style-name="P63">25</text:p>
          </table:table-cell>
          <table:table-cell table:style-name="Table8.C4" office:value-type="string">
            <text:p text:style-name="P90">เพราะว่า <text:span text:style-name="T140">5 × 5</text:span> จะมีค่าเท่ากับ <text:span text:style-name="T140">25</text:span> (อ้างอิงจากเครื่องคิดเลขทั่วๆ ไป) <text:span text:style-name="T66">ผลที่ได้จึงเป็น 25</text:span></text:p>
          </table:table-cell>
        </table:table-row>
        <table:table-row>
          <table:table-cell table:style-name="Table8.A5" office:value-type="string">
            <text:p text:style-name="P63">100 <text:span text:style-name="T106">/</text:span> 5</text:p>
          </table:table-cell>
          <table:table-cell table:style-name="Table8.B5" office:value-type="string">
            <text:p text:style-name="P63">20.0</text:p>
          </table:table-cell>
          <table:table-cell table:style-name="Table8.C5" office:value-type="string">
            <text:p text:style-name="P90">เพราะว่า <text:span text:style-name="T140">100 ÷ 5</text:span> จะมีค่าเท่ากับ <text:span text:style-name="T140">20</text:span> (อ้างอิงจากเครื่องคิดเลขทั่วๆ ไป) และแม้ว่าผลหารจะลงตัว การใช้เครื่องหมายนี้จะยังคงบังคับคำตอบที่ได้ให้เป็นจำนวนทศนิยมเสมอ <text:span text:style-name="T66">ผลที่ได้จึงเป็น 20.0</text:span></text:p>
          </table:table-cell>
        </table:table-row>
        <table:table-row>
          <table:table-cell table:style-name="Table8.A6" office:value-type="string">
            <text:p text:style-name="P63">100 <text:span text:style-name="T106">/</text:span> 7</text:p>
          </table:table-cell>
          <table:table-cell table:style-name="Table8.B6" office:value-type="string">
            <text:p text:style-name="P9">14.285<text:span text:style-name="T43">...</text:span></text:p>
          </table:table-cell>
          <table:table-cell table:style-name="Table8.C6" office:value-type="string">
            <text:p text:style-name="P90">เพราะว่า <text:span text:style-name="T140">100 ÷ 7</text:span> จะมีค่าเท่ากับ <text:span text:style-name="T140">14.285714285714286</text:span> (อ้างอิงจากเครื่องคิดเลขทั่วๆ ไป) <text:span text:style-name="T66">ผลที่ได้จึงเป็น 14 ที่มีทศนิยมตามหลังยาวเหยียด</text:span></text:p>
          </table:table-cell>
        </table:table-row>
        <table:table-row>
          <table:table-cell table:style-name="Table8.A7" office:value-type="string">
            <text:p text:style-name="P63">100 <text:span text:style-name="T106">//</text:span> 7</text:p>
          </table:table-cell>
          <table:table-cell table:style-name="Table8.B7" office:value-type="string">
            <text:p text:style-name="P63">14</text:p>
          </table:table-cell>
          <table:table-cell table:style-name="Table8.C7" office:value-type="string">
            <text:p text:style-name="P91">เนื่องจาก <text:span text:style-name="T140">100 ÷ 7</text:span><text:span text:style-name="T163"> จะได้จำนวนเต็มเป็น </text:span><text:span text:style-name="T140">14</text:span><text:span text:style-name="T163"> และมีเศษอีกนิดหน่อย เครื่องหมายนี้จะไม่สนใจเศษ และทิ้งมันไป </text:span><text:span text:style-name="T164">โดยจะเป็นการทิ้งเศษทั้งหมด ไม่ใช่การเศษขึ้นหรือการปัดเศษลง <text:s/></text:span><text:span text:style-name="T66">ผลที่ได้จึงเป็น 14</text:span></text:p>
          </table:table-cell>
        </table:table-row>
        <table:table-row>
          <table:table-cell table:style-name="Table8.A8" office:value-type="string">
            <text:p text:style-name="P63">5 <text:span text:style-name="T106">**</text:span> 2</text:p>
          </table:table-cell>
          <table:table-cell table:style-name="Table8.B8" office:value-type="string">
            <text:p text:style-name="P63">25</text:p>
          </table:table-cell>
          <table:table-cell table:style-name="Table8.C8" office:value-type="string">
            <text:p text:style-name="P93"><text:span text:style-name="T162">เพราะว่า </text:span><text:span text:style-name="T141">5 </text:span><text:span text:style-name="T142">ยกกำลังด้วย</text:span><text:span text:style-name="T141"> 5</text:span><text:span text:style-name="T162"> จะมีค่าเท่ากับ </text:span><text:span text:style-name="T141">25</text:span><text:span text:style-name="T162"> (อ้างอิงจากเครื่องคิดเลขทั่วๆ ไป) </text:span><text:span text:style-name="T67">ผลที่ได้จึงเป็น 25</text:span></text:p>
          </table:table-cell>
        </table:table-row>
        <table:table-row>
          <table:table-cell table:style-name="Table8.A9" office:value-type="string">
            <text:p text:style-name="P63"><text:span text:style-name="T166">2</text:span>2 <text:span text:style-name="T106">%</text:span> 5</text:p>
          </table:table-cell>
          <table:table-cell table:style-name="Table8.B9" office:value-type="string">
            <text:p text:style-name="P63">2</text:p>
          </table:table-cell>
          <table:table-cell table:style-name="Table8.C9" office:value-type="string">
            <text:p text:style-name="P92">เพราะว่า <text:span text:style-name="T140">22 </text:span><text:span text:style-name="T141">÷ </text:span><text:span text:style-name="T140">5</text:span><text:span text:style-name="T163"> ได้ </text:span><text:span text:style-name="T140">4 และมีเศษอีก 2</text:span><text:span text:style-name="T163"> เครื่องหมายนี้จะไม่สนใจส่วน โดยจะตัดส่วนทิ้งไป และแสดงผลออกมาเป็นเศษแทน </text:span><text:span text:style-name="T67">ผลที่ได้จึงเป็น 2</text:span></text:p>
          </table:table-cell>
        </table:table-row>
      </table:table>
      <text:p text:style-name="P12"/>
      <text:h text:style-name="P162" text:outline-level="2">Basic String For Python</text:h>
      <text:p text:style-name="Horizontal_20_Line"/>
      <text:p text:style-name="Text_20_body"><text:tab/><text:span text:style-name="T167">String คือ “ข้อความ” ซึ่งแตกต่างจากตัวเลขดังที่กล่าวไปในหน้าที่แล้วโดยสิ้นเชิง ในขณะที่ตัวเลขสามารถนำมาคำนวณ (บวก ลบ คูณ หาร) กันได้ String นั้นไม่สามารถนำมาคำนวณทางคณิตศาสตร์ใดๆ ได้</text:span><text:span text:style-name="T167"><text:note text:id="ftn5" text:note-class="footnote"><text:note-citation>5</text:note-citation><text:note-body><text:p text:style-name="P87">ถึงแม้ว่า String จะไม่สามารถนำมาคำนวณ (Math Operation) ได้ แต่ว่าสามารถนำมาเปรียบเทียบ (Comparison) กันได้เหมือนกัน จะมีการอธิบายในบทต่อๆ ไป</text:p></text:note-body></text:note></text:span><text:span text:style-name="T167"> และจะต้องมีเครื่องหมายพิเศษคอยกำกับจุดเริ่มต้นของ String นั้นๆ และ จุดสิ้นสุดของ String นั้นๆ เสมอ</text:span></text:p>
      <text:p text:style-name="P121"><text:tab/><text:span text:style-name="T168">เครื่องหมายที่ใช้ในการกำหนดจุดเริ่มต้นและจุดสิ้นสุดของ String คือ </text:span><text:span text:style-name="T78">"</text:span><text:span text:style-name="T168"> </text:span><text:span text:style-name="T85">(Double Quote)</text:span><text:span text:style-name="T168"> และ </text:span><text:span text:style-name="T78">'</text:span><text:span text:style-name="T168"> </text:span><text:span text:style-name="T85">(Single Quote)</text:span><text:span text:style-name="T169"> โดยจะเลือกใช้เครื่องหมายใดก็ได้ แต่มีกฎอยู่ว่า เครื่องหมายทั้งจุดเริ่มต้นและจุดสิ้นสุดจะต้องเป็นเครื่องหมายเดียวกันเท่านั้น จะใช้ผสมกันไม่ได้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4">ผล</text:p>
          </table:table-cell>
          <table:table-cell table:style-name="Table9.B1" office:value-type="string">
            <text:p text:style-name="P95">ตัวอย่าง String</text:p>
          </table:table-cell>
          <table:table-cell table:style-name="Table9.C1" office:value-type="string">
            <text:p text:style-name="P95">คำอธิบาย</text:p>
          </table:table-cell>
        </table:table-row>
        <table:table-row>
          <table:table-cell table:style-name="Table9.A2" office:value-type="string">
            <text:p text:style-name="P96">ถูกต้อง</text:p>
          </table:table-cell>
          <table:table-cell table:style-name="Table9.B2" office:value-type="string">
            <text:p text:style-name="P86">"Hello World"</text:p>
          </table:table-cell>
          <table:table-cell table:style-name="Table9.C2" office:value-type="string">
            <text:p text:style-name="P66">ใช้เครื่องหมาย <text:span text:style-name="T63">Double Quote</text:span> ถูกต้อง</text:p>
          </table:table-cell>
        </table:table-row>
        <table:table-row>
          <table:table-cell table:style-name="Table9.A2" office:value-type="string">
            <text:p text:style-name="P96">ถูกต้อง</text:p>
          </table:table-cell>
          <table:table-cell table:style-name="Table9.B3" office:value-type="string">
            <text:p text:style-name="P86">'Hello World'</text:p>
          </table:table-cell>
          <table:table-cell table:style-name="Table9.C3" office:value-type="string">
            <text:p text:style-name="P66">ใช้เครื่องหมาย <text:span text:style-name="T63">Single Quote</text:span> ถูกต้อง</text:p>
          </table:table-cell>
        </table:table-row>
        <table:table-row>
          <table:table-cell table:style-name="Table9.A4" office:value-type="string">
            <text:p text:style-name="P29">ผิด</text:p>
          </table:table-cell>
          <table:table-cell table:style-name="Table9.B4" office:value-type="string">
            <text:p text:style-name="P86"><text:span text:style-name="T172">"</text:span>Hello World<text:span text:style-name="T172">'</text:span></text:p>
          </table:table-cell>
          <table:table-cell table:style-name="Table9.C4" office:value-type="string">
            <text:p text:style-name="P66">ใช้เครื่องหมาย<text:span text:style-name="T173">ผสมกัน </text:span>ผิดกฎ</text:p>
          </table:table-cell>
        </table:table-row>
        <table:table-row>
          <table:table-cell table:style-name="Table9.A4" office:value-type="string">
            <text:p text:style-name="P29">ผิด</text:p>
          </table:table-cell>
          <table:table-cell table:style-name="Table9.B5" office:value-type="string">
            <text:p text:style-name="P86"><text:span text:style-name="T172">'</text:span>Hello World<text:span text:style-name="T172">"</text:span></text:p>
          </table:table-cell>
          <table:table-cell table:style-name="Table9.C5" office:value-type="string">
            <text:p text:style-name="P66">ใช้เครื่องหมาย<text:span text:style-name="T173">ผสมกัน</text:span> ผิดกฎ</text:p>
          </table:table-cell>
        </table:table-row>
        <table:table-row>
          <table:table-cell table:style-name="Table9.A4" office:value-type="string">
            <text:p text:style-name="P30">ผิดร้ายแรง</text:p>
          </table:table-cell>
          <table:table-cell table:style-name="Table9.B6" office:value-type="string">
            <text:p text:style-name="P10">Hello World</text:p>
          </table:table-cell>
          <table:table-cell table:style-name="Table9.C6" office:value-type="string">
            <text:p text:style-name="P66"><text:span text:style-name="T173">ลืม</text:span>เครื่องหมาย</text:p>
          </table:table-cell>
        </table:table-row>
      </table:table>
      <text:p text:style-name="P121"><text:span text:style-name="T169"><text:tab/></text:span><text:span text:style-name="T170">ในการดำเนินการใดๆ เกี่ยวกับ </text:span><text:span text:style-name="T171">S</text:span><text:span text:style-name="T170">tring นั้นจำเป็นที่จะต้องมีเครื่องหมายนี้กำกับ ซึ่งแตกต่างจากตัวเลขที่เราสามารถเขียนลงไปได้เลยโดยที่ไม่ต้องมีเครื่องหมาย</text:span></text:p>
      <text:h text:style-name="P163" text:outline-level="2">Basic Boolean For Python</text:h>
      <text:p text:style-name="P88"/>
      <text:p text:style-name="P89"><text:tab/><text:span text:style-name="T177">Boolean คือค่า 2 ค่า คือ จริง และ เท็จ ซึ่งในช่วงระยะเวลาหนึ่งนั้น ค่านี้สามารถเป็นจริงหรือเท็จได้แค่ค่าเดียวเท่านั้น ไม่สามารถเว้นว่างไว้ได้หรือเป็น 2 ค่าในเวลาเดียวกันได้ </text:span><text:span text:style-name="T178">ในทางศาสตร์ของวิทยาการคอมพิวเตอร์ เราจะแทนค่าที่เป็นจริงด้วย 1 หรือ Trueและค่าที่เป็นเท็จด้วย 0 หรือ False </text:span><text:span text:style-name="T181">โดยเราจะเรียกเลข 0 กับ 1 ว่า Binary </text:span><text:span text:style-name="T48">#บทนี้ค่อนข้างยากสำหรับมือใหม่ จะข้ามก็ได้</text:span></text:p>
      <text:p text:style-name="P123"><text:tab/><text:span text:style-name="T179">Boolean นั้นไม่สามารถนำมาคำนวณแบบตัวเลขได้ แต่สามารถนำมาดำเนินการทางตรรกะศาสตร์ได้ </text:span><text:span text:style-name="T180">สิ่ง</text:span><text:span text:style-name="T179">นี้ว่า </text:span><text:span text:style-name="T180">Boolean</text:span><text:span text:style-name="T179"> </text:span><text:span text:style-name="T180">Operation และเราจะใช้สิ่งที่เรียกว่า Logic Gate ในการดำเนินการในภาษ</text:span><text:span text:style-name="T186">า</text:span><text:span text:style-name="T180"> </text:span><text:span text:style-name="T12">Python</text:span></text:p>
      <text:p text:style-name="P98"><text:tab/>ตัวอย่าง Boolean เช่น ต้นแอปเปิ้ลออกผลเป็นลูกแอปเปิ้ล ต้นองุ่นออกผลเป็นลูกองุ่น ต้นกล้วยออกผลเป็นหนังสือวิชาเลข ต้นทุเรียนออกผลเป็นปืน AK-47</text:p>
      <table:table table:name="Table10" table:style-name="Table10"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97">ตัวอย่าง</text:p>
          </table:table-cell>
          <table:table-cell table:style-name="Table10.A1" office:value-type="string">
            <text:p text:style-name="P106">Binary</text:p>
          </table:table-cell>
          <table:table-cell table:style-name="Table10.C1" table:number-columns-spanned="2" office:value-type="string">
            <text:p text:style-name="P97">Boolean</text:p>
          </table:table-cell>
          <table:covered-table-cell/>
        </table:table-row>
        <table:table-row>
          <table:table-cell table:style-name="Table10.A2" office:value-type="string">
            <text:p text:style-name="P67">ต้นแอปเปิ้ลออกผลเป็นลูกแอปเปิ้ล</text:p>
          </table:table-cell>
          <table:table-cell table:style-name="Table10.B2" office:value-type="string">
            <text:p text:style-name="P105">1</text:p>
          </table:table-cell>
          <table:table-cell table:style-name="Table10.B2" office:value-type="string">
            <text:p text:style-name="P105">จริง</text:p>
          </table:table-cell>
          <table:table-cell table:style-name="Table10.D2" office:value-type="string">
            <text:p text:style-name="P104">True</text:p>
          </table:table-cell>
        </table:table-row>
        <table:table-row>
          <table:table-cell table:style-name="Table10.A3" office:value-type="string">
            <text:p text:style-name="P67">ต้นองุ่นออกผลเป็นลูกองุ่น</text:p>
          </table:table-cell>
          <table:table-cell table:style-name="Table10.B2" office:value-type="string">
            <text:p text:style-name="P105">1</text:p>
          </table:table-cell>
          <table:table-cell table:style-name="Table10.B2" office:value-type="string">
            <text:p text:style-name="P105">จริง</text:p>
          </table:table-cell>
          <table:table-cell table:style-name="Table10.D2" office:value-type="string">
            <text:p text:style-name="P104">True</text:p>
          </table:table-cell>
        </table:table-row>
        <table:table-row>
          <table:table-cell table:style-name="Table10.A4" office:value-type="string">
            <text:p text:style-name="P67">ต้นกล้วยออกผลเป็นหนังสือวิชาเลข </text:p>
          </table:table-cell>
          <table:table-cell table:style-name="Table10.B2" office:value-type="string">
            <text:p text:style-name="P105">0</text:p>
          </table:table-cell>
          <table:table-cell table:style-name="Table10.B2" office:value-type="string">
            <text:p text:style-name="P105">เท็จ</text:p>
          </table:table-cell>
          <table:table-cell table:style-name="Table10.D2" office:value-type="string">
            <text:p text:style-name="P104">False</text:p>
          </table:table-cell>
        </table:table-row>
        <table:table-row>
          <table:table-cell table:style-name="Table10.A5" office:value-type="string">
            <text:p text:style-name="P67">ต้นทุเรียนออกผลเป็นปืน AK-47</text:p>
          </table:table-cell>
          <table:table-cell table:style-name="Table10.B2" office:value-type="string">
            <text:p text:style-name="P105">0</text:p>
          </table:table-cell>
          <table:table-cell table:style-name="Table10.B2" office:value-type="string">
            <text:p text:style-name="P105">เท็จ</text:p>
          </table:table-cell>
          <table:table-cell table:style-name="Table10.D2" office:value-type="string">
            <text:p text:style-name="P104">False</text:p>
          </table:table-cell>
        </table:table-row>
      </table:table>
      <text:p text:style-name="P98"><text:tab/><text:span text:style-name="T68">1</text:span><text:span text:style-name="T182"> จะหมายถึง </text:span><text:span text:style-name="T68">true</text:span><text:span text:style-name="T182"> และ </text:span><text:span text:style-name="T144">0</text:span><text:span text:style-name="T182"> จะหมายถึง </text:span><text:span text:style-name="T144">False</text:span><text:span text:style-name="T182"> เสมอ</text:span></text:p>
      <text:p text:style-name="P102"><text:tab/><text:span text:style-name="T182">Logic Gate คือการดำเนินการทางตรรกะศาสตร์กับ Boolean </text:span><text:span text:style-name="T183">โดยเราจะมี Logic Gate ให้เลือกใช้ในสถาณการที่แตกต่างกันถึง 7 แบบ ได้แก่ </text:span><text:span text:style-name="T29">and</text:span><text:span text:style-name="T183"> </text:span><text:span text:style-name="T149">,</text:span><text:span text:style-name="T183"> </text:span><text:span text:style-name="T29">or</text:span><text:span text:style-name="T183"> </text:span><text:span text:style-name="T149">,</text:span><text:span text:style-name="T183"> </text:span><text:span text:style-name="T29">not</text:span><text:span text:style-name="T183"> </text:span><text:span text:style-name="T149">,</text:span><text:span text:style-name="T183"> </text:span><text:span text:style-name="T31">nand</text:span><text:span text:style-name="T183"> </text:span><text:span text:style-name="T149">,</text:span><text:span text:style-name="T183"> </text:span><text:span text:style-name="T31">nor</text:span><text:span text:style-name="T183"> </text:span><text:span text:style-name="T149">,</text:span><text:span text:style-name="T183"> </text:span><text:span text:style-name="T31">xor</text:span><text:span text:style-name="T183"> </text:span><text:span text:style-name="T149">,</text:span><text:span text:style-name="T183"> </text:span><text:span text:style-name="T31">xnor</text:span><text:span text:style-name="T183"> </text:span><text:span text:style-name="T184">แต่ในหนังสือเล่มนี้จะนำเสนอ Logic Gate ระดับพื้นฐาน แค่ 3 ตัว คือ </text:span><text:span text:style-name="T30">and</text:span><text:span text:style-name="T184"> </text:span><text:span text:style-name="T150">,</text:span><text:span text:style-name="T184"> </text:span><text:span text:style-name="T30">or</text:span><text:span text:style-name="T184"> </text:span><text:span text:style-name="T150">,</text:span><text:span text:style-name="T184"> </text:span><text:span text:style-name="T30">not</text:span><text:span text:style-name="T184"> </text:span><text:span text:style-name="T185">เพื่อความเข้าใจง่าย</text:span></text:p>
      <text:p text:style-name="P99"><text:tab/><text:span text:style-name="T187">Gate ที่มีขื่อว่า </text:span><text:span text:style-name="T175">not</text:span><text:span text:style-name="T187"> นั้นจะเปลี่ยน Boolean ปัจจุบันให้เป็นอันตรงกันข้าม จาก </text:span><text:span text:style-name="T151">True</text:span><text:span text:style-name="T187"> เป็น </text:span><text:span text:style-name="T152">False</text:span><text:span text:style-name="T187"> และจาก </text:span><text:span text:style-name="T152">False</text:span><text:span text:style-name="T187"> เป็น </text:span><text:span text:style-name="T151">True</text:span></text:p>
      <text:p text:style-name="P100"><text:tab/><text:span text:style-name="T188">การใช้งาน Gate กับ Boolean นั้นเราจะใช้ชื่อ Gate และเขียนวงเล็บเอาไว้ข้างหลัง Gate นั้น ภายในวงเล็บจะใส่ Boolean ที่ต้องการ หรือไม่ก็ใส่ Gate อื่นๆ ซ้อนกันไปเรื่อยๆ ก็ได้ </text:span><text:span text:style-name="T54">#</text:span><text:span text:style-name="T55">หรือจะไม่ใส่วงเล็บเลยก็ได้ ให้เว้นวรรคแทน แต่เราจะทำเพื่อความเข้าใจง่าย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9"><text:span text:style-name="T193">Logic </text:span>Gate</text:p>
          </table:table-cell>
          <table:table-cell table:style-name="Table11.B1" office:value-type="string">
            <text:p text:style-name="P119">ผล<text:span text:style-name="T193">ลัพธ์</text:span></text:p>
          </table:table-cell>
        </table:table-row>
        <table:table-row>
          <table:table-cell table:style-name="Table11.A2" office:value-type="string">
            <text:p text:style-name="P111">True</text:p>
          </table:table-cell>
          <table:table-cell table:style-name="Table11.B2" office:value-type="string">
            <text:p text:style-name="P114">True</text:p>
          </table:table-cell>
        </table:table-row>
        <table:table-row>
          <table:table-cell table:style-name="Table11.A2" office:value-type="string">
            <text:p text:style-name="P111"><text:span text:style-name="T174">not</text:span><text:span text:style-name="T88">(</text:span>True<text:span text:style-name="T88">)</text:span></text:p>
          </table:table-cell>
          <table:table-cell table:style-name="Table11.B3" office:value-type="string">
            <text:p text:style-name="P114">False</text:p>
          </table:table-cell>
        </table:table-row>
        <table:table-row>
          <table:table-cell table:style-name="Table11.A2" office:value-type="string">
            <text:p text:style-name="P112"><text:span text:style-name="T176">not</text:span><text:span text:style-name="T34">(</text:span><text:span text:style-name="T174">not</text:span><text:span text:style-name="T88">(</text:span>True<text:span text:style-name="T88">)</text:span><text:span text:style-name="T34">)</text:span></text:p>
          </table:table-cell>
          <table:table-cell table:style-name="Table11.B4" office:value-type="string">
            <text:p text:style-name="P116">True</text:p>
          </table:table-cell>
        </table:table-row>
        <table:table-row>
          <table:table-cell table:style-name="Table11.A5" office:value-type="string">
            <text:p text:style-name="P118"/>
          </table:table-cell>
          <table:table-cell table:style-name="Table11.B5" office:value-type="string">
            <text:p text:style-name="P120"/>
          </table:table-cell>
        </table:table-row>
        <table:table-row>
          <table:table-cell table:style-name="Table11.A2" office:value-type="string">
            <text:p text:style-name="P110">False</text:p>
          </table:table-cell>
          <table:table-cell table:style-name="Table11.B6" office:value-type="string">
            <text:p text:style-name="P116">False</text:p>
          </table:table-cell>
        </table:table-row>
        <table:table-row>
          <table:table-cell table:style-name="Table11.A2" office:value-type="string">
            <text:p text:style-name="P111"><text:span text:style-name="T174">not</text:span><text:span text:style-name="T88">(</text:span><text:span text:style-name="T188">False</text:span><text:span text:style-name="T88">)</text:span></text:p>
          </table:table-cell>
          <table:table-cell table:style-name="Table11.B7" office:value-type="string">
            <text:p text:style-name="P116">True</text:p>
          </table:table-cell>
        </table:table-row>
        <table:table-row>
          <table:table-cell table:style-name="Table11.A2" office:value-type="string">
            <text:p text:style-name="P112"><text:span text:style-name="T176">not</text:span><text:span text:style-name="T34">(</text:span><text:span text:style-name="T174">not</text:span><text:span text:style-name="T88">(</text:span><text:span text:style-name="T188">False</text:span><text:span text:style-name="T88">)</text:span><text:span text:style-name="T34">)</text:span></text:p>
          </table:table-cell>
          <table:table-cell table:style-name="Table11.B8" office:value-type="string">
            <text:p text:style-name="P116">False</text:p>
          </table:table-cell>
        </table:table-row>
      </table:table>
      <text:p text:style-name="P100"><text:tab/><text:span text:style-name="T192">จะสังเกตุได้ว่า Gate </text:span><text:span text:style-name="T175">not</text:span><text:span text:style-name="T192"> นั้นไม่มีอะไรนอกจากสลับ </text:span><text:span text:style-name="T151">True</text:span><text:span text:style-name="T192"> กับ </text:span><text:span text:style-name="T153">False</text:span><text:span text:style-name="T192"> แค่นั้น และการเขียน Logic Gate โดยที่มีการซ้อนการหลายๆ วงเล็บนี้มีชื่อเรียกว่า Code Nesting ซึ่งนอกจากจะใช้กับ Logic Gate ได้แล้ว เรายังเอาวิธีนี้ไปใช้กับการเขียน Code ได้ทุกส่วนของ Code เลย</text:span></text:p>
      <text:p text:style-name="P101"><text:tab/><text:span text:style-name="T134">Gate ทีมีชื่อว่า </text:span><text:span text:style-name="T30">and</text:span><text:span text:style-name="T135"> กับ </text:span><text:span text:style-name="T30">or</text:span><text:span text:style-name="T135"> นั้นต้องการ Boolean </text:span><text:span text:style-name="T111">2 ตัว</text:span><text:span text:style-name="T135">ในการดำเนินการ ซึ่งจะแตกต่างจาก </text:span><text:span text:style-name="T175">not</text:span><text:span text:style-name="T135"> ที่ใช้แค่ </text:span><text:span text:style-name="T151">True</text:span><text:span text:style-name="T135"> หรือ </text:span><text:span text:style-name="T153">False</text:span><text:span text:style-name="T135"> แค่ตัวเดียว โดยให้นำ Boolean ที่ต้องการ เขียนไว้ที่ด้านซ้ายและขวาของ </text:span><text:span text:style-name="T30">and</text:span><text:span text:style-name="T135"> กับ <text:s/></text:span><text:span text:style-name="T30">or</text:span></text:p>
      <text:p text:style-name="P59"><text:tab/><text:span text:style-name="T193">Gate </text:span><text:span text:style-name="T30">and</text:span><text:span text:style-name="T193"> แปลเป็นภาษาไทยว่า “และ” ซึ่งจะให้ผลลัพธ์เป็น </text:span><text:span text:style-name="T151">True</text:span><text:span text:style-name="T193"> ก็ต่อเมื่อ </text:span><text:span text:style-name="T194">Boolean ทั้ง 2 ตัวที่ดำเนินการเป็น </text:span><text:span text:style-name="T155">True</text:span><text:span text:style-name="T194"> เหมือนกันเท่านั้น</text:span><text:span text:style-name="T193"> นอกนั้นจะให้ผลลัพธ์เป็น </text:span><text:span text:style-name="T153">False</text:span><text:span text:style-name="T193"> ทั้งหมด</text:span></text:p>
      <text:p text:style-name="Text_20_body"><text:tab/><text:span text:style-name="T196">Gate </text:span><text:span text:style-name="T30">or</text:span><text:span text:style-name="T196"> นั้นแปลว่า “หรือ” ซึ่งจะให้ผลลัพธ์เป็น </text:span><text:span text:style-name="T151">True</text:span><text:span text:style-name="T196"> ก็ต่อเมื่อมี </text:span><text:span text:style-name="T195">Boolean ที่ดำเนินการตัวใดตัวหนึ่งเป็น </text:span><text:span text:style-name="T155">True</text:span><text:span text:style-name="T196"> หากเป็น </text:span><text:span text:style-name="T153">False</text:span><text:span text:style-name="T196"> </text:span><text:span text:style-name="T202">ทั้งสองข้าง</text:span><text:span text:style-name="T196">ก็จะให้ผลลัพธ์เป็น <text:s/></text:span><text:span text:style-name="T153">False </text:span><text:span text:style-name="T42">นอกนั้นจะให้ผลเป็น</text:span><text:span text:style-name="T154"> True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27">Logic Gate</text:p>
          </table:table-cell>
          <table:table-cell table:style-name="Table13.B1" office:value-type="string">
            <text:p text:style-name="P127">ผลลัพธ์</text:p>
          </table:table-cell>
        </table:table-row>
        <table:table-row>
          <table:table-cell table:style-name="Table13.A2" office:value-type="string">
            <text:p text:style-name="Code"><text:span text:style-name="T151">True</text:span> <text:span text:style-name="T30">and</text:span> <text:span text:style-name="T151">True</text:span></text:p>
          </table:table-cell>
          <table:table-cell table:style-name="Table13.B2" office:value-type="string">
            <text:p text:style-name="P113">True</text:p>
          </table:table-cell>
        </table:table-row>
        <table:table-row>
          <table:table-cell table:style-name="Table13.A2" office:value-type="string">
            <text:p text:style-name="Code"><text:span text:style-name="T151">True</text:span> <text:span text:style-name="T30">and</text:span> <text:span text:style-name="T153">False</text:span></text:p>
          </table:table-cell>
          <table:table-cell table:style-name="Table13.B2" office:value-type="string">
            <text:p text:style-name="P117">False</text:p>
          </table:table-cell>
        </table:table-row>
        <table:table-row>
          <table:table-cell table:style-name="Table13.A2" office:value-type="string">
            <text:p text:style-name="Code"><text:span text:style-name="T153">False</text:span> <text:span text:style-name="T30">and </text:span><text:span text:style-name="T151">True</text:span></text:p>
          </table:table-cell>
          <table:table-cell table:style-name="Table13.B2" office:value-type="string">
            <text:p text:style-name="P117">False</text:p>
          </table:table-cell>
        </table:table-row>
        <table:table-row table:style-name="Table13.5">
          <table:table-cell table:style-name="Table13.A2" office:value-type="string">
            <text:p text:style-name="Code"><text:span text:style-name="T153">False </text:span><text:span text:style-name="T30">and </text:span><text:span text:style-name="T153">False</text:span></text:p>
          </table:table-cell>
          <table:table-cell table:style-name="Table13.B2" office:value-type="string">
            <text:p text:style-name="P117">False</text:p>
          </table:table-cell>
        </table:table-row>
        <table:table-row table:style-name="Table13.6">
          <table:table-cell table:style-name="Table13.A6" office:value-type="string">
            <text:p text:style-name="P124"/>
          </table:table-cell>
          <table:table-cell table:style-name="Table13.B6" office:value-type="string">
            <text:p text:style-name="P125"/>
          </table:table-cell>
        </table:table-row>
        <table:table-row table:style-name="Table13.5">
          <table:table-cell table:style-name="Table13.A2" office:value-type="string">
            <text:p text:style-name="P126"><text:span text:style-name="T151">True</text:span> <text:span text:style-name="T30">or</text:span> <text:span text:style-name="T151">True</text:span></text:p>
          </table:table-cell>
          <table:table-cell table:style-name="Table13.B2" office:value-type="string">
            <text:p text:style-name="P113">True</text:p>
          </table:table-cell>
        </table:table-row>
        <table:table-row table:style-name="Table13.5">
          <table:table-cell table:style-name="Table13.A2" office:value-type="string">
            <text:p text:style-name="P126"><text:span text:style-name="T151">True</text:span> <text:span text:style-name="T30">or</text:span> <text:span text:style-name="T153">False</text:span></text:p>
          </table:table-cell>
          <table:table-cell table:style-name="Table13.B2" office:value-type="string">
            <text:p text:style-name="P115">True</text:p>
          </table:table-cell>
        </table:table-row>
        <table:table-row table:style-name="Table13.5">
          <table:table-cell table:style-name="Table13.A2" office:value-type="string">
            <text:p text:style-name="P126"><text:span text:style-name="T153">False</text:span> <text:span text:style-name="T30">or </text:span><text:span text:style-name="T151">True</text:span></text:p>
          </table:table-cell>
          <table:table-cell table:style-name="Table13.B2" office:value-type="string">
            <text:p text:style-name="P115">True</text:p>
          </table:table-cell>
        </table:table-row>
        <table:table-row table:style-name="Table13.5">
          <table:table-cell table:style-name="Table13.A2" office:value-type="string">
            <text:p text:style-name="P126"><text:span text:style-name="T153">False </text:span><text:span text:style-name="T32">or</text:span><text:span text:style-name="T30"> </text:span><text:span text:style-name="T153">False</text:span></text:p>
          </table:table-cell>
          <table:table-cell table:style-name="Table13.B2" office:value-type="string">
            <text:p text:style-name="P117">False</text:p>
          </table:table-cell>
        </table:table-row>
      </table:table>
      <text:p text:style-name="P103"/>
      <text:h text:style-name="P151" text:outline-level="1">บทที่ <text:span text:style-name="T3">2</text:span></text:h>
      <text:h text:style-name="P164" text:outline-level="2">Basic Output</text:h>
      <text:p text:style-name="P2"/>
      <text:p text:style-name="P3"><text:tab/>อย่างที่เราได้เห็นไปแล้วก่อนหน้านี้ เราใช้คำสั่ง <text:span text:style-name="T143">print</text:span><text:span text:style-name="T79">()</text:span> ในการส่งข้อมูลอะไรบางอย่างออกมาที่หน้า Terminal ในบทนี้จะอธิบายวิธีการใช้งานเพิ่มเติม</text:p>
      <text:p text:style-name="P4"><text:tab/><text:span text:style-name="T189">ทุกๆ ครั้งที่เราจะใช้ </text:span><text:span text:style-name="T143">print</text:span><text:span text:style-name="T189"> ราจะต้องเรียกชื่อฟังก์ชั่นนี้ ตามด้วยพารามิเตอร์ ตัวอย่างดังภาพ</text:span></text:p>
      <text:p text:style-name="P3"><draw:frame draw:style-name="fr7" draw:name="Image11" text:anchor-type="char" svg:width="7.28cm" svg:height="3.027cm" draw:z-index="13"><draw:image xlink:href="Pictures/1000000100000BB8000004DF385C6080CEF05260.png" xlink:type="simple" xlink:show="embed" xlink:actuate="onLoad" draw:mime-type="image/png"/></draw:frame><text:s/></text:p>
      <text:p text:style-name="P3"/>
      <text:p text:style-name="P5"/>
      <text:p text:style-name="P7"><text:tab/><text:span text:style-name="T63">ชื่อของฟังก์ชั่น</text:span> คือ<text:span text:style-name="T63">คำสั่ง</text:span>ที่เขียนอยู่ข้างหน้า<text:span text:style-name="T70">วงเล็บ</text:span> ส่วน<text:span text:style-name="T70">วงเล็บ</text:span>และข้อมูลอื่นๆ ที่อยู่ข้างใน<text:span text:style-name="T70">วงเล็บ</text:span>ไม่ว่าจะเป็นตัวอักษรหรือตัวเลขใดๆ จะถูกเรียนว่า<text:span text:style-name="T70">พารามิเตอร์</text:span><text:span text:style-name="T92"> </text:span><text:span text:style-name="T96">โดยทุกๆ </text:span><text:span text:style-name="T69">ฟังก์ชั่น</text:span><text:span text:style-name="T96">ในภาษา </text:span><text:span text:style-name="T14">Python</text:span><text:span text:style-name="T96"> จะต้องถูกเรียกด้วยชื่อและตามด้วย</text:span><text:span text:style-name="T70">พารามิเตอร์</text:span><text:span text:style-name="T96">เสมอ </text:span></text:p>
      <text:p text:style-name="P6"><text:tab/><text:span text:style-name="T190">การใช้ </text:span><text:span text:style-name="T145">print</text:span><text:span text:style-name="T190"> นั้นจะต้องเรียกฟังก์ชั่นที่ใช้ชื่อเดียวกัน คือ </text:span><text:span text:style-name="T145">print</text:span><text:span text:style-name="T80">()</text:span><text:span text:style-name="T190"> โดย</text:span><text:span text:style-name="T70">พารามิเตอร์</text:span><text:span text:style-name="T190">ข้างในจะเป็นสิ่งที่ถูกแสดงผลออกมาที่ Terminal</text:span></text:p>
      <text:p text:style-name="P6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73">ชื่อไฟล์ -&gt; MyPython.py</text:p>
          </table:table-cell>
        </table:table-row>
        <table:table-row>
          <table:table-cell table:style-name="Table12.A2" office:value-type="string">
            <text:p text:style-name="P73"><text:span text:style-name="T43">1 <text:s/></text:span><text:span text:style-name="T61">print</text:span><text:span text:style-name="T36">(</text:span><text:span text:style-name="T89">"</text:span><text:span text:style-name="T70">HELLO MY BOIS</text:span><text:span text:style-name="T89">"</text:span><text:span text:style-name="T36">)</text:span></text:p>
            <text:p text:style-name="P73"><text:span text:style-name="T43">2 <text:s/></text:span><text:span text:style-name="T61">print</text:span><text:span text:style-name="T36">(</text:span><text:span text:style-name="T139">30</text:span><text:span text:style-name="T36">)</text:span></text:p>
            <text:p text:style-name="P73"><text:span text:style-name="T43">3 <text:s/></text:span><text:span text:style-name="T61">print</text:span><text:span text:style-name="T36">(</text:span><text:span text:style-name="T139">33</text:span><text:span text:style-name="T36"> </text:span><text:span text:style-name="T25">+</text:span><text:span text:style-name="T36"> </text:span><text:span text:style-name="T139">33</text:span><text:span text:style-name="T36">)</text:span></text:p>
            <text:p text:style-name="P73"><text:span text:style-name="T43">4 <text:s/></text:span><text:span text:style-name="T61">print</text:span><text:span text:style-name="T36">(</text:span><text:span text:style-name="T25">True</text:span><text:span text:style-name="T36">)</text:span></text:p>
            <text:p text:style-name="P73"><text:span text:style-name="T43">5 <text:s/></text:span><text:span text:style-name="T61">print</text:span><text:span text:style-name="T36">(</text:span><text:span text:style-name="T25">True</text:span><text:span text:style-name="T36"> </text:span><text:span text:style-name="T25">and</text:span><text:span text:style-name="T36"> </text:span><text:span text:style-name="T25">True</text:span><text:span text:style-name="T36">)</text:span></text:p>
          </table:table-cell>
        </table:table-row>
      </table:table>
      <text:p text:style-name="P8"><draw:frame draw:style-name="fr4" draw:name="Image12" text:anchor-type="char" svg:width="12.261cm" svg:height="5.23cm" draw:z-index="14"><draw:image xlink:href="Pictures/10000001000003B3000001943200CB9F1AD53306.png" xlink:type="simple" xlink:show="embed" xlink:actuate="onLoad" draw:mime-type="image/png"/></draw:frame><text:tab/><text:span text:style-name="T197">นอกจากนี้เรายังสามารถสังเกตุได้ด้วยว่า ข้อมูลที่อยู่ในวงเล็บนั้นสามารถเป็นข้อมูลเปล่าๆ หรือเป็นการดำเนินการ (การคำนวณ</text:span><text:span text:style-name="T198">เลข</text:span><text:span text:style-name="T197"> , Logic Gate และอื่นๆ) ก็ได้ หากเป็นการดำเนินการ </text:span><text:span text:style-name="T14">Python</text:span><text:span text:style-name="T197"> จะดำเนินภายในวงเล็บนั้นให้เสร็จก่อนแล้วก็ </text:span><text:span text:style-name="T145">print</text:span><text:span text:style-name="T197"> ผลลัพธ์ออกมาหลังจากนั้น</text:span><draw:frame draw:style-name="fr3" draw:name="Image13" text:anchor-type="char" svg:x="6.302cm" svg:y="8.144cm" svg:width="5.493cm" svg:height="4.949cm" draw:z-index="15"><draw:image xlink:href="Pictures/100000010000027200000234EED4E19559BE3E67.png" xlink:type="simple" xlink:show="embed" xlink:actuate="onLoad" draw:mime-type="image/png"/></draw:frame></text:p>
      <text:p text:style-name="P8"><text:tab/><text:span text:style-name="T198">Code ทุกแบบที่สามารถรันได้ในการเขียน Code แบบ Module นั้น สามารถทำได้ใน Terminal โดยตรงเช่นกัน เลือกใช้ตามสถาณการณ์นะ!</text:span></text:p>
      <text:h text:style-name="P165" text:outline-level="2">Multiple Output</text:h>
      <text:p text:style-name="P130"/>
      <text:p text:style-name="P138"><text:tab/><text:span text:style-name="T199">ในคำสั่ง </text:span><text:span text:style-name="T147">print</text:span><text:span text:style-name="T83">()</text:span><text:span text:style-name="T199"> คำสั่งเดียวนั้นสามารถ </text:span><text:span text:style-name="T147">print</text:span><text:span text:style-name="T199"> ออกมาได้หลายค่าด้วยกัน วิธีการคือ ในช่องพารามิเตอร์ ให้ใส่ค่าที่ต้องการ </text:span><text:span text:style-name="T147">print</text:span><text:span text:style-name="T199"> ออกมาหลายๆ ค่าตามต้องการ โดยคั่นแต่ละค่าด้วยเครื่องหมาย </text:span><text:span text:style-name="T74">“</text:span><text:span text:style-name="T84">,</text:span><text:span text:style-name="T74">” </text:span><text:span text:style-name="T75">(Comma)</text:span><text:span text:style-name="T200"> ดังนี้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34">ถูกต้อง</text:p>
          </table:table-cell>
          <table:table-cell table:style-name="Table14.B1" office:value-type="string">
            <text:p text:style-name="P74"><text:span text:style-name="T61">print</text:span><text:span text:style-name="T36">(</text:span><text:span text:style-name="T70">"</text:span><text:span text:style-name="T90">Hi</text:span><text:span text:style-name="T70">"</text:span><text:span text:style-name="T36">,</text:span><text:span text:style-name="T70">"</text:span><text:span text:style-name="T90">HELLO</text:span><text:span text:style-name="T70">"</text:span><text:span text:style-name="T36">,</text:span><text:span text:style-name="T70">"</text:span><text:span text:style-name="T90">This is test</text:span><text:span text:style-name="T70">"</text:span><text:span text:style-name="T36">)</text:span></text:p>
          </table:table-cell>
        </table:table-row>
        <table:table-row>
          <table:table-cell table:style-name="Table14.A2" office:value-type="string">
            <text:p text:style-name="P134">ถูกต้อง</text:p>
          </table:table-cell>
          <table:table-cell table:style-name="Table14.B2" office:value-type="string">
            <text:p text:style-name="P76"><text:span text:style-name="T61">print</text:span><text:span text:style-name="T36">(</text:span><text:span text:style-name="T70">"HI"</text:span><text:span text:style-name="T36">,</text:span><text:span text:style-name="T139">30</text:span><text:span text:style-name="T36"> </text:span><text:span text:style-name="T25">+</text:span><text:span text:style-name="T36"> </text:span><text:span text:style-name="T139">26</text:span><text:span text:style-name="T36"> </text:span><text:span text:style-name="T25">*</text:span><text:span text:style-name="T36"> </text:span><text:span text:style-name="T139">23</text:span><text:span text:style-name="T36">,</text:span><text:span text:style-name="T25">not</text:span><text:span text:style-name="T36">(</text:span><text:span text:style-name="T25">False</text:span><text:span text:style-name="T36">))</text:span></text:p>
          </table:table-cell>
        </table:table-row>
        <table:table-row>
          <table:table-cell table:style-name="Table14.A2" office:value-type="string">
            <text:p text:style-name="P134">ถูกต้อง</text:p>
          </table:table-cell>
          <table:table-cell table:style-name="Table14.B3" office:value-type="string">
            <text:p text:style-name="P76"><text:span text:style-name="T61">print</text:span><text:span text:style-name="T36">(</text:span><text:span text:style-name="T139">40</text:span><text:span text:style-name="T36">,</text:span><text:span text:style-name="T139">50</text:span><text:span text:style-name="T36">,</text:span><text:span text:style-name="T139">34</text:span><text:span text:style-name="T36">,</text:span><text:span text:style-name="T139">14</text:span><text:span text:style-name="T36">,</text:span><text:span text:style-name="T139">450</text:span><text:span text:style-name="T36">,</text:span><text:span text:style-name="T139">12.45</text:span><text:span text:style-name="T36">,</text:span><text:span text:style-name="T139">45</text:span><text:span text:style-name="T25">+</text:span><text:span text:style-name="T139">8</text:span><text:span text:style-name="T36">j)</text:span></text:p>
          </table:table-cell>
        </table:table-row>
        <table:table-row>
          <table:table-cell table:style-name="Table14.A4" office:value-type="string">
            <text:p text:style-name="P132">ผิด</text:p>
          </table:table-cell>
          <table:table-cell table:style-name="Table14.B4" office:value-type="string">
            <text:p text:style-name="P76"><text:span text:style-name="T61">print</text:span><text:span text:style-name="T36">(</text:span><text:span text:style-name="T139">50</text:span><text:span text:style-name="T36"> </text:span><text:span text:style-name="T139">23</text:span><text:span text:style-name="T36"> </text:span><text:span text:style-name="T139">15</text:span><text:span text:style-name="T36"> </text:span><text:span text:style-name="T139">67</text:span><text:span text:style-name="T36"> </text:span><text:span text:style-name="T139">12</text:span><text:span text:style-name="T36"> </text:span><text:span text:style-name="T139">56</text:span><text:span text:style-name="T36"> </text:span><text:span text:style-name="T139">80.45</text:span><text:span text:style-name="T36">)</text:span></text:p>
          </table:table-cell>
        </table:table-row>
        <table:table-row>
          <table:table-cell table:style-name="Table14.A4" office:value-type="string">
            <text:p text:style-name="P132">ผิด</text:p>
          </table:table-cell>
          <table:table-cell table:style-name="Table14.B5" office:value-type="string">
            <text:p text:style-name="P76"><text:span text:style-name="T61">print</text:span><text:span text:style-name="T36">(HI HELLO This </text:span><text:span text:style-name="T25">is</text:span><text:span text:style-name="T36"> test)</text:span></text:p>
          </table:table-cell>
        </table:table-row>
      </table:table>
      <text:p text:style-name="P133"><text:tab/><text:span text:style-name="T201">จะเห็นได้ว่าในคำสั่ง </text:span><text:span text:style-name="T147">print</text:span><text:span text:style-name="T201"> นั้นสามารถส่งข้อมูลออกมาที่ Terminal ออกมาได้หลายค่าพร้อมกันในบรรทัดเดียว และในบรรทัดนั้นก็สามารถ </text:span><text:span text:style-name="T147">print</text:span><text:span text:style-name="T201"> ข้อมูลหลายประเภทได้ ไม่จำกัดแค่ตัวเลขหรือตัวอักษร</text:span><draw:frame draw:style-name="fr6" draw:name="Image14" text:anchor-type="char" svg:x="5.803cm" svg:y="3.029cm" svg:width="6.629cm" svg:height="4.209cm" draw:z-index="16"><draw:image xlink:href="Pictures/100000010000031D000001FA25881F307BD14E85.png" xlink:type="simple" xlink:show="embed" xlink:actuate="onLoad" draw:mime-type="image/png"/></draw:frame></text:p>
      <text:p text:style-name="P133"><text:tab/><text:span text:style-name="T202">นอกจากจะไม่จำกัดประเภทของข้อมูลที่ใส่ลงไปแล้ว เทคนิคนี้ยังไม่จำกัดจำนวนพารามิเตอร์ที่อยากใส่ลงไปด้วย จะให้มีกี่ตัวในคำสั่ง </text:span><text:span text:style-name="T147">print</text:span><text:span text:style-name="T202"> ก็ได้</text:span></text:p>
      <text:h text:style-name="P152" text:outline-level="1"><text:s/>บทที่ <text:span text:style-name="T4">3</text:span></text:h>
      <text:h text:style-name="P166" text:outline-level="2">ระบบตัวแปร ( Variable )</text:h>
      <text:p text:style-name="P53"/>
      <text:p text:style-name="P128"><text:tab/><text:span text:style-name="T126">ระบบตัวแปรใน </text:span><text:span text:style-name="T13">Python</text:span><text:span text:style-name="T126"> มีไว้เพื่อให้เรานำจำนวนหรือค่าเดิมมาใช้ซ้ำต่อ ได้เรื่อยๆ และสามารถเปลี่ยนแปลงมันระหว่างทางได้ </text:span><text:span text:style-name="T127">โดยจะมีคำสำคัญอยู่ </text:span><text:span text:style-name="T129">7</text:span><text:span text:style-name="T127"> คำ ดังนี้</text:span></text:p>
      <text:list xml:id="list1441253692" text:style-name="L5">
        <text:list-item>
          <text:p text:style-name="P183"><text:span text:style-name="T9">ตัวแปร (Variable)</text:span> <text:span text:style-name="T128">คือชื่อหรือตัวอักษรใดๆ ที่</text:span><text:span text:style-name="T26">ไม่มีค่าในตัวของมันเอง</text:span><text:span text:style-name="T128"> แต่มีไว้ใช้</text:span><text:span text:style-name="T26">อ้างอิง (Refer) ค่าอื่นๆ </text:span></text:p>
        </text:list-item>
        <text:list-item>
          <text:p text:style-name="P183"><text:span text:style-name="T9">ประเภทของตัวแปร (Variable Type)</text:span> <text:span text:style-name="T128">มีไว้เพื่อบอกว่า</text:span><text:span text:style-name="T26">ตัวแปรนั้นสามารถเก็บค่าแบบไหนได้บ้าง</text:span><text:span text:style-name="T128"> และบอกว่าค่านั้นสามารถเอาไป</text:span><text:span text:style-name="T26">ทำอะไรได้บ้าง</text:span></text:p>
        </text:list-item>
        <text:list-item>
          <text:p text:style-name="P183"><text:span text:style-name="T9">ค่า (Value)</text:span> <text:span text:style-name="T128">คือ</text:span><text:span text:style-name="T26">เนื้อหา</text:span><text:span text:style-name="T128">ที่</text:span><text:span text:style-name="T26">ถูกตัวแปรอ้างอิงถึง</text:span></text:p>
        </text:list-item>
        <text:list-item>
          <text:p text:style-name="P184"><text:span text:style-name="T9">การกำหนดค่า (Assign Value)</text:span> คือการ<text:span text:style-name="T25">กำหนดค่า</text:span>ให้กับตัวแปรชื่อหนึ่ง โดยตัวแปรนั้นจะอ้างอิงค่าที่ถูกกำหนดทันทีหลังคำสั่ง</text:p>
        </text:list-item>
        <text:list-item>
          <text:p text:style-name="P183"><text:span text:style-name="T9">การประกาศตัวแปร (Declare Variable)</text:span> <text:span text:style-name="T128">คือการ</text:span><text:span text:style-name="T26">สร้าง</text:span><text:span text:style-name="T128">ตัวแปร</text:span><text:span text:style-name="T26">ขึ้นมาใหม่</text:span></text:p>
        </text:list-item>
        <text:list-item>
          <text:p text:style-name="P183"><text:span text:style-name="T9">การอัพเดตตัวแปร (Update Variable) </text:span><text:span text:style-name="T128">คือการกำหนดค่าตัวแปรด้วยข้อมูลใหม่</text:span><text:span text:style-name="T26">ทับ</text:span><text:span text:style-name="T128">ตัวแปรที่มีข้อมูลเก่าอยู่แล้ว</text:span></text:p>
        </text:list-item>
        <text:list-item>
          <text:p text:style-name="P184"><text:span text:style-name="T9">สโคปของตัวแปร (Variable Scope)</text:span> คือการ<text:span text:style-name="T206">ที่ตัวแปรสามารถ</text:span><text:span text:style-name="T35">ถูกใช้ได้เฉพาะในสโคปนั้นๆ</text:span><text:span text:style-name="T206"> (จะอธิบายภายหลัง)</text:span></text:p>
        </text:list-item>
      </text:list>
      <text:p text:style-name="P129"><text:span text:style-name="T130"><text:tab/></text:span><text:span text:style-name="T132">การประกาศตัวแปรในภาษา </text:span><text:span text:style-name="T13">Python</text:span><text:span text:style-name="T132"> สามารถทำได้โดนใช้ Syntax ดังนี้</text:span></text:p>
      <text:p text:style-name="P75"><text:span text:style-name="T36">ชื่อตัวแปร </text:span><text:span text:style-name="T25">=</text:span><text:span text:style-name="T36"> ค่า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8"><text:span text:style-name="T43">1 <text:s/></text:span><text:span text:style-name="T36">X </text:span><text:span text:style-name="T25">=</text:span><text:span text:style-name="T36"> </text:span><text:span text:style-name="T139">5</text:span></text:p>
            <text:p text:style-name="P68"><text:span text:style-name="T43">2 <text:s/></text:span><text:span text:style-name="T36">Y </text:span><text:span text:style-name="T25">=</text:span><text:span text:style-name="T36"> </text:span><text:span text:style-name="T25">-</text:span><text:span text:style-name="T139">17</text:span></text:p>
            <text:p text:style-name="P68"><text:span text:style-name="T43">3 <text:s/></text:span><text:span text:style-name="T36">Z </text:span><text:span text:style-name="T25">=</text:span><text:span text:style-name="T36"> </text:span><text:span text:style-name="T139">25.555</text:span></text:p>
            <text:p text:style-name="P61">4</text:p>
            <text:p text:style-name="P69"><text:span text:style-name="T52">5</text:span><text:span text:style-name="T43"> <text:s/></text:span><text:span text:style-name="T36">A </text:span><text:span text:style-name="T25">=</text:span><text:span text:style-name="T36"> </text:span><text:span text:style-name="T87">"</text:span><text:span text:style-name="T36">Hello World</text:span><text:span text:style-name="T87">"</text:span></text:p>
            <text:p text:style-name="P68"><text:span text:style-name="T52">6</text:span><text:span text:style-name="T43"> <text:s/></text:span><text:span text:style-name="T36">B </text:span><text:span text:style-name="T25">=</text:span><text:span text:style-name="T36"> </text:span><text:span text:style-name="T139">77</text:span><text:span text:style-name="T36"> </text:span><text:span text:style-name="T25">+</text:span><text:span text:style-name="T36"> </text:span><text:span text:style-name="T139">6</text:span><text:span text:style-name="T36">j</text:span></text:p>
          </table:table-cell>
        </table:table-row>
      </table:table>
      <text:p text:style-name="P56"/>
      <text:p text:style-name="P60"><text:span text:style-name="T133"><text:tab/>ในบรรทัดที่ 1 – 2 นั้นเราได้ประกาศตัวแปรประเภทจำนวนเต็ม (Integer) ในบรรทัดที่ 3 เราได้ประกาศตัวแปรประเภทจำนวนที่มีทศนิยม (Floating Point Number) </text:span><text:span text:style-name="T44">และได้เว้นบรรทัดที่ 4 เอาไว้เพื่อความอ่านง่าย </text:span><text:span text:style-name="T133">ในบรรทัดที่ 5 ได้ประกาศตัวแปรประเภทข้อความ (String) และบรรทัดสุดท้ายก็เป็นจำนวนเชิงซ้อน</text:span></text:p>
      <text:p text:style-name="P128"><text:span text:style-name="T133"><text:tab/></text:span><text:span text:style-name="T160">หลังจากที่เราประกาศตัวแปรไปแล้ว เรา </text:span><text:span text:style-name="T146">print</text:span><text:span text:style-name="T160"> ตัวแปรนั้นออกมาที่ Terminal ด้วยคำสั่ง </text:span><text:span text:style-name="T146">print</text:span><text:span text:style-name="T81">(ชื่อตัวแปร)</text:span><text:span text:style-name="T160"> ที่ส่วนใดก็ได้ของ code หลังจากที่ประกาศตัวแปรนั้นๆ ไปแล้ว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8"><text:span text:style-name="T51">1 <text:s/></text:span><text:span text:style-name="T39">X </text:span><text:span text:style-name="T27">=</text:span><text:span text:style-name="T39"> </text:span><text:span text:style-name="T86">"Hello"</text:span></text:p>
            <text:p text:style-name="P68"><text:span text:style-name="T51">2 <text:s/></text:span><text:span text:style-name="T39">Y </text:span><text:span text:style-name="T27">=</text:span><text:span text:style-name="T39"> </text:span><text:span text:style-name="T86">"World"</text:span></text:p>
            <text:p text:style-name="P70"><text:span text:style-name="T51">3 <text:s/></text:span><text:span text:style-name="T59">p</text:span><text:span text:style-name="T60">rint</text:span><text:span text:style-name="T40">(X , Y)</text:span></text:p>
          </table:table-cell>
        </table:table-row>
      </table:table>
      <text:p text:style-name="P57"><draw:frame draw:style-name="fr5" draw:name="Image15" text:anchor-type="char" svg:x="0.568cm" svg:y="0.093cm" svg:width="11.518cm" svg:height="5.491cm" draw:z-index="17"><draw:image xlink:href="Pictures/10000001000002ED00000165682D0F5AD8C7D561.png" xlink:type="simple" xlink:show="embed" xlink:actuate="onLoad" draw:mime-type="image/png"/></draw:frame><text:soft-page-break/><text:tab/>โค้ดที่ถูกเขียนทางซ้ายคือ <text:span text:style-name="T13">Python</text:span> ด้านขวาคือ Terminal ที่รันโค้ดนั้น จะพบได้ว่าทั้งสองค่าที่อยู่ในตัวแปรนั้นถูก print ออกมา แทนที่ชื่อของตัวแปรจะถูก print ออกมา</text:p>
      <text:p text:style-name="P57"><text:tab/>หนึ่งตัวแปรสามารถเก็บได้ 1 ค่า และตัวแปรสามารถเก็บค่าอะไรก็ได้ ไม่จำเป็นต้องเป็นตัวอักษรหรือตัวเลข</text:p>
      <text:p text:style-name="P58"><draw:frame draw:style-name="fr4" draw:name="Image16" text:anchor-type="char" svg:width="12.261cm" svg:height="5.385cm" draw:z-index="18"><draw:image xlink:href="Pictures/100000010000039300000192922CBD3A42245C5D.png" xlink:type="simple" xlink:show="embed" xlink:actuate="onLoad" draw:mime-type="image/png"/></draw:frame><text:tab/><text:span text:style-name="T204">ผลที่ได้จากการรันโค้ดนี้ก็คงจะรู้ๆ กันอยู่ </text:span><text:span text:style-name="T205">😏</text:span></text:p>
      <text:p text:style-name="P82"><text:tab/>เรายังคงสามารถใช้ความสามารถของ<text:span text:style-name="T131"> Math Operation และ Boolean ในการดำเนินการต่างๆ ได้อยู่ แม้ว่าข้อมูลที่เรานำมาดำเนินการจะอยู่ในรูปแบบขอตัวแปรก็ตาม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7"><text:span text:style-name="T53">1 <text:s/></text:span><text:span text:style-name="T36">Number1 </text:span><text:span text:style-name="T25">=</text:span><text:span text:style-name="T36"> </text:span><text:span text:style-name="T139">25</text:span></text:p>
            <text:p text:style-name="P77"><text:span text:style-name="T53">2 <text:s/></text:span><text:span text:style-name="T36">Number2 </text:span><text:span text:style-name="T25">=</text:span><text:span text:style-name="T36"> </text:span><text:span text:style-name="T139">25</text:span></text:p>
            <text:p text:style-name="P62">3 <text:s/></text:p>
            <text:p text:style-name="P77"><text:span text:style-name="T53">4 <text:s/></text:span><text:span text:style-name="T61">print</text:span><text:span text:style-name="T36">(Number1 </text:span><text:span text:style-name="T25">+</text:span><text:span text:style-name="T36"> Number2)</text:span></text:p>
          </table:table-cell>
        </table:table-row>
      </table:table>
      <text:p text:style-name="P83"><text:span text:style-name="T131"><text:tab/>ผลที่ได้ก็จะเหมือนกันกับ </text:span><text:span text:style-name="T147">print</text:span><text:span text:style-name="T83">(</text:span><text:span text:style-name="T148">25</text:span><text:span text:style-name="T82"> + </text:span><text:span text:style-name="T148">25</text:span><text:span text:style-name="T83">)</text:span><text:span text:style-name="T131"> เลย เราแค่แทนตัวเลขเหล่านั้นด้วยชื่อของตัวแปรเท่านั้น</text:span><draw:frame draw:style-name="fr3" draw:name="Image17" text:anchor-type="char" svg:x="4.683cm" svg:y="1.072cm" svg:width="8.091cm" svg:height="4.817cm" draw:z-index="19"><draw:image xlink:href="Pictures/10000001000003B3000002345AF9A8206063E85E.png" xlink:type="simple" xlink:show="embed" xlink:actuate="onLoad" draw:mime-type="image/png"/></draw:frame><text:span text:style-name="T131"> นอกจากนั้น ผลลัพธ์ที่ได้จากการรันโค้ดนี้ก็จะเหมือนกัน</text:span></text:p>
      <text:p text:style-name="P185"><text:s/></text:p>
      <text:p text:style-name="P186"/>
      <text:h text:style-name="P167" text:outline-level="2">Naming Variable</text:h>
      <text:p text:style-name="P131"/>
      <text:p text:style-name="P190"><text:tab/><text:span text:style-name="T207">ถึงแม้ว่าการตั้งชื่อตัวแปรในภาษา </text:span><text:span text:style-name="T13">Python</text:span><text:span text:style-name="T207"> นั้นจะดูง่าย แค่ใส่ชื่ออะไรลงไปก็ได้ แต่จริงๆ มันก็มีกฎของมันอยู่ ไม่ใช่ว่าจะสุ่มตัวอักษรอะไรเล่นๆ ขึ้นมาแล้วใช้เป็นชื่อได้</text:span></text:p>
      <text:list xml:id="list1542706525" text:style-name="L6">
        <text:list-item>
          <text:p text:style-name="P187">ตัวอักษรตัวแรกในชื่อของตัวแปร จะต้องเป็นตัวอักษรหรือเครื่องหมาย Underscore เท่านั้น ไม่สามารถใช้เครื่องหมายอื่นหรือตัวเลขเป็นตัวอักษรตัวแปรในการตั้งชื่อตัวแปรได้ <text:span text:style-name="T208">และจะมีเว้นวรรคในชื่อไม่ได้</text:span></text:p>
        </text:list-item>
        <text:list-item>
          <text:p text:style-name="P188">ตัวแปรในภาษา <text:span text:style-name="T13">Python</text:span> นั้นเป็น Case-Sensitive หรือก็คือ ตั<text:span text:style-name="T208">ว</text:span>อักษรพิมพ์เล็กกับตัวอักษรพิมพ์ใหญ่นับว่าเป็นคนละตัวกัน</text:p>
        </text:list-item>
        <text:list-item>
          <text:p text:style-name="P189">ไม่สามารถใช้สัญลักษณ์อื่นในชื่อตัวแปรได้ นอกจาก Underscore</text:p>
        </text:list-item>
        <text:list-item>
          <text:p text:style-name="P187">ไม่สามารถใช้ Python Keyword ตั้งเป็นชื่อตัวแปรได้ มีอยู่ <text:span text:style-name="T209">33</text:span> คำ ดังนี้</text:p>
        </text:list-item>
      </text:list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144"><text:span text:style-name="T33">and</text:span></text:p>
          </table:table-cell>
          <table:table-cell table:style-name="Table16.A1" office:value-type="string">
            <text:p text:style-name="P145">as</text:p>
          </table:table-cell>
          <table:table-cell table:style-name="Table16.A1" office:value-type="string">
            <text:p text:style-name="P145">assert</text:p>
          </table:table-cell>
          <table:table-cell table:style-name="Table16.A1" office:value-type="string">
            <text:p text:style-name="P145">break</text:p>
          </table:table-cell>
          <table:table-cell table:style-name="Table16.E1" office:value-type="string">
            <text:p text:style-name="P145">class</text:p>
          </table:table-cell>
        </table:table-row>
        <table:table-row>
          <table:table-cell table:style-name="Table16.A2" office:value-type="string">
            <text:p text:style-name="P145">continue</text:p>
          </table:table-cell>
          <table:table-cell table:style-name="Table16.A2" office:value-type="string">
            <text:p text:style-name="P145">def</text:p>
          </table:table-cell>
          <table:table-cell table:style-name="Table16.A2" office:value-type="string">
            <text:p text:style-name="P145">del</text:p>
          </table:table-cell>
          <table:table-cell table:style-name="Table16.A2" office:value-type="string">
            <text:p text:style-name="P145">elif</text:p>
          </table:table-cell>
          <table:table-cell table:style-name="Table16.E2" office:value-type="string">
            <text:p text:style-name="P145">else</text:p>
          </table:table-cell>
        </table:table-row>
        <table:table-row>
          <table:table-cell table:style-name="Table16.A2" office:value-type="string">
            <text:p text:style-name="P145">except</text:p>
          </table:table-cell>
          <table:table-cell table:style-name="Table16.A2" office:value-type="string">
            <text:p text:style-name="P144"><text:span text:style-name="T157">False</text:span></text:p>
          </table:table-cell>
          <table:table-cell table:style-name="Table16.A2" office:value-type="string">
            <text:p text:style-name="P145">finally</text:p>
          </table:table-cell>
          <table:table-cell table:style-name="Table16.A2" office:value-type="string">
            <text:p text:style-name="P145">for</text:p>
          </table:table-cell>
          <table:table-cell table:style-name="Table16.E2" office:value-type="string">
            <text:p text:style-name="P145">from</text:p>
          </table:table-cell>
        </table:table-row>
        <table:table-row>
          <table:table-cell table:style-name="Table16.A2" office:value-type="string">
            <text:p text:style-name="P145">global</text:p>
          </table:table-cell>
          <table:table-cell table:style-name="Table16.A2" office:value-type="string">
            <text:p text:style-name="P145">if</text:p>
          </table:table-cell>
          <table:table-cell table:style-name="Table16.A2" office:value-type="string">
            <text:p text:style-name="P145">import</text:p>
          </table:table-cell>
          <table:table-cell table:style-name="Table16.A2" office:value-type="string">
            <text:p text:style-name="P145">in</text:p>
          </table:table-cell>
          <table:table-cell table:style-name="Table16.E2" office:value-type="string">
            <text:p text:style-name="P145">is</text:p>
          </table:table-cell>
        </table:table-row>
        <table:table-row>
          <table:table-cell table:style-name="Table16.A2" office:value-type="string">
            <text:p text:style-name="P145">lambda</text:p>
          </table:table-cell>
          <table:table-cell table:style-name="Table16.A2" office:value-type="string">
            <text:p text:style-name="P145">non</text:p>
          </table:table-cell>
          <table:table-cell table:style-name="Table16.A2" office:value-type="string">
            <text:p text:style-name="P145">nonlocal</text:p>
          </table:table-cell>
          <table:table-cell table:style-name="Table16.A2" office:value-type="string">
            <text:p text:style-name="P173"><text:span text:style-name="T174">not</text:span></text:p>
          </table:table-cell>
          <table:table-cell table:style-name="Table16.E2" office:value-type="string">
            <text:p text:style-name="P146"><text:span text:style-name="T33">o</text:span><text:span text:style-name="T28">r</text:span></text:p>
          </table:table-cell>
        </table:table-row>
        <table:table-row>
          <table:table-cell table:style-name="Table16.A2" office:value-type="string">
            <text:p text:style-name="P145">pass</text:p>
          </table:table-cell>
          <table:table-cell table:style-name="Table16.A2" office:value-type="string">
            <text:p text:style-name="P145">raise</text:p>
          </table:table-cell>
          <table:table-cell table:style-name="Table16.A2" office:value-type="string">
            <text:p text:style-name="P145">return</text:p>
          </table:table-cell>
          <table:table-cell table:style-name="Table16.A2" office:value-type="string">
            <text:p text:style-name="P146"><text:span text:style-name="T157">T</text:span><text:span text:style-name="T156">rue</text:span></text:p>
          </table:table-cell>
          <table:table-cell table:style-name="Table16.E2" office:value-type="string">
            <text:p text:style-name="P145">try</text:p>
          </table:table-cell>
        </table:table-row>
        <table:table-row table:style-name="Table16.7">
          <table:table-cell table:style-name="Table16.A2" office:value-type="string">
            <text:p text:style-name="P145">while</text:p>
          </table:table-cell>
          <table:table-cell table:style-name="Table16.A2" office:value-type="string">
            <text:p text:style-name="P145">with</text:p>
          </table:table-cell>
          <table:table-cell table:style-name="Table16.A2" office:value-type="string">
            <text:p text:style-name="P145">yeild</text:p>
          </table:table-cell>
          <table:table-cell table:style-name="Table16.D7" table:number-columns-spanned="2" office:value-type="string">
            <text:p text:style-name="P145"/>
          </table:table-cell>
          <table:covered-table-cell/>
        </table:table-row>
      </table:table>
      <text:p text:style-name="P191"><text:soft-page-break/><text:tab/>นี่คือตัวอย่างการตั้งชื่อตัวแปรในภาษา <text:s/><text:span text:style-name="T13">Python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36">ผิด</text:p>
          </table:table-cell>
          <table:table-cell table:style-name="Table17.B1" office:value-type="string">
            <text:p text:style-name="Code"><text:span text:style-name="T172">1</text:span>st_var</text:p>
          </table:table-cell>
          <table:table-cell table:style-name="Table17.C1" office:value-type="string">
            <text:p text:style-name="P137">ใช้ตัวเลขเป็นอักษรตัวแรก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2" office:value-type="string">
            <text:p text:style-name="Code">var<text:span text:style-name="T172">-</text:span>1st</text:p>
          </table:table-cell>
          <table:table-cell table:style-name="Table17.C2" office:value-type="string">
            <text:p text:style-name="P137">ใช้เครื่องหมายอื่น นอกจาก Underscore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3" office:value-type="string">
            <text:p text:style-name="Code">my<text:span text:style-name="T172"> </text:span>var</text:p>
          </table:table-cell>
          <table:table-cell table:style-name="Table17.C3" office:value-type="string">
            <text:p text:style-name="P137">มีเว้นวรรคในชื่อ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4" office:value-type="string">
            <text:p text:style-name="Code">My<text:span text:style-name="T172">-</text:span>var</text:p>
          </table:table-cell>
          <table:table-cell table:style-name="Table17.C4" office:value-type="string">
            <text:p text:style-name="P137">ใช้เครื่องหมายอื่น นอกจาก Underscore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5" office:value-type="string">
            <text:p text:style-name="Code">my_<text:span text:style-name="T172">$</text:span>_dollar</text:p>
          </table:table-cell>
          <table:table-cell table:style-name="Table17.C5" office:value-type="string">
            <text:p text:style-name="P137">ใช้เครื่องหมายอื่น นอกจาก Underscore</text:p>
          </table:table-cell>
        </table:table-row>
        <table:table-row>
          <table:table-cell table:style-name="Table17.A6" office:value-type="string">
            <text:p text:style-name="P135">ถูกต้อง</text:p>
          </table:table-cell>
          <table:table-cell table:style-name="Table17.B6" office:value-type="string">
            <text:p text:style-name="Code">my_var</text:p>
          </table:table-cell>
          <table:table-cell table:style-name="Table17.C6" office:value-type="string">
            <text:p text:style-name="P137">ใช้เครื่องหมาย Underscore ถูกต้อง</text:p>
          </table:table-cell>
        </table:table-row>
        <table:table-row>
          <table:table-cell table:style-name="Table17.A6" office:value-type="string">
            <text:p text:style-name="P135">ถูกต้อง</text:p>
          </table:table-cell>
          <table:table-cell table:style-name="Table17.B7" office:value-type="string">
            <text:p text:style-name="Code">MyVar</text:p>
          </table:table-cell>
          <table:table-cell table:style-name="Table17.C7" office:value-type="string">
            <text:p text:style-name="P137">ขึ้นต้นด้วยตัวอักษรถูกต้อง</text:p>
          </table:table-cell>
        </table:table-row>
      </table:table>
      <text:p text:style-name="P192"/>
      <text:h text:style-name="P153" text:outline-level="1">บทที่ <text:span text:style-name="T3">4</text:span></text:h>
      <text:h text:style-name="P168" text:outline-level="2"><text:span text:style-name="T216">Parentheses</text:span><text:span text:style-name="T210"> Operator</text:span></text:h>
      <text:p text:style-name="P169"/>
      <text:p text:style-name="P197"><text:tab/><text:span text:style-name="T210">นอกจาก</text:span><text:span text:style-name="T214"> </text:span><text:span text:style-name="T159">+ - *</text:span><text:span text:style-name="T214"> </text:span><text:span text:style-name="T211">และ </text:span><text:span text:style-name="T158">/</text:span><text:span text:style-name="T211"> แล้ว ในภาษา </text:span><text:span text:style-name="T13">Python</text:span><text:span text:style-name="T211"> ยังมีตัวดำเนินการทางตรรกะศาสตร์และคณิตศาสตร์ที่ช่วยอำนวยความสะดวกต่อผู้เขียนอีกมา</text:span><text:span text:style-name="T215">ก</text:span></text:p>
      <text:p text:style-name="P197"><text:tab/><text:span text:style-name="T211">การลำดับการดำเนินการ คือการใส่วงเล็บครอบตัวเลข เพื่อให้ </text:span><text:span text:style-name="T13">Python</text:span><text:span text:style-name="T211"> เลือกว่าคำคำนวณอะไรก่อน เช่น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76">คำสั่ง</text:p>
          </table:table-cell>
          <table:table-cell table:style-name="Table18.B1" office:value-type="string">
            <text:p text:style-name="P174">ผลลัพธ์</text:p>
          </table:table-cell>
        </table:table-row>
        <table:table-row>
          <table:table-cell table:style-name="Table18.A2" office:value-type="string">
            <text:p text:style-name="P139"><text:span text:style-name="T61">print</text:span><text:span text:style-name="T36">(</text:span><text:span text:style-name="T139">5</text:span><text:span text:style-name="T36"> </text:span><text:span text:style-name="T25">+</text:span><text:span text:style-name="T36"> </text:span><text:span text:style-name="T25">(</text:span><text:span text:style-name="T139">5</text:span><text:span text:style-name="T36"> </text:span><text:span text:style-name="T25">*</text:span><text:span text:style-name="T36"> </text:span><text:span text:style-name="T139">5</text:span><text:span text:style-name="T25">)</text:span><text:span text:style-name="T36"> </text:span><text:span text:style-name="T25">-</text:span><text:span text:style-name="T36"> </text:span><text:span text:style-name="T139">5</text:span><text:span text:style-name="T36">)</text:span></text:p>
          </table:table-cell>
          <table:table-cell table:style-name="Table18.B2" office:value-type="string">
            <text:p text:style-name="Sample">25</text:p>
          </table:table-cell>
        </table:table-row>
        <table:table-row>
          <table:table-cell table:style-name="Table18.A2" office:value-type="string">
            <text:p text:style-name="P139"><text:span text:style-name="T62">p</text:span><text:span text:style-name="T61">rint</text:span><text:span text:style-name="T36">(</text:span><text:span text:style-name="T25">(</text:span><text:span text:style-name="T139">5</text:span><text:span text:style-name="T36"> </text:span><text:span text:style-name="T25">+</text:span><text:span text:style-name="T36"> </text:span><text:span text:style-name="T139">5</text:span><text:span text:style-name="T25">)</text:span><text:span text:style-name="T36"> </text:span><text:span text:style-name="T25">*</text:span><text:span text:style-name="T36"> </text:span><text:span text:style-name="T139">5</text:span><text:span text:style-name="T36"> </text:span><text:span text:style-name="T25">-</text:span><text:span text:style-name="T36"> </text:span><text:span text:style-name="T139">5</text:span><text:span text:style-name="T36">)</text:span></text:p>
          </table:table-cell>
          <table:table-cell table:style-name="Table18.B2" office:value-type="string">
            <text:p text:style-name="Sample">45</text:p>
          </table:table-cell>
        </table:table-row>
        <table:table-row>
          <table:table-cell table:style-name="Table18.A2" office:value-type="string">
            <text:p text:style-name="P139"><text:span text:style-name="T62">p</text:span><text:span text:style-name="T61">rint</text:span><text:span text:style-name="T36">(</text:span><text:span text:style-name="T139">5</text:span><text:span text:style-name="T36"> </text:span><text:span text:style-name="T25">+</text:span><text:span text:style-name="T36"> </text:span><text:span text:style-name="T139">5</text:span><text:span text:style-name="T36"> </text:span><text:span text:style-name="T25">*</text:span><text:span text:style-name="T36"> </text:span><text:span text:style-name="T25">(</text:span><text:span text:style-name="T139">5</text:span><text:span text:style-name="T36"> </text:span><text:span text:style-name="T25">-</text:span><text:span text:style-name="T36"> </text:span><text:span text:style-name="T139">5</text:span><text:span text:style-name="T25">)</text:span><text:span text:style-name="T36">)</text:span></text:p>
          </table:table-cell>
          <table:table-cell table:style-name="Table18.B2" office:value-type="string">
            <text:p text:style-name="Sample">5</text:p>
          </table:table-cell>
        </table:table-row>
      </table:table>
      <text:p text:style-name="P193"><text:tab/><text:span text:style-name="T212">โดยจะเรียงการลำดับการทำงานจาก</text:span></text:p>
      <text:p text:style-name="P194"><text:span text:style-name="T212">สมการในวงเล็บ </text:span><text:span text:style-name="T91">|&gt;</text:span><text:span text:style-name="T212"> ยกกำลัง </text:span><text:span text:style-name="T91">|&gt;</text:span><text:span text:style-name="T212"> คูณและหาร </text:span><text:span text:style-name="T91">|&gt;</text:span><text:span text:style-name="T212"> บวกและลบ </text:span><text:span text:style-name="T54">#</text:span><text:span text:style-name="T56">เรียงจากซ้ายไปขวา</text:span></text:p>
      <text:p text:style-name="P197"><text:tab/><text:span text:style-name="T213">ถ้าหากมีวงเล็บในวงเล็บซ้อนกันไปอีกเรื่อยๆ </text:span><text:span text:style-name="T13">Python</text:span><text:span text:style-name="T213"> จะเลือกจากวงเล็บในสุดก่อนเสมอ </text:span><text:span text:style-name="T216">หรือถ้าไม่มีวงเล็บก็จะดำเนินการตามลำดับต่อๆ ไป</text:span></text:p>
      <table:table table:name="Table19" table:style-name="Table19">
        <table:table-column table:style-name="Table19.A" table:number-columns-repeated="2"/>
        <table:table-row>
          <table:table-cell table:style-name="Table19.A1" office:value-type="string">
            <text:p text:style-name="P175">สมการ</text:p>
          </table:table-cell>
          <table:table-cell table:style-name="Table19.B1" office:value-type="string">
            <text:p text:style-name="P175">ผลลัพธ์</text:p>
          </table:table-cell>
        </table:table-row>
        <table:table-row>
          <table:table-cell table:style-name="Table19.A2" office:value-type="string">
            <text:p text:style-name="P140"><text:span text:style-name="T61">print</text:span><text:span text:style-name="T36">(</text:span><text:span text:style-name="T139">5</text:span><text:span text:style-name="T36"> </text:span><text:span text:style-name="T25">+</text:span><text:span text:style-name="T36"> </text:span><text:span text:style-name="T139">5</text:span><text:span text:style-name="T36"> </text:span><text:span text:style-name="T25">*</text:span><text:span text:style-name="T36"> </text:span><text:span text:style-name="T139">5</text:span><text:span text:style-name="T36"> </text:span><text:span text:style-name="T25">-</text:span><text:span text:style-name="T36"> </text:span><text:span text:style-name="T139">5</text:span><text:span text:style-name="T36">)</text:span></text:p>
          </table:table-cell>
          <table:table-cell table:style-name="Table19.B2" office:value-type="string">
            <text:p text:style-name="Sample">25</text:p>
          </table:table-cell>
        </table:table-row>
      </table:table>
      <text:p text:style-name="P195"><text:soft-page-break/><text:tab/>ตัวอย่างเพิ่มเติม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41"><text:span text:style-name="T53">1 <text:s/></text:span><text:span text:style-name="T36">GoldCoin </text:span><text:span text:style-name="T25">=</text:span><text:span text:style-name="T36"> </text:span><text:span text:style-name="T139">1000</text:span></text:p>
            <text:p text:style-name="P141"><text:span text:style-name="T53">2 <text:s/></text:span><text:span text:style-name="T36">SilverCoin </text:span><text:span text:style-name="T25">=</text:span><text:span text:style-name="T36"> </text:span><text:span text:style-name="T139">100</text:span></text:p>
            <text:p text:style-name="P141"><text:span text:style-name="T53">3 <text:s/></text:span><text:span text:style-name="T36">CopperCoin </text:span><text:span text:style-name="T25">=</text:span><text:span text:style-name="T36"> </text:span><text:span text:style-name="T139">10</text:span></text:p>
            <text:p text:style-name="P142"><text:span text:style-name="T53">4 <text:s/></text:span><text:span text:style-name="T36">StoneCoin </text:span><text:span text:style-name="T25">=</text:span><text:span text:style-name="T36"> </text:span><text:span text:style-name="T139">1</text:span></text:p>
            <text:p text:style-name="P147">5 <text:s/></text:p>
            <text:p text:style-name="P142"><text:span text:style-name="T53">6 <text:s/></text:span><text:span text:style-name="T61">print</text:span><text:span text:style-name="T36">(</text:span><text:span text:style-name="T70">"ให้ print เงิน 6400 บาท"</text:span><text:span text:style-name="T36">)</text:span></text:p>
            <text:p text:style-name="P142"><text:span text:style-name="T53">7 <text:s/></text:span><text:span text:style-name="T61">print</text:span><text:span text:style-name="T36">( (GoldCoin </text:span><text:span text:style-name="T25">*</text:span><text:span text:style-name="T36"> </text:span><text:span text:style-name="T139">6</text:span><text:span text:style-name="T36">) </text:span><text:span text:style-name="T25">+</text:span><text:span text:style-name="T36"> (SilverCoin </text:span><text:span text:style-name="T25">*</text:span><text:span text:style-name="T36"> </text:span><text:span text:style-name="T139">4</text:span><text:span text:style-name="T36">) )</text:span></text:p>
          </table:table-cell>
        </table:table-row>
        <table:table-row>
          <table:table-cell table:style-name="Table20.A2" office:value-type="string">
            <text:p text:style-name="P143">ให้ print เงิน 6400 บาท</text:p>
            <text:p text:style-name="P143">6400</text:p>
          </table:table-cell>
        </table:table-row>
      </table:table>
      <text:p text:style-name="P196"><text:tab/><text:span text:style-name="T217">ด้านบนคือ Code ภาษา </text:span><text:span text:style-name="T13">Python</text:span><text:span text:style-name="T217"> ที่ประกาศตัวแปรเป็นมูลค่าต่างๆ ของเหรียญทอง เหรียญเงิน และอื่นๆ โดยเราจะใช้ Math Operation ในการ </text:span><text:span text:style-name="T146">print</text:span><text:span text:style-name="T217"> เลขออกมาแทนการใส่เลขเฉยๆ ส่วนช่องข้างล่างคือตัวอย่าง Output หลังจากรันคำสั่ง</text:span></text:p>
      <text:p text:style-name="P195"><text:tab/><text:span text:style-name="T217">ทั้งระบบ Math Operation , Logic Gate , Variable และอื่นๆ ที่เราคิดว่าเป็นประโยชน์เอื้ออำนวยกัน ล้วนแล้วแต่สามารถนำมาใช้งานร่วมกันได้ทั้งสิ้น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style:page-number="auto" style:vertical-align="top">
        <style:tab-stops/>
        <style:drop-cap/>
      </style:paragraph-properties>
      <style:text-properties fo:color="#ffffff" loext:opacity="100%" style:font-name="TH Sarabun New:liga&amp;frac=2&amp;kern" fo:font-family="'TH Sarabun New:liga&amp;frac=2&amp;kern'" style:font-style-name="Regular" style:font-pitch="variable" fo:font-size="16pt" style:font-name-complex="TH Sarabun New:liga&amp;kern" style:font-family-complex="'TH Sarabun New:liga&amp;kern'" style:font-style-name-complex="Regular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vertical-align="baseline"/>
      <style:text-properties style:font-name="TH Sarabun New:" fo:font-family="'TH Sarabun New:'" style:font-style-name="Regular" style:font-pitch="variable"/>
    </style:style>
    <style:style style:name="List" style:family="paragraph" style:parent-style-name="Text_20_body" style:class="list">
      <style:paragraph-properties fo:line-height="100%"/>
      <style:text-properties style:font-size-asian="12pt" style:font-name-complex="TH Sarabun New1" style:font-family-complex="'TH Sarabun New'" style:font-style-name-complex="Regular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left="1cm" fo:margin-right="0cm" fo:margin-top="0.423cm" fo:margin-bottom="0.212cm" style:contextual-spacing="false" fo:text-align="end" style:justify-single-word="false" fo:text-indent="0cm" style:auto-text-indent="false"/>
      <style:text-properties style:font-name="Noto Sans1" fo:font-family="'Noto Sans'" style:font-style-name="Bold" style:font-family-generic="swiss" style:font-pitch="variable" fo:font-size="30pt" fo:font-weight="bold" style:font-size-asian="18pt" style:font-weight-asian="bold" style:font-name-complex="Noto Sans Thai1" style:font-family-complex="'Noto Sans Thai'" style:font-style-name-complex="Bold" style:font-family-generic-complex="swiss" style:font-pitch-complex="variable" style:font-size-complex="30pt" style:font-weight-complex="bold"/>
    </style:style>
    <style:style style:name="Heading_20_2" style:display-name="Heading 2" style:family="paragraph" style:parent-style-name="Heading_20_1" style:next-style-name="Horizontal_20_Line" style:default-outline-level="2" style:class="text" style:master-page-name="">
      <style:paragraph-properties fo:margin-left="1cm" fo:margin-right="0cm" fo:margin-top="0cm" fo:margin-bottom="0.21cm" style:contextual-spacing="false" fo:text-align="end" style:justify-single-word="false" fo:text-indent="0cm" style:auto-text-indent="false" style:page-number="auto"/>
      <style:text-properties style:font-name="Chakra Petch SemiBold" fo:font-family="'Chakra Petch SemiBold'" style:font-style-name="Semibold" style:font-pitch="variable" fo:font-size="20pt" fo:font-weight="600" style:font-size-asian="16pt" style:font-weight-asian="bold" style:font-name-complex="Chakra Petch SemiBold" style:font-family-complex="'Chakra Petch SemiBold'" style:font-style-name-complex="Semibold" style:font-pitch-complex="variable" style:font-size-complex="20pt" style:font-weight-complex="600"/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>
        <style:tab-stops/>
      </style:paragraph-properties>
      <style:text-properties style:font-name="Athiti2" fo:font-family="Athiti" style:font-style-name="Regular" style:font-pitch="variable" fo:font-size="10pt" style:font-size-asian="10pt" style:font-name-complex="Athiti2" style:font-family-complex="Athiti" style:font-style-name-complex="Regular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/>
      <style:text-properties style:font-name="Noto Sans3" fo:font-family="'Noto Sans'" style:font-style-name="Regular" style:font-family-generic="swiss" style:font-pitch="variable" fo:font-size="12p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master-page-name="">
      <loext:graphic-properties draw:fill="solid" draw:fill-color="#282a36" draw:opacity="100%"/>
      <style:paragraph-properties ch2_options="{'Style': 'dracula', 'Language': 'C', 'UseCharStyles': 0, 'LineNumberRatio': 100, 'LineNumberStart': 1, 'MasterCharStyle': '', 'ShowLineNumbers': 1, 'ColourizeBackground': 1, 'LineNumberSeparator': '  ', 'LineNumberPaddingSymbol': '', 'StoreOptionsWithSnippet': 1}" style:page-number="auto" fo:background-color="#282a36" style:vertical-align="middle" style:writing-mode="lr-tb">
        <style:tab-stops/>
      </style:paragraph-properties>
      <style:text-properties style:use-window-font-color="true" loext:opacity="0%" style:font-name="Fira Code" fo:font-family="'Fira Code'" style:font-pitch="fixed" fo:font-size="12pt" fo:language="zxx" fo:country="none" fo:font-style="normal" style:text-underline-style="none" fo:font-weight="normal" officeooo:rsid="00265ad7" fo:background-color="transparen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Noto Sans2" fo:font-family="'Noto Sans'" style:font-style-name="Italic" style:font-family-generic="swiss" style:font-pitch="variable" fo:font-size="10pt" fo:font-style="normal" style:font-name-complex="Noto Sans Thai2" style:font-family-complex="'Noto Sans Thai'" style:font-style-name-complex="Italic" style:font-family-generic-complex="swiss" style:font-pitch-complex="variable" style:font-size-complex="10pt" style:font-style-complex="normal"/>
    </style:style>
    <style:style style:name="Figure" style:family="paragraph" style:parent-style-name="Caption" style:class="extra"/>
    <style:style style:name="Header_20_2" style:display-name="Header 2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mple" style:family="paragraph" style:parent-style-name="Code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style:page-number="1"/>
      <style:text-properties officeooo:rsid="001c8f9b" officeooo:paragraph-rsid="001d8c48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fo:background-color="#282a36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5</text:page-number></text:p>
      </style:head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3:40.965167854</meta:creation-date>
    <dc:date>2024-04-14T21:23:20.536771949</dc:date>
    <meta:editing-duration>P1DT15M21S</meta:editing-duration>
    <meta:editing-cycles>88</meta:editing-cycles>
    <meta:generator>LibreOffice/7.3.7.2$Linux_X86_64 LibreOffice_project/30$Build-2</meta:generator>
    <meta:document-statistic meta:table-count="20" meta:image-count="17" meta:object-count="0" meta:page-count="31" meta:paragraph-count="374" meta:word-count="4309" meta:character-count="15164" meta:non-whitespace-character-count="13780"/>
  </office:meta>
</office:document-meta>
</file>